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co28" style:family="table-column">
      <style:table-column-properties fo:break-before="auto" style:column-width="59.62mm"/>
    </style:style>
    <style:style style:name="co29" style:family="table-column">
      <style:table-column-properties fo:break-before="auto" style:column-width="25.51mm"/>
    </style:style>
    <style:style style:name="co30" style:family="table-column">
      <style:table-column-properties fo:break-before="auto" style:column-width="48.7mm"/>
    </style:style>
    <style:style style:name="co31" style:family="table-column">
      <style:table-column-properties fo:break-before="auto" style:column-width="28.43mm"/>
    </style:style>
    <style:style style:name="co32" style:family="table-column">
      <style:table-column-properties fo:break-before="auto" style:column-width="29.35mm"/>
    </style:style>
    <style:style style:name="co33" style:family="table-column">
      <style:table-column-properties fo:break-before="auto" style:column-width="55.07mm"/>
    </style:style>
    <style:style style:name="co34" style:family="table-column">
      <style:table-column-properties fo:break-before="auto" style:column-width="30.25mm"/>
    </style:style>
    <style:style style:name="co35" style:family="table-column">
      <style:table-column-properties fo:break-before="auto" style:column-width="27.22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36.9mm"/>
    </style:style>
    <style:style style:name="co38" style:family="table-column">
      <style:table-column-properties fo:break-before="auto" style:column-width="30.55mm"/>
    </style:style>
    <style:style style:name="co39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5.01mm" fo:break-before="auto" style:use-optimal-row-height="false"/>
    </style:style>
    <style:style style:name="ro1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1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1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0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0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0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0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158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110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1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33"/>
    </style:style>
    <style:style style:name="ce163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61"/>
    </style:style>
    <style:style style:name="ce176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102"/>
    </style:style>
    <style:style style:name="ce177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130"/>
    </style:style>
    <style:style style:name="ce178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D33"/>
    </style:style>
    <style:style style:name="ce17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84" style:family="table-cell" style:parent-style-name="Default">
      <style:table-cell-properties fo:background-color="#fde9a9"/>
    </style:style>
    <style:style style:name="ce185" style:family="table-cell" style:parent-style-name="Default">
      <style:table-cell-properties fo:background-color="#fde9a9" fo:border="0.06pt solid #000000"/>
      <style:text-properties fo:color="#00cc00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8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188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  <style:text-properties fo:color="#0000cc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91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9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E13"/>
    </style:style>
    <style:style style:name="ce19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H13"/>
    </style:style>
    <style:style style:name="ce19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J13"/>
    </style:style>
    <style:style style:name="ce19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K13"/>
    </style:style>
    <style:style style:name="ce27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7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82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63bbee"/>
    </style:style>
    <style:style style:name="ce2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84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18a303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1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e9b913"/>
    </style:style>
    <style:style style:name="ce292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9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4" style:family="table-cell" style:parent-style-name="Default" style:data-style-name="N110">
      <style:table-cell-properties fo:background-color="#43c330" style:text-align-source="fix" style:repeat-content="false" fo:border="0.06pt solid #000000"/>
      <style:paragraph-properties fo:text-align="center" fo:margin-left="0mm"/>
      <style:text-properties fo:color="#000000"/>
    </style:style>
    <style:style style:name="ce285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88" style:family="table-cell" style:parent-style-name="Default">
      <style:text-properties fo:color="#18a303" fo:font-weight="bold" style:font-weight-asian="bold" style:font-weight-complex="bold"/>
    </style:style>
    <style:style style:name="ce297" style:family="table-cell" style:parent-style-name="Default">
      <style:text-properties fo:color="#e9b913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000" calcext:value-type="float">
            <text:p>10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1" calcext:value-type="float">
            <text:p>1,00E-0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65535" calcext:value-type="float">
            <text:p>0,65535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6666.66666666667" calcext:value-type="float">
            <text:p>6667</text:p>
          </table:table-cell>
          <table:table-cell table:formula="of:=[.D6]/[.$C$38]" office:value-type="float" office:value="8333.33333333333" calcext:value-type="float">
            <text:p>8333</text:p>
          </table:table-cell>
          <table:table-cell table:formula="of:=[.E6]/[.$C$38]" office:value-type="float" office:value="1666.66666666667" calcext:value-type="float">
            <text:p>1667</text:p>
          </table:table-cell>
          <table:table-cell table:formula="of:=[.F6]/[.$C$38]" office:value-type="float" office:value="13333.3333333333" calcext:value-type="float">
            <text:p>13333</text:p>
          </table:table-cell>
          <table:table-cell table:formula="of:=[.G6]/[.$C$38]" office:value-type="float" office:value="833.333333333333" calcext:value-type="float">
            <text:p>833</text:p>
          </table:table-cell>
          <table:table-cell table:formula="of:=[.H6]/[.$C$38]" office:value-type="float" office:value="14166.6666666667" calcext:value-type="float">
            <text:p>14167</text:p>
          </table:table-cell>
          <table:table-cell/>
          <table:table-cell table:style-name="ce17" table:formula="of:=[.J6]/[.$C$38]" office:value-type="float" office:value="166.666666666667" calcext:value-type="float">
            <text:p>167</text:p>
          </table:table-cell>
          <table:table-cell table:formula="of:=[.K6]/[.$C$38]" office:value-type="float" office:value="7500" calcext:value-type="float">
            <text:p>7500</text:p>
          </table:table-cell>
          <table:table-cell table:formula="of:=[.L6]/[.$C$38]" office:value-type="float" office:value="15000" calcext:value-type="float">
            <text:p>15000</text:p>
          </table:table-cell>
          <table:table-cell table:formula="of:=[.M6]/[.$C$38]" office:value-type="float" office:value="30000" calcext:value-type="float">
            <text:p>30000</text:p>
          </table:table-cell>
          <table:table-cell table:formula="of:=[.N6]/[.$C$38]" office:value-type="float" office:value="45000" calcext:value-type="float">
            <text:p>45000</text:p>
          </table:table-cell>
          <table:table-cell table:formula="of:=[.O6]/[.$C$38]" office:value-type="float" office:value="60000" calcext:value-type="float">
            <text:p>6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1904.76190476191" calcext:value-type="float">
            <text:p>1905</text:p>
          </table:table-cell>
          <table:table-cell table:formula="of:=[.D7]/[.$C$38]" office:value-type="float" office:value="2380.95238095238" calcext:value-type="float">
            <text:p>2381</text:p>
          </table:table-cell>
          <table:table-cell table:formula="of:=[.E7]/[.$C$38]" office:value-type="float" office:value="476.190476190476" calcext:value-type="float">
            <text:p>476</text:p>
          </table:table-cell>
          <table:table-cell table:formula="of:=[.F7]/[.$C$38]" office:value-type="float" office:value="3809.52380952381" calcext:value-type="float">
            <text:p>3810</text:p>
          </table:table-cell>
          <table:table-cell table:formula="of:=[.G7]/[.$C$38]" office:value-type="float" office:value="238.095238095238" calcext:value-type="float">
            <text:p>238</text:p>
          </table:table-cell>
          <table:table-cell table:formula="of:=[.H7]/[.$C$38]" office:value-type="float" office:value="4047.61904761905" calcext:value-type="float">
            <text:p>4048</text:p>
          </table:table-cell>
          <table:table-cell/>
          <table:table-cell table:style-name="ce17" table:formula="of:=[.J7]/[.$C$38]" office:value-type="float" office:value="47.6190476190476" calcext:value-type="float">
            <text:p>48</text:p>
          </table:table-cell>
          <table:table-cell table:formula="of:=[.K7]/[.$C$38]" office:value-type="float" office:value="2142.85714285714" calcext:value-type="float">
            <text:p>2143</text:p>
          </table:table-cell>
          <table:table-cell table:formula="of:=[.L7]/[.$C$38]" office:value-type="float" office:value="4285.71428571429" calcext:value-type="float">
            <text:p>4286</text:p>
          </table:table-cell>
          <table:table-cell table:formula="of:=[.M7]/[.$C$38]" office:value-type="float" office:value="8571.42857142857" calcext:value-type="float">
            <text:p>8571</text:p>
          </table:table-cell>
          <table:table-cell table:formula="of:=[.N7]/[.$C$38]" office:value-type="float" office:value="12857.1428571429" calcext:value-type="float">
            <text:p>12857</text:p>
          </table:table-cell>
          <table:table-cell table:formula="of:=[.O7]/[.$C$38]" office:value-type="float" office:value="17142.8571428571" calcext:value-type="float">
            <text:p>17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952.380952380952" calcext:value-type="float">
            <text:p>952</text:p>
          </table:table-cell>
          <table:table-cell table:formula="of:=[.D8]/[.$C$38]" office:value-type="float" office:value="1190.47619047619" calcext:value-type="float">
            <text:p>1190</text:p>
          </table:table-cell>
          <table:table-cell table:formula="of:=[.E8]/[.$C$38]" office:value-type="float" office:value="238.095238095238" calcext:value-type="float">
            <text:p>238</text:p>
          </table:table-cell>
          <table:table-cell table:formula="of:=[.F8]/[.$C$38]" office:value-type="float" office:value="1904.76190476191" calcext:value-type="float">
            <text:p>1905</text:p>
          </table:table-cell>
          <table:table-cell table:formula="of:=[.G8]/[.$C$38]" office:value-type="float" office:value="119.047619047619" calcext:value-type="float">
            <text:p>119</text:p>
          </table:table-cell>
          <table:table-cell table:formula="of:=[.H8]/[.$C$38]" office:value-type="float" office:value="2023.80952380952" calcext:value-type="float">
            <text:p>2024</text:p>
          </table:table-cell>
          <table:table-cell/>
          <table:table-cell table:style-name="ce17" table:formula="of:=[.J8]/[.$C$38]" office:value-type="float" office:value="23.8095238095238" calcext:value-type="float">
            <text:p>24</text:p>
          </table:table-cell>
          <table:table-cell table:formula="of:=[.K8]/[.$C$38]" office:value-type="float" office:value="1071.42857142857" calcext:value-type="float">
            <text:p>1071</text:p>
          </table:table-cell>
          <table:table-cell table:formula="of:=[.L8]/[.$C$38]" office:value-type="float" office:value="2142.85714285714" calcext:value-type="float">
            <text:p>2143</text:p>
          </table:table-cell>
          <table:table-cell table:formula="of:=[.M8]/[.$C$38]" office:value-type="float" office:value="4285.71428571429" calcext:value-type="float">
            <text:p>4286</text:p>
          </table:table-cell>
          <table:table-cell table:formula="of:=[.N8]/[.$C$38]" office:value-type="float" office:value="6428.57142857143" calcext:value-type="float">
            <text:p>6429</text:p>
          </table:table-cell>
          <table:table-cell table:formula="of:=[.O8]/[.$C$38]" office:value-type="float" office:value="8571.42857142857" calcext:value-type="float">
            <text:p>857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666.666666666667" calcext:value-type="float">
            <text:p>667</text:p>
          </table:table-cell>
          <table:table-cell table:formula="of:=[.D9]/[.$C$38]" office:value-type="float" office:value="833.333333333333" calcext:value-type="float">
            <text:p>833</text:p>
          </table:table-cell>
          <table:table-cell table:formula="of:=[.E9]/[.$C$38]" office:value-type="float" office:value="166.666666666667" calcext:value-type="float">
            <text:p>167</text:p>
          </table:table-cell>
          <table:table-cell table:formula="of:=[.F9]/[.$C$38]" office:value-type="float" office:value="1333.33333333333" calcext:value-type="float">
            <text:p>1333</text:p>
          </table:table-cell>
          <table:table-cell table:formula="of:=[.G9]/[.$C$38]" office:value-type="float" office:value="83.3333333333333" calcext:value-type="float">
            <text:p>83</text:p>
          </table:table-cell>
          <table:table-cell table:formula="of:=[.H9]/[.$C$38]" office:value-type="float" office:value="1416.66666666667" calcext:value-type="float">
            <text:p>1417</text:p>
          </table:table-cell>
          <table:table-cell/>
          <table:table-cell table:style-name="ce17" table:formula="of:=[.J9]/[.$C$38]" office:value-type="float" office:value="16.6666666666667" calcext:value-type="float">
            <text:p>17</text:p>
          </table:table-cell>
          <table:table-cell table:formula="of:=[.K9]/[.$C$38]" office:value-type="float" office:value="750" calcext:value-type="float">
            <text:p>750</text:p>
          </table:table-cell>
          <table:table-cell table:formula="of:=[.L9]/[.$C$38]" office:value-type="float" office:value="1500" calcext:value-type="float">
            <text:p>1500</text:p>
          </table:table-cell>
          <table:table-cell table:formula="of:=[.M9]/[.$C$38]" office:value-type="float" office:value="3000" calcext:value-type="float">
            <text:p>3000</text:p>
          </table:table-cell>
          <table:table-cell table:formula="of:=[.N9]/[.$C$38]" office:value-type="float" office:value="4500" calcext:value-type="float">
            <text:p>4500</text:p>
          </table:table-cell>
          <table:table-cell table:formula="of:=[.O9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493.827160493827" calcext:value-type="float">
            <text:p>494</text:p>
          </table:table-cell>
          <table:table-cell table:formula="of:=[.D10]/[.$C$38]" office:value-type="float" office:value="617.283950617284" calcext:value-type="float">
            <text:p>617</text:p>
          </table:table-cell>
          <table:table-cell table:formula="of:=[.E10]/[.$C$38]" office:value-type="float" office:value="123.456790123457" calcext:value-type="float">
            <text:p>123</text:p>
          </table:table-cell>
          <table:table-cell table:formula="of:=[.F10]/[.$C$38]" office:value-type="float" office:value="987.654320987654" calcext:value-type="float">
            <text:p>988</text:p>
          </table:table-cell>
          <table:table-cell table:formula="of:=[.G10]/[.$C$38]" office:value-type="float" office:value="61.7283950617284" calcext:value-type="float">
            <text:p>62</text:p>
          </table:table-cell>
          <table:table-cell table:formula="of:=[.H10]/[.$C$38]" office:value-type="float" office:value="1049.38271604938" calcext:value-type="float">
            <text:p>1049</text:p>
          </table:table-cell>
          <table:table-cell/>
          <table:table-cell table:style-name="ce17" table:formula="of:=[.J10]/[.$C$38]" office:value-type="float" office:value="12.3456790123457" calcext:value-type="float">
            <text:p>12</text:p>
          </table:table-cell>
          <table:table-cell table:formula="of:=[.K10]/[.$C$38]" office:value-type="float" office:value="555.555555555556" calcext:value-type="float">
            <text:p>556</text:p>
          </table:table-cell>
          <table:table-cell table:formula="of:=[.L10]/[.$C$38]" office:value-type="float" office:value="1111.11111111111" calcext:value-type="float">
            <text:p>1111</text:p>
          </table:table-cell>
          <table:table-cell table:formula="of:=[.M10]/[.$C$38]" office:value-type="float" office:value="2222.22222222222" calcext:value-type="float">
            <text:p>2222</text:p>
          </table:table-cell>
          <table:table-cell table:formula="of:=[.N10]/[.$C$38]" office:value-type="float" office:value="3333.33333333333" calcext:value-type="float">
            <text:p>3333</text:p>
          </table:table-cell>
          <table:table-cell table:formula="of:=[.O10]/[.$C$38]" office:value-type="float" office:value="4444.44444444444" calcext:value-type="float">
            <text:p>444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444.444444444444" calcext:value-type="float">
            <text:p>444</text:p>
          </table:table-cell>
          <table:table-cell table:formula="of:=[.D11]/[.$C$38]" office:value-type="float" office:value="555.555555555556" calcext:value-type="float">
            <text:p>556</text:p>
          </table:table-cell>
          <table:table-cell table:formula="of:=[.E11]/[.$C$38]" office:value-type="float" office:value="111.111111111111" calcext:value-type="float">
            <text:p>111</text:p>
          </table:table-cell>
          <table:table-cell table:formula="of:=[.F11]/[.$C$38]" office:value-type="float" office:value="888.888888888889" calcext:value-type="float">
            <text:p>889</text:p>
          </table:table-cell>
          <table:table-cell table:formula="of:=[.G11]/[.$C$38]" office:value-type="float" office:value="55.5555555555556" calcext:value-type="float">
            <text:p>56</text:p>
          </table:table-cell>
          <table:table-cell table:formula="of:=[.H11]/[.$C$38]" office:value-type="float" office:value="944.444444444444" calcext:value-type="float">
            <text:p>944</text:p>
          </table:table-cell>
          <table:table-cell/>
          <table:table-cell table:style-name="ce17" table:formula="of:=[.J11]/[.$C$38]" office:value-type="float" office:value="11.1111111111111" calcext:value-type="float">
            <text:p>11</text:p>
          </table:table-cell>
          <table:table-cell table:formula="of:=[.K11]/[.$C$38]" office:value-type="float" office:value="500" calcext:value-type="float">
            <text:p>500</text:p>
          </table:table-cell>
          <table:table-cell table:formula="of:=[.L11]/[.$C$38]" office:value-type="float" office:value="1000" calcext:value-type="float">
            <text:p>1000</text:p>
          </table:table-cell>
          <table:table-cell table:formula="of:=[.M11]/[.$C$38]" office:value-type="float" office:value="2000" calcext:value-type="float">
            <text:p>2000</text:p>
          </table:table-cell>
          <table:table-cell table:formula="of:=[.N11]/[.$C$38]" office:value-type="float" office:value="3000" calcext:value-type="float">
            <text:p>3000</text:p>
          </table:table-cell>
          <table:table-cell table:formula="of:=[.O11]/[.$C$38]" office:value-type="float" office:value="4000" calcext:value-type="float">
            <text:p>4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333.333333333333" calcext:value-type="float">
            <text:p>333</text:p>
          </table:table-cell>
          <table:table-cell table:formula="of:=[.D12]/[.$C$38]" office:value-type="float" office:value="416.666666666667" calcext:value-type="float">
            <text:p>417</text:p>
          </table:table-cell>
          <table:table-cell table:formula="of:=[.E12]/[.$C$38]" office:value-type="float" office:value="83.3333333333333" calcext:value-type="float">
            <text:p>83</text:p>
          </table:table-cell>
          <table:table-cell table:formula="of:=[.F12]/[.$C$38]" office:value-type="float" office:value="666.666666666667" calcext:value-type="float">
            <text:p>667</text:p>
          </table:table-cell>
          <table:table-cell table:formula="of:=[.G12]/[.$C$38]" office:value-type="float" office:value="41.6666666666667" calcext:value-type="float">
            <text:p>42</text:p>
          </table:table-cell>
          <table:table-cell table:formula="of:=[.H12]/[.$C$38]" office:value-type="float" office:value="708.333333333333" calcext:value-type="float">
            <text:p>708</text:p>
          </table:table-cell>
          <table:table-cell/>
          <table:table-cell table:style-name="ce17" table:formula="of:=[.J12]/[.$C$38]" office:value-type="float" office:value="8.33333333333333" calcext:value-type="float">
            <text:p>8</text:p>
          </table:table-cell>
          <table:table-cell table:formula="of:=[.K12]/[.$C$38]" office:value-type="float" office:value="375" calcext:value-type="float">
            <text:p>375</text:p>
          </table:table-cell>
          <table:table-cell table:formula="of:=[.L12]/[.$C$38]" office:value-type="float" office:value="750" calcext:value-type="float">
            <text:p>750</text:p>
          </table:table-cell>
          <table:table-cell table:formula="of:=[.M12]/[.$C$38]" office:value-type="float" office:value="1500" calcext:value-type="float">
            <text:p>1500</text:p>
          </table:table-cell>
          <table:table-cell table:formula="of:=[.N12]/[.$C$38]" office:value-type="float" office:value="2250" calcext:value-type="float">
            <text:p>2250</text:p>
          </table:table-cell>
          <table:table-cell table:formula="of:=[.O12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266.666666666667" calcext:value-type="float">
            <text:p>267</text:p>
          </table:table-cell>
          <table:table-cell table:formula="of:=[.D13]/[.$C$38]" office:value-type="float" office:value="333.333333333333" calcext:value-type="float">
            <text:p>333</text:p>
          </table:table-cell>
          <table:table-cell table:formula="of:=[.E13]/[.$C$38]" office:value-type="float" office:value="66.6666666666667" calcext:value-type="float">
            <text:p>67</text:p>
          </table:table-cell>
          <table:table-cell table:formula="of:=[.F13]/[.$C$38]" office:value-type="float" office:value="533.333333333333" calcext:value-type="float">
            <text:p>533</text:p>
          </table:table-cell>
          <table:table-cell table:formula="of:=[.G13]/[.$C$38]" office:value-type="float" office:value="33.3333333333333" calcext:value-type="float">
            <text:p>33</text:p>
          </table:table-cell>
          <table:table-cell table:formula="of:=[.H13]/[.$C$38]" office:value-type="float" office:value="566.666666666667" calcext:value-type="float">
            <text:p>567</text:p>
          </table:table-cell>
          <table:table-cell/>
          <table:table-cell table:style-name="ce17" table:formula="of:=[.J13]/[.$C$38]" office:value-type="float" office:value="6.66666666666667" calcext:value-type="float">
            <text:p>7</text:p>
          </table:table-cell>
          <table:table-cell table:formula="of:=[.K13]/[.$C$38]" office:value-type="float" office:value="300" calcext:value-type="float">
            <text:p>300</text:p>
          </table:table-cell>
          <table:table-cell table:formula="of:=[.L13]/[.$C$38]" office:value-type="float" office:value="600" calcext:value-type="float">
            <text:p>600</text:p>
          </table:table-cell>
          <table:table-cell table:formula="of:=[.M13]/[.$C$38]" office:value-type="float" office:value="1200" calcext:value-type="float">
            <text:p>1200</text:p>
          </table:table-cell>
          <table:table-cell table:formula="of:=[.N13]/[.$C$38]" office:value-type="float" office:value="1800" calcext:value-type="float">
            <text:p>1800</text:p>
          </table:table-cell>
          <table:table-cell table:formula="of:=[.O13]/[.$C$38]" office:value-type="float" office:value="2400" calcext:value-type="float">
            <text:p>24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222.222222222222" calcext:value-type="float">
            <text:p>222</text:p>
          </table:table-cell>
          <table:table-cell table:formula="of:=[.D14]/[.$C$38]" office:value-type="float" office:value="277.777777777778" calcext:value-type="float">
            <text:p>278</text:p>
          </table:table-cell>
          <table:table-cell table:formula="of:=[.E14]/[.$C$38]" office:value-type="float" office:value="55.5555555555556" calcext:value-type="float">
            <text:p>56</text:p>
          </table:table-cell>
          <table:table-cell table:formula="of:=[.F14]/[.$C$38]" office:value-type="float" office:value="444.444444444444" calcext:value-type="float">
            <text:p>444</text:p>
          </table:table-cell>
          <table:table-cell table:formula="of:=[.G14]/[.$C$38]" office:value-type="float" office:value="27.7777777777778" calcext:value-type="float">
            <text:p>28</text:p>
          </table:table-cell>
          <table:table-cell table:formula="of:=[.H14]/[.$C$38]" office:value-type="float" office:value="472.222222222222" calcext:value-type="float">
            <text:p>472</text:p>
          </table:table-cell>
          <table:table-cell/>
          <table:table-cell table:style-name="ce17" table:formula="of:=[.J14]/[.$C$38]" office:value-type="float" office:value="5.55555555555556" calcext:value-type="float">
            <text:p>6</text:p>
          </table:table-cell>
          <table:table-cell table:formula="of:=[.K14]/[.$C$38]" office:value-type="float" office:value="250" calcext:value-type="float">
            <text:p>250</text:p>
          </table:table-cell>
          <table:table-cell table:formula="of:=[.L14]/[.$C$38]" office:value-type="float" office:value="500" calcext:value-type="float">
            <text:p>500</text:p>
          </table:table-cell>
          <table:table-cell table:formula="of:=[.M14]/[.$C$38]" office:value-type="float" office:value="1000" calcext:value-type="float">
            <text:p>1000</text:p>
          </table:table-cell>
          <table:table-cell table:formula="of:=[.N14]/[.$C$38]" office:value-type="float" office:value="1500" calcext:value-type="float">
            <text:p>1500</text:p>
          </table:table-cell>
          <table:table-cell table:formula="of:=[.O14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190.47619047619" calcext:value-type="float">
            <text:p>190</text:p>
          </table:table-cell>
          <table:table-cell table:formula="of:=[.D15]/[.$C$38]" office:value-type="float" office:value="238.095238095238" calcext:value-type="float">
            <text:p>238</text:p>
          </table:table-cell>
          <table:table-cell table:formula="of:=[.E15]/[.$C$38]" office:value-type="float" office:value="47.6190476190476" calcext:value-type="float">
            <text:p>48</text:p>
          </table:table-cell>
          <table:table-cell table:formula="of:=[.F15]/[.$C$38]" office:value-type="float" office:value="380.952380952381" calcext:value-type="float">
            <text:p>381</text:p>
          </table:table-cell>
          <table:table-cell table:formula="of:=[.G15]/[.$C$38]" office:value-type="float" office:value="23.8095238095238" calcext:value-type="float">
            <text:p>24</text:p>
          </table:table-cell>
          <table:table-cell table:formula="of:=[.H15]/[.$C$38]" office:value-type="float" office:value="404.761904761905" calcext:value-type="float">
            <text:p>405</text:p>
          </table:table-cell>
          <table:table-cell/>
          <table:table-cell table:style-name="ce17" table:formula="of:=[.J15]/[.$C$38]" office:value-type="float" office:value="4.76190476190476" calcext:value-type="float">
            <text:p>5</text:p>
          </table:table-cell>
          <table:table-cell table:formula="of:=[.K15]/[.$C$38]" office:value-type="float" office:value="214.285714285714" calcext:value-type="float">
            <text:p>214</text:p>
          </table:table-cell>
          <table:table-cell table:formula="of:=[.L15]/[.$C$38]" office:value-type="float" office:value="428.571428571429" calcext:value-type="float">
            <text:p>429</text:p>
          </table:table-cell>
          <table:table-cell table:formula="of:=[.M15]/[.$C$38]" office:value-type="float" office:value="857.142857142857" calcext:value-type="float">
            <text:p>857</text:p>
          </table:table-cell>
          <table:table-cell table:formula="of:=[.N15]/[.$C$38]" office:value-type="float" office:value="1285.71428571429" calcext:value-type="float">
            <text:p>1286</text:p>
          </table:table-cell>
          <table:table-cell table:formula="of:=[.O15]/[.$C$38]" office:value-type="float" office:value="1714.28571428571" calcext:value-type="float">
            <text:p>171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166.666666666667" calcext:value-type="float">
            <text:p>167</text:p>
          </table:table-cell>
          <table:table-cell table:formula="of:=[.D16]/[.$C$38]" office:value-type="float" office:value="208.333333333333" calcext:value-type="float">
            <text:p>208</text:p>
          </table:table-cell>
          <table:table-cell table:formula="of:=[.E16]/[.$C$38]" office:value-type="float" office:value="41.6666666666667" calcext:value-type="float">
            <text:p>42</text:p>
          </table:table-cell>
          <table:table-cell table:formula="of:=[.F16]/[.$C$38]" office:value-type="float" office:value="333.333333333333" calcext:value-type="float">
            <text:p>333</text:p>
          </table:table-cell>
          <table:table-cell table:formula="of:=[.G16]/[.$C$38]" office:value-type="float" office:value="20.8333333333333" calcext:value-type="float">
            <text:p>21</text:p>
          </table:table-cell>
          <table:table-cell table:formula="of:=[.H16]/[.$C$38]" office:value-type="float" office:value="354.166666666667" calcext:value-type="float">
            <text:p>354</text:p>
          </table:table-cell>
          <table:table-cell/>
          <table:table-cell table:style-name="ce17" table:formula="of:=[.J16]/[.$C$38]" office:value-type="float" office:value="4.16666666666667" calcext:value-type="float">
            <text:p>4</text:p>
          </table:table-cell>
          <table:table-cell table:formula="of:=[.K16]/[.$C$38]" office:value-type="float" office:value="187.5" calcext:value-type="float">
            <text:p>188</text:p>
          </table:table-cell>
          <table:table-cell table:formula="of:=[.L16]/[.$C$38]" office:value-type="float" office:value="375" calcext:value-type="float">
            <text:p>375</text:p>
          </table:table-cell>
          <table:table-cell table:formula="of:=[.M16]/[.$C$38]" office:value-type="float" office:value="750" calcext:value-type="float">
            <text:p>750</text:p>
          </table:table-cell>
          <table:table-cell table:formula="of:=[.N16]/[.$C$38]" office:value-type="float" office:value="1125" calcext:value-type="float">
            <text:p>1125</text:p>
          </table:table-cell>
          <table:table-cell table:formula="of:=[.O16]/[.$C$38]" office:value-type="float" office:value="1500" calcext:value-type="float">
            <text:p>1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148.148148148148" calcext:value-type="float">
            <text:p>148</text:p>
          </table:table-cell>
          <table:table-cell table:formula="of:=[.D17]/[.$C$38]" office:value-type="float" office:value="185.185185185185" calcext:value-type="float">
            <text:p>185</text:p>
          </table:table-cell>
          <table:table-cell table:formula="of:=[.E17]/[.$C$38]" office:value-type="float" office:value="37.037037037037" calcext:value-type="float">
            <text:p>37</text:p>
          </table:table-cell>
          <table:table-cell table:formula="of:=[.F17]/[.$C$38]" office:value-type="float" office:value="296.296296296296" calcext:value-type="float">
            <text:p>296</text:p>
          </table:table-cell>
          <table:table-cell table:formula="of:=[.G17]/[.$C$38]" office:value-type="float" office:value="18.5185185185185" calcext:value-type="float">
            <text:p>19</text:p>
          </table:table-cell>
          <table:table-cell table:formula="of:=[.H17]/[.$C$38]" office:value-type="float" office:value="314.814814814815" calcext:value-type="float">
            <text:p>315</text:p>
          </table:table-cell>
          <table:table-cell/>
          <table:table-cell table:style-name="ce17" table:formula="of:=[.J17]/[.$C$38]" office:value-type="float" office:value="3.7037037037037" calcext:value-type="float">
            <text:p>4</text:p>
          </table:table-cell>
          <table:table-cell table:formula="of:=[.K17]/[.$C$38]" office:value-type="float" office:value="166.666666666667" calcext:value-type="float">
            <text:p>167</text:p>
          </table:table-cell>
          <table:table-cell table:formula="of:=[.L17]/[.$C$38]" office:value-type="float" office:value="333.333333333333" calcext:value-type="float">
            <text:p>333</text:p>
          </table:table-cell>
          <table:table-cell table:formula="of:=[.M17]/[.$C$38]" office:value-type="float" office:value="666.666666666667" calcext:value-type="float">
            <text:p>667</text:p>
          </table:table-cell>
          <table:table-cell table:formula="of:=[.N17]/[.$C$38]" office:value-type="float" office:value="1000" calcext:value-type="float">
            <text:p>1000</text:p>
          </table:table-cell>
          <table:table-cell table:formula="of:=[.O17]/[.$C$38]" office:value-type="float" office:value="1333.33333333333" calcext:value-type="float">
            <text:p>1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133.333333333333" calcext:value-type="float">
            <text:p>133</text:p>
          </table:table-cell>
          <table:table-cell table:formula="of:=[.D18]/[.$C$38]" office:value-type="float" office:value="166.666666666667" calcext:value-type="float">
            <text:p>167</text:p>
          </table:table-cell>
          <table:table-cell table:formula="of:=[.E18]/[.$C$38]" office:value-type="float" office:value="33.3333333333333" calcext:value-type="float">
            <text:p>33</text:p>
          </table:table-cell>
          <table:table-cell table:formula="of:=[.F18]/[.$C$38]" office:value-type="float" office:value="266.666666666667" calcext:value-type="float">
            <text:p>267</text:p>
          </table:table-cell>
          <table:table-cell table:formula="of:=[.G18]/[.$C$38]" office:value-type="float" office:value="16.6666666666667" calcext:value-type="float">
            <text:p>17</text:p>
          </table:table-cell>
          <table:table-cell table:formula="of:=[.H18]/[.$C$38]" office:value-type="float" office:value="283.333333333333" calcext:value-type="float">
            <text:p>283</text:p>
          </table:table-cell>
          <table:table-cell/>
          <table:table-cell table:style-name="ce17" table:formula="of:=[.J18]/[.$C$38]" office:value-type="float" office:value="3.33333333333333" calcext:value-type="float">
            <text:p>3</text:p>
          </table:table-cell>
          <table:table-cell table:formula="of:=[.K18]/[.$C$38]" office:value-type="float" office:value="150" calcext:value-type="float">
            <text:p>150</text:p>
          </table:table-cell>
          <table:table-cell table:formula="of:=[.L18]/[.$C$38]" office:value-type="float" office:value="300" calcext:value-type="float">
            <text:p>300</text:p>
          </table:table-cell>
          <table:table-cell table:formula="of:=[.M18]/[.$C$38]" office:value-type="float" office:value="600" calcext:value-type="float">
            <text:p>600</text:p>
          </table:table-cell>
          <table:table-cell table:formula="of:=[.N18]/[.$C$38]" office:value-type="float" office:value="900" calcext:value-type="float">
            <text:p>900</text:p>
          </table:table-cell>
          <table:table-cell table:formula="of:=[.O18]/[.$C$38]" office:value-type="float" office:value="1200" calcext:value-type="float">
            <text:p>12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121.212121212121" calcext:value-type="float">
            <text:p>121</text:p>
          </table:table-cell>
          <table:table-cell table:formula="of:=[.D19]/[.$C$38]" office:value-type="float" office:value="151.515151515152" calcext:value-type="float">
            <text:p>152</text:p>
          </table:table-cell>
          <table:table-cell table:formula="of:=[.E19]/[.$C$38]" office:value-type="float" office:value="30.3030303030303" calcext:value-type="float">
            <text:p>30</text:p>
          </table:table-cell>
          <table:table-cell table:formula="of:=[.F19]/[.$C$38]" office:value-type="float" office:value="242.424242424242" calcext:value-type="float">
            <text:p>242</text:p>
          </table:table-cell>
          <table:table-cell table:formula="of:=[.G19]/[.$C$38]" office:value-type="float" office:value="15.1515151515152" calcext:value-type="float">
            <text:p>15</text:p>
          </table:table-cell>
          <table:table-cell table:formula="of:=[.H19]/[.$C$38]" office:value-type="float" office:value="257.575757575758" calcext:value-type="float">
            <text:p>258</text:p>
          </table:table-cell>
          <table:table-cell/>
          <table:table-cell table:style-name="ce17" table:formula="of:=[.J19]/[.$C$38]" office:value-type="float" office:value="3.03030303030303" calcext:value-type="float">
            <text:p>3</text:p>
          </table:table-cell>
          <table:table-cell table:formula="of:=[.K19]/[.$C$38]" office:value-type="float" office:value="136.363636363636" calcext:value-type="float">
            <text:p>136</text:p>
          </table:table-cell>
          <table:table-cell table:formula="of:=[.L19]/[.$C$38]" office:value-type="float" office:value="272.727272727273" calcext:value-type="float">
            <text:p>273</text:p>
          </table:table-cell>
          <table:table-cell table:formula="of:=[.M19]/[.$C$38]" office:value-type="float" office:value="545.454545454546" calcext:value-type="float">
            <text:p>545</text:p>
          </table:table-cell>
          <table:table-cell table:formula="of:=[.N19]/[.$C$38]" office:value-type="float" office:value="818.181818181818" calcext:value-type="float">
            <text:p>818</text:p>
          </table:table-cell>
          <table:table-cell table:formula="of:=[.O19]/[.$C$38]" office:value-type="float" office:value="1090.90909090909" calcext:value-type="float">
            <text:p>109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111.111111111111" calcext:value-type="float">
            <text:p>111</text:p>
          </table:table-cell>
          <table:table-cell table:formula="of:=[.D20]/[.$C$38]" office:value-type="float" office:value="138.888888888889" calcext:value-type="float">
            <text:p>139</text:p>
          </table:table-cell>
          <table:table-cell table:formula="of:=[.E20]/[.$C$38]" office:value-type="float" office:value="27.7777777777778" calcext:value-type="float">
            <text:p>28</text:p>
          </table:table-cell>
          <table:table-cell table:formula="of:=[.F20]/[.$C$38]" office:value-type="float" office:value="222.222222222222" calcext:value-type="float">
            <text:p>222</text:p>
          </table:table-cell>
          <table:table-cell table:formula="of:=[.G20]/[.$C$38]" office:value-type="float" office:value="13.8888888888889" calcext:value-type="float">
            <text:p>14</text:p>
          </table:table-cell>
          <table:table-cell table:formula="of:=[.H20]/[.$C$38]" office:value-type="float" office:value="236.111111111111" calcext:value-type="float">
            <text:p>236</text:p>
          </table:table-cell>
          <table:table-cell/>
          <table:table-cell table:style-name="ce17" table:formula="of:=[.J20]/[.$C$38]" office:value-type="float" office:value="2.77777777777778" calcext:value-type="float">
            <text:p>3</text:p>
          </table:table-cell>
          <table:table-cell table:formula="of:=[.K20]/[.$C$38]" office:value-type="float" office:value="125" calcext:value-type="float">
            <text:p>125</text:p>
          </table:table-cell>
          <table:table-cell table:formula="of:=[.L20]/[.$C$38]" office:value-type="float" office:value="250" calcext:value-type="float">
            <text:p>250</text:p>
          </table:table-cell>
          <table:table-cell table:formula="of:=[.M20]/[.$C$38]" office:value-type="float" office:value="500" calcext:value-type="float">
            <text:p>500</text:p>
          </table:table-cell>
          <table:table-cell table:formula="of:=[.N20]/[.$C$38]" office:value-type="float" office:value="750" calcext:value-type="float">
            <text:p>750</text:p>
          </table:table-cell>
          <table:table-cell table:formula="of:=[.O20]/[.$C$38]" office:value-type="float" office:value="1000" calcext:value-type="float">
            <text:p>1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102.564102564103" calcext:value-type="float">
            <text:p>103</text:p>
          </table:table-cell>
          <table:table-cell table:formula="of:=[.D21]/[.$C$38]" office:value-type="float" office:value="128.205128205128" calcext:value-type="float">
            <text:p>128</text:p>
          </table:table-cell>
          <table:table-cell table:formula="of:=[.E21]/[.$C$38]" office:value-type="float" office:value="25.6410256410256" calcext:value-type="float">
            <text:p>26</text:p>
          </table:table-cell>
          <table:table-cell table:formula="of:=[.F21]/[.$C$38]" office:value-type="float" office:value="205.128205128205" calcext:value-type="float">
            <text:p>205</text:p>
          </table:table-cell>
          <table:table-cell table:formula="of:=[.G21]/[.$C$38]" office:value-type="float" office:value="12.8205128205128" calcext:value-type="float">
            <text:p>13</text:p>
          </table:table-cell>
          <table:table-cell table:formula="of:=[.H21]/[.$C$38]" office:value-type="float" office:value="217.948717948718" calcext:value-type="float">
            <text:p>218</text:p>
          </table:table-cell>
          <table:table-cell/>
          <table:table-cell table:style-name="ce17" table:formula="of:=[.J21]/[.$C$38]" office:value-type="float" office:value="2.56410256410256" calcext:value-type="float">
            <text:p>3</text:p>
          </table:table-cell>
          <table:table-cell table:formula="of:=[.K21]/[.$C$38]" office:value-type="float" office:value="115.384615384615" calcext:value-type="float">
            <text:p>115</text:p>
          </table:table-cell>
          <table:table-cell table:formula="of:=[.L21]/[.$C$38]" office:value-type="float" office:value="230.769230769231" calcext:value-type="float">
            <text:p>231</text:p>
          </table:table-cell>
          <table:table-cell table:formula="of:=[.M21]/[.$C$38]" office:value-type="float" office:value="461.538461538462" calcext:value-type="float">
            <text:p>462</text:p>
          </table:table-cell>
          <table:table-cell table:formula="of:=[.N21]/[.$C$38]" office:value-type="float" office:value="692.307692307692" calcext:value-type="float">
            <text:p>692</text:p>
          </table:table-cell>
          <table:table-cell table:formula="of:=[.O21]/[.$C$38]" office:value-type="float" office:value="923.076923076923" calcext:value-type="float">
            <text:p>92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95.2380952380952" calcext:value-type="float">
            <text:p>95</text:p>
          </table:table-cell>
          <table:table-cell table:formula="of:=[.D22]/[.$C$38]" office:value-type="float" office:value="119.047619047619" calcext:value-type="float">
            <text:p>119</text:p>
          </table:table-cell>
          <table:table-cell table:formula="of:=[.E22]/[.$C$38]" office:value-type="float" office:value="23.8095238095238" calcext:value-type="float">
            <text:p>24</text:p>
          </table:table-cell>
          <table:table-cell table:formula="of:=[.F22]/[.$C$38]" office:value-type="float" office:value="190.47619047619" calcext:value-type="float">
            <text:p>190</text:p>
          </table:table-cell>
          <table:table-cell table:formula="of:=[.G22]/[.$C$38]" office:value-type="float" office:value="11.9047619047619" calcext:value-type="float">
            <text:p>12</text:p>
          </table:table-cell>
          <table:table-cell table:formula="of:=[.H22]/[.$C$38]" office:value-type="float" office:value="202.380952380952" calcext:value-type="float">
            <text:p>202</text:p>
          </table:table-cell>
          <table:table-cell/>
          <table:table-cell table:style-name="ce17" table:formula="of:=[.J22]/[.$C$38]" office:value-type="float" office:value="2.38095238095238" calcext:value-type="float">
            <text:p>2</text:p>
          </table:table-cell>
          <table:table-cell table:formula="of:=[.K22]/[.$C$38]" office:value-type="float" office:value="107.142857142857" calcext:value-type="float">
            <text:p>107</text:p>
          </table:table-cell>
          <table:table-cell table:formula="of:=[.L22]/[.$C$38]" office:value-type="float" office:value="214.285714285714" calcext:value-type="float">
            <text:p>214</text:p>
          </table:table-cell>
          <table:table-cell table:formula="of:=[.M22]/[.$C$38]" office:value-type="float" office:value="428.571428571429" calcext:value-type="float">
            <text:p>429</text:p>
          </table:table-cell>
          <table:table-cell table:formula="of:=[.N22]/[.$C$38]" office:value-type="float" office:value="642.857142857143" calcext:value-type="float">
            <text:p>643</text:p>
          </table:table-cell>
          <table:table-cell table:formula="of:=[.O22]/[.$C$38]" office:value-type="float" office:value="857.142857142857" calcext:value-type="float">
            <text:p>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88.8888888888889" calcext:value-type="float">
            <text:p>89</text:p>
          </table:table-cell>
          <table:table-cell table:formula="of:=[.D23]/[.$C$38]" office:value-type="float" office:value="111.111111111111" calcext:value-type="float">
            <text:p>111</text:p>
          </table:table-cell>
          <table:table-cell table:formula="of:=[.E23]/[.$C$38]" office:value-type="float" office:value="22.2222222222222" calcext:value-type="float">
            <text:p>22</text:p>
          </table:table-cell>
          <table:table-cell table:formula="of:=[.F23]/[.$C$38]" office:value-type="float" office:value="177.777777777778" calcext:value-type="float">
            <text:p>178</text:p>
          </table:table-cell>
          <table:table-cell table:formula="of:=[.G23]/[.$C$38]" office:value-type="float" office:value="11.1111111111111" calcext:value-type="float">
            <text:p>11</text:p>
          </table:table-cell>
          <table:table-cell table:formula="of:=[.H23]/[.$C$38]" office:value-type="float" office:value="188.888888888889" calcext:value-type="float">
            <text:p>189</text:p>
          </table:table-cell>
          <table:table-cell/>
          <table:table-cell table:style-name="ce17" table:formula="of:=[.J23]/[.$C$38]" office:value-type="float" office:value="2.22222222222222" calcext:value-type="float">
            <text:p>2</text:p>
          </table:table-cell>
          <table:table-cell table:formula="of:=[.K23]/[.$C$38]" office:value-type="float" office:value="100" calcext:value-type="float">
            <text:p>100</text:p>
          </table:table-cell>
          <table:table-cell table:formula="of:=[.L23]/[.$C$38]" office:value-type="float" office:value="200" calcext:value-type="float">
            <text:p>200</text:p>
          </table:table-cell>
          <table:table-cell table:formula="of:=[.M23]/[.$C$38]" office:value-type="float" office:value="400" calcext:value-type="float">
            <text:p>400</text:p>
          </table:table-cell>
          <table:table-cell table:formula="of:=[.N23]/[.$C$38]" office:value-type="float" office:value="600" calcext:value-type="float">
            <text:p>600</text:p>
          </table:table-cell>
          <table:table-cell table:formula="of:=[.O23]/[.$C$38]" office:value-type="float" office:value="800" calcext:value-type="float">
            <text:p>8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83.3333333333333" calcext:value-type="float">
            <text:p>83</text:p>
          </table:table-cell>
          <table:table-cell table:formula="of:=[.D24]/[.$C$38]" office:value-type="float" office:value="104.166666666667" calcext:value-type="float">
            <text:p>104</text:p>
          </table:table-cell>
          <table:table-cell table:formula="of:=[.E24]/[.$C$38]" office:value-type="float" office:value="20.8333333333333" calcext:value-type="float">
            <text:p>21</text:p>
          </table:table-cell>
          <table:table-cell table:formula="of:=[.F24]/[.$C$38]" office:value-type="float" office:value="166.666666666667" calcext:value-type="float">
            <text:p>167</text:p>
          </table:table-cell>
          <table:table-cell table:formula="of:=[.G24]/[.$C$38]" office:value-type="float" office:value="10.4166666666667" calcext:value-type="float">
            <text:p>10</text:p>
          </table:table-cell>
          <table:table-cell table:formula="of:=[.H24]/[.$C$38]" office:value-type="float" office:value="177.083333333333" calcext:value-type="float">
            <text:p>177</text:p>
          </table:table-cell>
          <table:table-cell/>
          <table:table-cell table:style-name="ce17" table:formula="of:=[.J24]/[.$C$38]" office:value-type="float" office:value="2.08333333333333" calcext:value-type="float">
            <text:p>2</text:p>
          </table:table-cell>
          <table:table-cell table:formula="of:=[.K24]/[.$C$38]" office:value-type="float" office:value="93.75" calcext:value-type="float">
            <text:p>94</text:p>
          </table:table-cell>
          <table:table-cell table:formula="of:=[.L24]/[.$C$38]" office:value-type="float" office:value="187.5" calcext:value-type="float">
            <text:p>188</text:p>
          </table:table-cell>
          <table:table-cell table:formula="of:=[.M24]/[.$C$38]" office:value-type="float" office:value="375" calcext:value-type="float">
            <text:p>375</text:p>
          </table:table-cell>
          <table:table-cell table:formula="of:=[.N24]/[.$C$38]" office:value-type="float" office:value="562.5" calcext:value-type="float">
            <text:p>563</text:p>
          </table:table-cell>
          <table:table-cell table:formula="of:=[.O24]/[.$C$38]" office:value-type="float" office:value="750" calcext:value-type="float">
            <text:p>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78.4313725490196" calcext:value-type="float">
            <text:p>78</text:p>
          </table:table-cell>
          <table:table-cell table:formula="of:=[.D25]/[.$C$38]" office:value-type="float" office:value="98.0392156862745" calcext:value-type="float">
            <text:p>98</text:p>
          </table:table-cell>
          <table:table-cell table:formula="of:=[.E25]/[.$C$38]" office:value-type="float" office:value="19.6078431372549" calcext:value-type="float">
            <text:p>20</text:p>
          </table:table-cell>
          <table:table-cell table:formula="of:=[.F25]/[.$C$38]" office:value-type="float" office:value="156.862745098039" calcext:value-type="float">
            <text:p>157</text:p>
          </table:table-cell>
          <table:table-cell table:formula="of:=[.G25]/[.$C$38]" office:value-type="float" office:value="9.80392156862745" calcext:value-type="float">
            <text:p>10</text:p>
          </table:table-cell>
          <table:table-cell table:formula="of:=[.H25]/[.$C$38]" office:value-type="float" office:value="166.666666666667" calcext:value-type="float">
            <text:p>167</text:p>
          </table:table-cell>
          <table:table-cell/>
          <table:table-cell table:style-name="ce17" table:formula="of:=[.J25]/[.$C$38]" office:value-type="float" office:value="1.96078431372549" calcext:value-type="float">
            <text:p>2</text:p>
          </table:table-cell>
          <table:table-cell table:formula="of:=[.K25]/[.$C$38]" office:value-type="float" office:value="88.2352941176471" calcext:value-type="float">
            <text:p>88</text:p>
          </table:table-cell>
          <table:table-cell table:formula="of:=[.L25]/[.$C$38]" office:value-type="float" office:value="176.470588235294" calcext:value-type="float">
            <text:p>176</text:p>
          </table:table-cell>
          <table:table-cell table:formula="of:=[.M25]/[.$C$38]" office:value-type="float" office:value="352.941176470588" calcext:value-type="float">
            <text:p>353</text:p>
          </table:table-cell>
          <table:table-cell table:formula="of:=[.N25]/[.$C$38]" office:value-type="float" office:value="529.411764705882" calcext:value-type="float">
            <text:p>529</text:p>
          </table:table-cell>
          <table:table-cell table:formula="of:=[.O25]/[.$C$38]" office:value-type="float" office:value="705.882352941176" calcext:value-type="float">
            <text:p>706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74.0740740740741" calcext:value-type="float">
            <text:p>74</text:p>
          </table:table-cell>
          <table:table-cell table:formula="of:=[.D26]/[.$C$38]" office:value-type="float" office:value="92.5925925925926" calcext:value-type="float">
            <text:p>93</text:p>
          </table:table-cell>
          <table:table-cell table:formula="of:=[.E26]/[.$C$38]" office:value-type="float" office:value="18.5185185185185" calcext:value-type="float">
            <text:p>19</text:p>
          </table:table-cell>
          <table:table-cell table:formula="of:=[.F26]/[.$C$38]" office:value-type="float" office:value="148.148148148148" calcext:value-type="float">
            <text:p>148</text:p>
          </table:table-cell>
          <table:table-cell table:formula="of:=[.G26]/[.$C$38]" office:value-type="float" office:value="9.25925925925926" calcext:value-type="float">
            <text:p>9</text:p>
          </table:table-cell>
          <table:table-cell table:formula="of:=[.H26]/[.$C$38]" office:value-type="float" office:value="157.407407407407" calcext:value-type="float">
            <text:p>157</text:p>
          </table:table-cell>
          <table:table-cell/>
          <table:table-cell table:style-name="ce17" table:formula="of:=[.J26]/[.$C$38]" office:value-type="float" office:value="1.85185185185185" calcext:value-type="float">
            <text:p>2</text:p>
          </table:table-cell>
          <table:table-cell table:formula="of:=[.K26]/[.$C$38]" office:value-type="float" office:value="83.3333333333333" calcext:value-type="float">
            <text:p>83</text:p>
          </table:table-cell>
          <table:table-cell table:formula="of:=[.L26]/[.$C$38]" office:value-type="float" office:value="166.666666666667" calcext:value-type="float">
            <text:p>167</text:p>
          </table:table-cell>
          <table:table-cell table:formula="of:=[.M26]/[.$C$38]" office:value-type="float" office:value="333.333333333333" calcext:value-type="float">
            <text:p>333</text:p>
          </table:table-cell>
          <table:table-cell table:formula="of:=[.N26]/[.$C$38]" office:value-type="float" office:value="500" calcext:value-type="float">
            <text:p>500</text:p>
          </table:table-cell>
          <table:table-cell table:formula="of:=[.O26]/[.$C$38]" office:value-type="float" office:value="666.666666666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70.1754385964912" calcext:value-type="float">
            <text:p>70</text:p>
          </table:table-cell>
          <table:table-cell table:formula="of:=[.D27]/[.$C$38]" office:value-type="float" office:value="87.719298245614" calcext:value-type="float">
            <text:p>88</text:p>
          </table:table-cell>
          <table:table-cell table:formula="of:=[.E27]/[.$C$38]" office:value-type="float" office:value="17.5438596491228" calcext:value-type="float">
            <text:p>18</text:p>
          </table:table-cell>
          <table:table-cell table:formula="of:=[.F27]/[.$C$38]" office:value-type="float" office:value="140.350877192982" calcext:value-type="float">
            <text:p>140</text:p>
          </table:table-cell>
          <table:table-cell table:formula="of:=[.G27]/[.$C$38]" office:value-type="float" office:value="8.7719298245614" calcext:value-type="float">
            <text:p>9</text:p>
          </table:table-cell>
          <table:table-cell table:formula="of:=[.H27]/[.$C$38]" office:value-type="float" office:value="149.122807017544" calcext:value-type="float">
            <text:p>149</text:p>
          </table:table-cell>
          <table:table-cell/>
          <table:table-cell table:style-name="ce17" table:formula="of:=[.J27]/[.$C$38]" office:value-type="float" office:value="1.75438596491228" calcext:value-type="float">
            <text:p>2</text:p>
          </table:table-cell>
          <table:table-cell table:formula="of:=[.K27]/[.$C$38]" office:value-type="float" office:value="78.9473684210526" calcext:value-type="float">
            <text:p>79</text:p>
          </table:table-cell>
          <table:table-cell table:formula="of:=[.L27]/[.$C$38]" office:value-type="float" office:value="157.894736842105" calcext:value-type="float">
            <text:p>158</text:p>
          </table:table-cell>
          <table:table-cell table:formula="of:=[.M27]/[.$C$38]" office:value-type="float" office:value="315.789473684211" calcext:value-type="float">
            <text:p>316</text:p>
          </table:table-cell>
          <table:table-cell table:formula="of:=[.N27]/[.$C$38]" office:value-type="float" office:value="473.684210526316" calcext:value-type="float">
            <text:p>474</text:p>
          </table:table-cell>
          <table:table-cell table:formula="of:=[.O27]/[.$C$38]" office:value-type="float" office:value="631.578947368421" calcext:value-type="float">
            <text:p>63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66.6666666666667" calcext:value-type="float">
            <text:p>67</text:p>
          </table:table-cell>
          <table:table-cell table:formula="of:=[.D28]/[.$C$38]" office:value-type="float" office:value="83.3333333333333" calcext:value-type="float">
            <text:p>83</text:p>
          </table:table-cell>
          <table:table-cell table:formula="of:=[.E28]/[.$C$38]" office:value-type="float" office:value="16.6666666666667" calcext:value-type="float">
            <text:p>17</text:p>
          </table:table-cell>
          <table:table-cell table:formula="of:=[.F28]/[.$C$38]" office:value-type="float" office:value="133.333333333333" calcext:value-type="float">
            <text:p>133</text:p>
          </table:table-cell>
          <table:table-cell table:formula="of:=[.G28]/[.$C$38]" office:value-type="float" office:value="8.33333333333333" calcext:value-type="float">
            <text:p>8</text:p>
          </table:table-cell>
          <table:table-cell table:formula="of:=[.H28]/[.$C$38]" office:value-type="float" office:value="141.666666666667" calcext:value-type="float">
            <text:p>142</text:p>
          </table:table-cell>
          <table:table-cell/>
          <table:table-cell table:style-name="ce17" table:formula="of:=[.J28]/[.$C$38]" office:value-type="float" office:value="1.66666666666667" calcext:value-type="float">
            <text:p>2</text:p>
          </table:table-cell>
          <table:table-cell table:formula="of:=[.K28]/[.$C$38]" office:value-type="float" office:value="75" calcext:value-type="float">
            <text:p>75</text:p>
          </table:table-cell>
          <table:table-cell table:formula="of:=[.L28]/[.$C$38]" office:value-type="float" office:value="150" calcext:value-type="float">
            <text:p>150</text:p>
          </table:table-cell>
          <table:table-cell table:formula="of:=[.M28]/[.$C$38]" office:value-type="float" office:value="300" calcext:value-type="float">
            <text:p>300</text:p>
          </table:table-cell>
          <table:table-cell table:formula="of:=[.N28]/[.$C$38]" office:value-type="float" office:value="450" calcext:value-type="float">
            <text:p>450</text:p>
          </table:table-cell>
          <table:table-cell table:formula="of:=[.O28]/[.$C$38]" office:value-type="float" office:value="600" calcext:value-type="float">
            <text:p>6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table table:name="injection" table:style-name="ta1" table:print="false">
        <table:shapes>
          <draw:frame draw:z-index="0" draw:style-name="gr1" draw:text-style-name="P1" svg:width="290.87mm" svg:height="163.21mm" svg:x="242.91mm" svg:y="62.98mm">
            <draw:object draw:notify-on-update-of-ranges="injection.B33:injection.B55 injection.C16:injection.C16 injection.C33:injection.C55 injection.D16:injection.D16 injection.D33:injection.D55 injection.E16:injection.E16 injection.E33:injection.E55 injection.F16:injection.F16 injection.F33:injection.F55 injection.G16:injection.G16 injection.G33:injection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0.87mm" svg:height="163.21mm" svg:x="243.21mm" svg:y="263.33mm">
            <draw:object draw:notify-on-update-of-ranges="injection.B61:injection.B83 injection.C16:injection.C16 injection.C61:injection.C83 injection.D16:injection.D16 injection.D61:injection.D83 injection.E16:injection.E16 injection.E61:injection.E83 injection.F16:injection.F16 injection.F61:injection.F83 injection.G16:injection.G16 injection.G61:injection.G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0.87mm" svg:height="163.21mm" svg:x="243.23mm" svg:y="445.11mm">
            <draw:object draw:notify-on-update-of-ranges="injection.B102:injection.B124 injection.C16:injection.C16 injection.C102:injection.C124 injection.D16:injection.D16 injection.D102:injection.D124 injection.E16:injection.E16 injection.E102:injection.E124 injection.F16:injection.F16 injection.F102:injection.F124 injection.G16:injection.G16 injection.G102:injection.G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ce157"/>
        <table:table-column table:style-name="co29" table:default-cell-style-name="ce174"/>
        <table:table-column table:style-name="co3" table:number-columns-repeated="4" table:default-cell-style-name="Default"/>
        <table:table-column table:style-name="co5" table:default-cell-style-name="ce172"/>
        <table:table-column table:style-name="co6" table:default-cell-style-name="ce27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cylinder volume (ccm)</text:p>
          </table:table-cell>
          <table:table-cell table:style-name="ce200" office:value-type="float" office:value="425" calcext:value-type="float">
            <text:p>425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AT (°C)</text:p>
          </table:table-cell>
          <table:table-cell table:style-name="ce200" office:value-type="float" office:value="30" calcext:value-type="float">
            <text:p>3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atmospheric pressure (kPA)</text:p>
          </table:table-cell>
          <table:table-cell table:style-name="ce200" office:value-type="float" office:value="101" calcext:value-type="float">
            <text:p>101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target AFR</text:p>
          </table:table-cell>
          <table:table-cell table:style-name="ce200" office:value-type="float" office:value="12" calcext:value-type="float">
            <text:p>12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fuel mass rate (mg/s)</text:p>
          </table:table-cell>
          <table:table-cell table:style-name="ce200" office:value-type="float" office:value="4160" calcext:value-type="float">
            <text:p>416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dead time (us)</text:p>
          </table:table-cell>
          <table:table-cell table:style-name="ce200"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09" office:value-type="string" calcext:value-type="string">
            <text:p>intake open interval (deg)</text:p>
          </table:table-cell>
          <table:table-cell table:style-name="ce200" office:value-type="float" office:value="242" calcext:value-type="float">
            <text:p>242</text:p>
          </table:table-cell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5" table:number-rows-spanned="1">
            <text:p>injection duration as a function of rpm and load (in deg)</text:p>
          </table:table-cell>
          <table:covered-table-cell table:number-columns-repeated="4" table:style-name="ce172"/>
          <table:table-cell/>
          <table:table-cell table:style-name="ce172"/>
        </table:table-row>
        <table:table-row table:style-name="ro1">
          <table:table-cell/>
          <table:table-cell table:style-name="ce173" office:value-type="string" calcext:value-type="string">
            <text:p>Engine load in %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0" calcext:value-type="float">
            <text:p>100</text:p>
          </table:table-cell>
          <table:table-cell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173" table:number-columns-repeated="6"/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MAP (kPa)</text:p>
          </table:table-cell>
          <table:table-cell table:style-name="ce158" table:formula="of:=[.$C$6]*[.C16]/100" office:value-type="float" office:value="20.2" calcext:value-type="float">
            <text:p>20,2</text:p>
          </table:table-cell>
          <table:table-cell table:style-name="ce158" table:formula="of:=[.$C$6]*[.D16]/100" office:value-type="float" office:value="40.4" calcext:value-type="float">
            <text:p>40,4</text:p>
          </table:table-cell>
          <table:table-cell table:style-name="ce158" table:formula="of:=[.$C$6]*[.E16]/100" office:value-type="float" office:value="60.6" calcext:value-type="float">
            <text:p>60,6</text:p>
          </table:table-cell>
          <table:table-cell table:style-name="ce158" table:formula="of:=[.$C$6]*[.F16]/100" office:value-type="float" office:value="80.8" calcext:value-type="float">
            <text:p>80,8</text:p>
          </table:table-cell>
          <table:table-cell table:style-name="ce158" table:formula="of:=[.$C$6]*[.G16]/100" office:value-type="float" office:value="101" calcext:value-type="float">
            <text:p>10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VE (%)</text:p>
          </table:table-cell>
          <table:table-cell table:style-name="ce158" table:formula="of:=[.C16]" office:value-type="float" office:value="20" calcext:value-type="float">
            <text:p>20</text:p>
          </table:table-cell>
          <table:table-cell table:style-name="ce158" table:formula="of:=[.D16]" office:value-type="float" office:value="40" calcext:value-type="float">
            <text:p>40</text:p>
          </table:table-cell>
          <table:table-cell table:style-name="ce158" table:formula="of:=[.E16]" office:value-type="float" office:value="60" calcext:value-type="float">
            <text:p>60</text:p>
          </table:table-cell>
          <table:table-cell table:style-name="ce158" table:formula="of:=[.F16]" office:value-type="float" office:value="80" calcext:value-type="float">
            <text:p>80</text:p>
          </table:table-cell>
          <table:table-cell table:style-name="ce158" table:formula="of:=[.G16]" office:value-type="float" office:value="100" calcext:value-type="float">
            <text:p>100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density (µg/ccm)</text:p>
          </table:table-cell>
          <table:table-cell table:style-name="ce159" table:formula="of:=(28970/8.314)*([.C18]/([.$C$5]+273.15))" office:value-type="float" office:value="232.183990956" calcext:value-type="float">
            <text:p>232,2</text:p>
          </table:table-cell>
          <table:table-cell table:style-name="ce159" table:formula="of:=(28970/8.314)*([.D18]/([.$C$5]+273.15))" office:value-type="float" office:value="464.367981911999" calcext:value-type="float">
            <text:p>464,4</text:p>
          </table:table-cell>
          <table:table-cell table:style-name="ce159" table:formula="of:=(28970/8.314)*([.E18]/([.$C$5]+273.15))" office:value-type="float" office:value="696.551972867999" calcext:value-type="float">
            <text:p>696,6</text:p>
          </table:table-cell>
          <table:table-cell table:style-name="ce159" table:formula="of:=(28970/8.314)*([.F18]/([.$C$5]+273.15))" office:value-type="float" office:value="928.735963823998" calcext:value-type="float">
            <text:p>928,7</text:p>
          </table:table-cell>
          <table:table-cell table:style-name="ce159" table:formula="of:=(28970/8.314)*([.G18]/([.$C$5]+273.15))" office:value-type="float" office:value="1160.91995478" calcext:value-type="float">
            <text:p>1160,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mass (µg)</text:p>
          </table:table-cell>
          <table:table-cell table:style-name="ce160" table:formula="of:=[.C20]*[.$C$4]*[.C19]/100" office:value-type="float" office:value="19735.63923126" calcext:value-type="float">
            <text:p>19736</text:p>
          </table:table-cell>
          <table:table-cell table:style-name="ce160" table:formula="of:=[.D20]*[.$C$4]*[.D19]/100" office:value-type="float" office:value="78942.5569250399" calcext:value-type="float">
            <text:p>78943</text:p>
          </table:table-cell>
          <table:table-cell table:style-name="ce160" table:formula="of:=[.E20]*[.$C$4]*[.E19]/100" office:value-type="float" office:value="177620.75308134" calcext:value-type="float">
            <text:p>177621</text:p>
          </table:table-cell>
          <table:table-cell table:style-name="ce160" table:formula="of:=[.F20]*[.$C$4]*[.F19]/100" office:value-type="float" office:value="315770.227700159" calcext:value-type="float">
            <text:p>315770</text:p>
          </table:table-cell>
          <table:table-cell table:style-name="ce160" table:formula="of:=[.G20]*[.$C$4]*[.G19]/100" office:value-type="float" office:value="493390.980781499" calcext:value-type="float">
            <text:p>49339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fuel mass (µg)</text:p>
          </table:table-cell>
          <table:table-cell table:style-name="ce160" table:formula="of:=[.C21]/[.$C$7]" office:value-type="float" office:value="1644.636602605" calcext:value-type="float">
            <text:p>1645</text:p>
          </table:table-cell>
          <table:table-cell table:style-name="ce160" table:formula="of:=[.D21]/[.$C$7]" office:value-type="float" office:value="6578.54641041999" calcext:value-type="float">
            <text:p>6579</text:p>
          </table:table-cell>
          <table:table-cell table:style-name="ce160" table:formula="of:=[.E21]/[.$C$7]" office:value-type="float" office:value="14801.729423445" calcext:value-type="float">
            <text:p>14802</text:p>
          </table:table-cell>
          <table:table-cell table:style-name="ce160" table:formula="of:=[.F21]/[.$C$7]" office:value-type="float" office:value="26314.18564168" calcext:value-type="float">
            <text:p>26314</text:p>
          </table:table-cell>
          <table:table-cell table:style-name="ce160" table:formula="of:=[.G21]/[.$C$7]" office:value-type="float" office:value="41115.9150651249" calcext:value-type="float">
            <text:p>41116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seq (µs)</text:p>
          </table:table-cell>
          <table:table-cell table:style-name="ce160" table:formula="of:=1000*[.C22]/[.$C$9]" office:value-type="float" office:value="395.345337164663" calcext:value-type="float">
            <text:p>395</text:p>
          </table:table-cell>
          <table:table-cell table:style-name="ce160" table:formula="of:=1000*[.D22]/[.$C$9]" office:value-type="float" office:value="1581.38134865865" calcext:value-type="float">
            <text:p>1581</text:p>
          </table:table-cell>
          <table:table-cell table:style-name="ce160" table:formula="of:=1000*[.E22]/[.$C$9]" office:value-type="float" office:value="3558.10803448196" calcext:value-type="float">
            <text:p>3558</text:p>
          </table:table-cell>
          <table:table-cell table:style-name="ce160" table:formula="of:=1000*[.F22]/[.$C$9]" office:value-type="float" office:value="6325.52539463461" calcext:value-type="float">
            <text:p>6326</text:p>
          </table:table-cell>
          <table:table-cell table:style-name="ce160" table:formula="of:=1000*[.G22]/[.$C$9]" office:value-type="float" office:value="9883.63342911657" calcext:value-type="float">
            <text:p>98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seq (µs)</text:p>
          </table:table-cell>
          <table:table-cell table:style-name="ce160" table:formula="of:=[.C23]+[.$C$10]" office:value-type="float" office:value="895.345337164663" calcext:value-type="float">
            <text:p>895</text:p>
          </table:table-cell>
          <table:table-cell table:style-name="ce160" table:formula="of:=[.D23]+[.$C$10]" office:value-type="float" office:value="2081.38134865865" calcext:value-type="float">
            <text:p>2081</text:p>
          </table:table-cell>
          <table:table-cell table:style-name="ce160" table:formula="of:=[.E23]+[.$C$10]" office:value-type="float" office:value="4058.10803448197" calcext:value-type="float">
            <text:p>4058</text:p>
          </table:table-cell>
          <table:table-cell table:style-name="ce160" table:formula="of:=[.F23]+[.$C$10]" office:value-type="float" office:value="6825.52539463461" calcext:value-type="float">
            <text:p>6826</text:p>
          </table:table-cell>
          <table:table-cell table:style-name="ce160" table:formula="of:=[.G23]+[.$C$10]" office:value-type="float" office:value="10383.6334291166" calcext:value-type="float">
            <text:p>103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batch (µs)</text:p>
          </table:table-cell>
          <table:table-cell table:style-name="ce160" table:formula="of:=[.C23]/2" office:value-type="float" office:value="197.672668582331" calcext:value-type="float">
            <text:p>198</text:p>
          </table:table-cell>
          <table:table-cell table:style-name="ce160" table:formula="of:=[.D23]/2" office:value-type="float" office:value="790.690674329326" calcext:value-type="float">
            <text:p>791</text:p>
          </table:table-cell>
          <table:table-cell table:style-name="ce160" table:formula="of:=[.E23]/2" office:value-type="float" office:value="1779.05401724098" calcext:value-type="float">
            <text:p>1779</text:p>
          </table:table-cell>
          <table:table-cell table:style-name="ce160" table:formula="of:=[.F23]/2" office:value-type="float" office:value="3162.7626973173" calcext:value-type="float">
            <text:p>3163</text:p>
          </table:table-cell>
          <table:table-cell table:style-name="ce160" table:formula="of:=[.G23]/2" office:value-type="float" office:value="4941.81671455829" calcext:value-type="float">
            <text:p>4942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batch (µs)</text:p>
          </table:table-cell>
          <table:table-cell table:style-name="ce160" table:formula="of:=[.C25]+[.$C$10]" office:value-type="float" office:value="697.672668582331" calcext:value-type="float">
            <text:p>698</text:p>
          </table:table-cell>
          <table:table-cell table:style-name="ce160" table:formula="of:=[.D25]+[.$C$10]" office:value-type="float" office:value="1290.69067432933" calcext:value-type="float">
            <text:p>1291</text:p>
          </table:table-cell>
          <table:table-cell table:style-name="ce160" table:formula="of:=[.E25]+[.$C$10]" office:value-type="float" office:value="2279.05401724098" calcext:value-type="float">
            <text:p>2279</text:p>
          </table:table-cell>
          <table:table-cell table:style-name="ce160" table:formula="of:=[.F25]+[.$C$10]" office:value-type="float" office:value="3662.7626973173" calcext:value-type="float">
            <text:p>3663</text:p>
          </table:table-cell>
          <table:table-cell table:style-name="ce160" table:formula="of:=[.G25]+[.$C$10]" office:value-type="float" office:value="5441.81671455829" calcext:value-type="float">
            <text:p>5442</text:p>
          </table:table-cell>
          <table:table-cell/>
          <table:table-cell table:style-name="ce197"/>
        </table:table-row>
        <table:table-row table:style-name="ro1" table:number-rows-repeated="2">
          <table:table-cell/>
          <table:table-cell table:style-name="ce155"/>
          <table:table-cell table:style-name="ce161" table:number-columns-repeated="5"/>
          <table:table-cell/>
          <table:table-cell table:style-name="ce197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table:formula="of:=[.C$24]*[.$I33]/1000000" office:value-type="float" office:value="0.537207202298798" calcext:value-type="float">
            <text:p>0,5</text:p>
          </table:table-cell>
          <table:table-cell table:style-name="ce178" table:formula="of:=[.D$24]*[.$I33]/1000000" office:value-type="float" office:value="1.24882880919519" calcext:value-type="float">
            <text:p>1,2</text:p>
          </table:table-cell>
          <table:table-cell table:style-name="ce178" table:formula="of:=[.E$24]*[.$I33]/1000000" office:value-type="float" office:value="2.43486482068918" calcext:value-type="float">
            <text:p>2,4</text:p>
          </table:table-cell>
          <table:table-cell table:style-name="ce178" table:formula="of:=[.F$24]*[.$I33]/1000000" office:value-type="float" office:value="4.09531523678076" calcext:value-type="float">
            <text:p>4,1</text:p>
          </table:table-cell>
          <table:table-cell table:style-name="ce178" table:formula="of:=[.G$24]*[.$I33]/1000000" office:value-type="float" office:value="6.23018005746994" calcext:value-type="float">
            <text:p>6,2</text:p>
          </table:table-cell>
          <table:table-cell/>
          <table:table-cell table:formula="of:=6*[.B33]" office:value-type="float" office:value="600" calcext:value-type="float">
            <text:p>600</text:p>
          </table:table-cell>
        </table:table-row>
        <table:table-row table:style-name="ro11">
          <table:table-cell/>
          <table:table-cell office:value-type="float" office:value="350" calcext:value-type="float">
            <text:p>350</text:p>
          </table:table-cell>
          <table:table-cell table:formula="of:=[.C$24]*[.$I34]/1000000" office:value-type="float" office:value="1.88022520804579" calcext:value-type="float">
            <text:p>1,9</text:p>
          </table:table-cell>
          <table:table-cell table:style-name="ce178" table:formula="of:=[.D$24]*[.$I34]/1000000" office:value-type="float" office:value="4.37090083218317" calcext:value-type="float">
            <text:p>4,4</text:p>
          </table:table-cell>
          <table:table-cell table:style-name="ce178" table:formula="of:=[.E$24]*[.$I34]/1000000" office:value-type="float" office:value="8.52202687241213" calcext:value-type="float">
            <text:p>8,5</text:p>
          </table:table-cell>
          <table:table-cell table:style-name="ce178" table:formula="of:=[.F$24]*[.$I34]/1000000" office:value-type="float" office:value="14.3336033287327" calcext:value-type="float">
            <text:p>14,3</text:p>
          </table:table-cell>
          <table:table-cell table:style-name="ce178" table:formula="of:=[.G$24]*[.$I34]/1000000" office:value-type="float" office:value="21.8056302011448" calcext:value-type="float">
            <text:p>21,8</text:p>
          </table:table-cell>
          <table:table-cell table:style-name="ce24"/>
          <table:table-cell table:formula="of:=6*[.B34]" office:value-type="float" office:value="2100" calcext:value-type="float">
            <text:p>2100</text:p>
          </table:table-cell>
        </table:table-row>
        <table:table-row table:style-name="ro11">
          <table:table-cell/>
          <table:table-cell office:value-type="float" office:value="700" calcext:value-type="float">
            <text:p>700</text:p>
          </table:table-cell>
          <table:table-cell table:formula="of:=[.C$24]*[.$I35]/1000000" office:value-type="float" office:value="3.76045041609158" calcext:value-type="float">
            <text:p>3,8</text:p>
          </table:table-cell>
          <table:table-cell table:style-name="ce178" table:formula="of:=[.D$24]*[.$I35]/1000000" office:value-type="float" office:value="8.74180166436634" calcext:value-type="float">
            <text:p>8,7</text:p>
          </table:table-cell>
          <table:table-cell table:style-name="ce178" table:formula="of:=[.E$24]*[.$I35]/1000000" office:value-type="float" office:value="17.0440537448243" calcext:value-type="float">
            <text:p>17,0</text:p>
          </table:table-cell>
          <table:table-cell table:style-name="ce178" table:formula="of:=[.F$24]*[.$I35]/1000000" office:value-type="float" office:value="28.6672066574653" calcext:value-type="float">
            <text:p>28,7</text:p>
          </table:table-cell>
          <table:table-cell table:style-name="ce178" table:formula="of:=[.G$24]*[.$I35]/1000000" office:value-type="float" office:value="43.6112604022896" calcext:value-type="float">
            <text:p>43,6</text:p>
          </table:table-cell>
          <table:table-cell/>
          <table:table-cell table:formula="of:=6*[.B35]" office:value-type="float" office:value="4200" calcext:value-type="float">
            <text:p>4200</text:p>
          </table:table-cell>
        </table:table-row>
        <table:table-row table:style-name="ro11">
          <table:table-cell/>
          <table:table-cell office:value-type="float" office:value="1000" calcext:value-type="float">
            <text:p>1000</text:p>
          </table:table-cell>
          <table:table-cell table:formula="of:=[.C$24]*[.$I36]/1000000" office:value-type="float" office:value="5.37207202298798" calcext:value-type="float">
            <text:p>5,4</text:p>
          </table:table-cell>
          <table:table-cell table:style-name="ce178" table:formula="of:=[.D$24]*[.$I36]/1000000" office:value-type="float" office:value="12.4882880919519" calcext:value-type="float">
            <text:p>12,5</text:p>
          </table:table-cell>
          <table:table-cell table:style-name="ce178" table:formula="of:=[.E$24]*[.$I36]/1000000" office:value-type="float" office:value="24.3486482068918" calcext:value-type="float">
            <text:p>24,3</text:p>
          </table:table-cell>
          <table:table-cell table:style-name="ce178" table:formula="of:=[.F$24]*[.$I36]/1000000" office:value-type="float" office:value="40.9531523678076" calcext:value-type="float">
            <text:p>41,0</text:p>
          </table:table-cell>
          <table:table-cell table:style-name="ce178" table:formula="of:=[.G$24]*[.$I36]/1000000" office:value-type="float" office:value="62.3018005746994" calcext:value-type="float">
            <text:p>62,3</text:p>
          </table:table-cell>
          <table:table-cell/>
          <table:table-cell table:formula="of:=6*[.B36]" office:value-type="float" office:value="6000" calcext:value-type="float">
            <text:p>6000</text:p>
          </table:table-cell>
        </table:table-row>
        <table:table-row table:style-name="ro11">
          <table:table-cell/>
          <table:table-cell office:value-type="float" office:value="1350" calcext:value-type="float">
            <text:p>1350</text:p>
          </table:table-cell>
          <table:table-cell table:formula="of:=[.C$24]*[.$I37]/1000000" office:value-type="float" office:value="7.25229723103377" calcext:value-type="float">
            <text:p>7,3</text:p>
          </table:table-cell>
          <table:table-cell table:style-name="ce178" table:formula="of:=[.D$24]*[.$I37]/1000000" office:value-type="float" office:value="16.8591889241351" calcext:value-type="float">
            <text:p>16,9</text:p>
          </table:table-cell>
          <table:table-cell table:style-name="ce178" table:formula="of:=[.E$24]*[.$I37]/1000000" office:value-type="float" office:value="32.8706750793039" calcext:value-type="float">
            <text:p>32,9</text:p>
          </table:table-cell>
          <table:table-cell table:style-name="ce178" table:formula="of:=[.F$24]*[.$I37]/1000000" office:value-type="float" office:value="55.2867556965403" calcext:value-type="float">
            <text:p>55,3</text:p>
          </table:table-cell>
          <table:table-cell table:style-name="ce178" table:formula="of:=[.G$24]*[.$I37]/1000000" office:value-type="float" office:value="84.1074307758442" calcext:value-type="float">
            <text:p>84,1</text:p>
          </table:table-cell>
          <table:table-cell/>
          <table:table-cell table:formula="of:=6*[.B37]" office:value-type="float" office:value="8100" calcext:value-type="float">
            <text:p>8100</text:p>
          </table:table-cell>
        </table:table-row>
        <table:table-row table:style-name="ro11">
          <table:table-cell/>
          <table:table-cell office:value-type="float" office:value="1500" calcext:value-type="float">
            <text:p>1500</text:p>
          </table:table-cell>
          <table:table-cell table:formula="of:=[.C$24]*[.$I38]/1000000" office:value-type="float" office:value="8.05810803448197" calcext:value-type="float">
            <text:p>8,1</text:p>
          </table:table-cell>
          <table:table-cell table:style-name="ce178" table:formula="of:=[.D$24]*[.$I38]/1000000" office:value-type="float" office:value="18.7324321379279" calcext:value-type="float">
            <text:p>18,7</text:p>
          </table:table-cell>
          <table:table-cell table:style-name="ce178" table:formula="of:=[.E$24]*[.$I38]/1000000" office:value-type="float" office:value="36.5229723103377" calcext:value-type="float">
            <text:p>36,5</text:p>
          </table:table-cell>
          <table:table-cell table:style-name="ce178" table:formula="of:=[.F$24]*[.$I38]/1000000" office:value-type="float" office:value="61.4297285517114" calcext:value-type="float">
            <text:p>61,4</text:p>
          </table:table-cell>
          <table:table-cell table:style-name="ce178" table:formula="of:=[.G$24]*[.$I38]/1000000" office:value-type="float" office:value="93.4527008620491" calcext:value-type="float">
            <text:p>93,5</text:p>
          </table:table-cell>
          <table:table-cell/>
          <table:table-cell table:formula="of:=6*[.B38]" office:value-type="float" office:value="9000" calcext:value-type="float">
            <text:p>9000</text:p>
          </table:table-cell>
        </table:table-row>
        <table:table-row table:style-name="ro11">
          <table:table-cell/>
          <table:table-cell office:value-type="float" office:value="2000" calcext:value-type="float">
            <text:p>2000</text:p>
          </table:table-cell>
          <table:table-cell table:formula="of:=[.C$24]*[.$I39]/1000000" office:value-type="float" office:value="10.744144045976" calcext:value-type="float">
            <text:p>10,7</text:p>
          </table:table-cell>
          <table:table-cell table:style-name="ce178" table:formula="of:=[.D$24]*[.$I39]/1000000" office:value-type="float" office:value="24.9765761839038" calcext:value-type="float">
            <text:p>25,0</text:p>
          </table:table-cell>
          <table:table-cell table:style-name="ce178" table:formula="of:=[.E$24]*[.$I39]/1000000" office:value-type="float" office:value="48.6972964137836" calcext:value-type="float">
            <text:p>48,7</text:p>
          </table:table-cell>
          <table:table-cell table:style-name="ce178" table:formula="of:=[.F$24]*[.$I39]/1000000" office:value-type="float" office:value="81.9063047356153" calcext:value-type="float">
            <text:p>81,9</text:p>
          </table:table-cell>
          <table:table-cell table:style-name="ce178" table:formula="of:=[.G$24]*[.$I39]/1000000" office:value-type="float" office:value="124.603601149399" calcext:value-type="float">
            <text:p>124,6</text:p>
          </table:table-cell>
          <table:table-cell/>
          <table:table-cell table:formula="of:=6*[.B39]" office:value-type="float" office:value="12000" calcext:value-type="float">
            <text:p>12000</text:p>
          </table:table-cell>
        </table:table-row>
        <table:table-row table:style-name="ro11">
          <table:table-cell/>
          <table:table-cell office:value-type="float" office:value="2500" calcext:value-type="float">
            <text:p>2500</text:p>
          </table:table-cell>
          <table:table-cell table:formula="of:=[.C$24]*[.$I40]/1000000" office:value-type="float" office:value="13.4301800574699" calcext:value-type="float">
            <text:p>13,4</text:p>
          </table:table-cell>
          <table:table-cell table:style-name="ce178" table:formula="of:=[.D$24]*[.$I40]/1000000" office:value-type="float" office:value="31.2207202298798" calcext:value-type="float">
            <text:p>31,2</text:p>
          </table:table-cell>
          <table:table-cell table:style-name="ce178" table:formula="of:=[.E$24]*[.$I40]/1000000" office:value-type="float" office:value="60.8716205172295" calcext:value-type="float">
            <text:p>60,9</text:p>
          </table:table-cell>
          <table:table-cell table:style-name="ce178" table:formula="of:=[.F$24]*[.$I40]/1000000" office:value-type="float" office:value="102.382880919519" calcext:value-type="float">
            <text:p>102,4</text:p>
          </table:table-cell>
          <table:table-cell table:style-name="ce178" table:formula="of:=[.G$24]*[.$I40]/1000000" office:value-type="float" office:value="155.754501436749" calcext:value-type="float">
            <text:p>155,8</text:p>
          </table:table-cell>
          <table:table-cell/>
          <table:table-cell table:formula="of:=6*[.B40]" office:value-type="float" office:value="15000" calcext:value-type="float">
            <text:p>15000</text:p>
          </table:table-cell>
        </table:table-row>
        <table:table-row table:style-name="ro11">
          <table:table-cell/>
          <table:table-cell office:value-type="float" office:value="3000" calcext:value-type="float">
            <text:p>3000</text:p>
          </table:table-cell>
          <table:table-cell table:formula="of:=[.C$24]*[.$I41]/1000000" office:value-type="float" office:value="16.1162160689639" calcext:value-type="float">
            <text:p>16,1</text:p>
          </table:table-cell>
          <table:table-cell table:style-name="ce178" table:formula="of:=[.D$24]*[.$I41]/1000000" office:value-type="float" office:value="37.4648642758557" calcext:value-type="float">
            <text:p>37,5</text:p>
          </table:table-cell>
          <table:table-cell table:style-name="ce178" table:formula="of:=[.E$24]*[.$I41]/1000000" office:value-type="float" office:value="73.0459446206754" calcext:value-type="float">
            <text:p>73,0</text:p>
          </table:table-cell>
          <table:table-cell table:style-name="ce178" table:formula="of:=[.F$24]*[.$I41]/1000000" office:value-type="float" office:value="122.859457103423" calcext:value-type="float">
            <text:p>122,9</text:p>
          </table:table-cell>
          <table:table-cell table:style-name="ce178" table:formula="of:=[.G$24]*[.$I41]/1000000" office:value-type="float" office:value="186.905401724098" calcext:value-type="float">
            <text:p>186,9</text:p>
          </table:table-cell>
          <table:table-cell/>
          <table:table-cell table:formula="of:=6*[.B41]" office:value-type="float" office:value="18000" calcext:value-type="float">
            <text:p>18000</text:p>
          </table:table-cell>
        </table:table-row>
        <table:table-row table:style-name="ro11">
          <table:table-cell/>
          <table:table-cell office:value-type="float" office:value="3500" calcext:value-type="float">
            <text:p>3500</text:p>
          </table:table-cell>
          <table:table-cell table:formula="of:=[.C$24]*[.$I42]/1000000" office:value-type="float" office:value="18.8022520804579" calcext:value-type="float">
            <text:p>18,8</text:p>
          </table:table-cell>
          <table:table-cell table:style-name="ce178" table:formula="of:=[.D$24]*[.$I42]/1000000" office:value-type="float" office:value="43.7090083218317" calcext:value-type="float">
            <text:p>43,7</text:p>
          </table:table-cell>
          <table:table-cell table:style-name="ce178" table:formula="of:=[.E$24]*[.$I42]/1000000" office:value-type="float" office:value="85.2202687241213" calcext:value-type="float">
            <text:p>85,2</text:p>
          </table:table-cell>
          <table:table-cell table:style-name="ce178" table:formula="of:=[.F$24]*[.$I42]/1000000" office:value-type="float" office:value="143.336033287327" calcext:value-type="float">
            <text:p>143,3</text:p>
          </table:table-cell>
          <table:table-cell table:style-name="ce178" table:formula="of:=[.G$24]*[.$I42]/1000000" office:value-type="float" office:value="218.056302011448" calcext:value-type="float">
            <text:p>218,1</text:p>
          </table:table-cell>
          <table:table-cell/>
          <table:table-cell table:formula="of:=6*[.B42]" office:value-type="float" office:value="21000" calcext:value-type="float">
            <text:p>21000</text:p>
          </table:table-cell>
        </table:table-row>
        <table:table-row table:style-name="ro11">
          <table:table-cell/>
          <table:table-cell office:value-type="float" office:value="4000" calcext:value-type="float">
            <text:p>4000</text:p>
          </table:table-cell>
          <table:table-cell table:formula="of:=[.C$24]*[.$I43]/1000000" office:value-type="float" office:value="21.4882880919519" calcext:value-type="float">
            <text:p>21,5</text:p>
          </table:table-cell>
          <table:table-cell table:style-name="ce178" table:formula="of:=[.D$24]*[.$I43]/1000000" office:value-type="float" office:value="49.9531523678076" calcext:value-type="float">
            <text:p>50,0</text:p>
          </table:table-cell>
          <table:table-cell table:style-name="ce178" table:formula="of:=[.E$24]*[.$I43]/1000000" office:value-type="float" office:value="97.3945928275672" calcext:value-type="float">
            <text:p>97,4</text:p>
          </table:table-cell>
          <table:table-cell table:style-name="ce178" table:formula="of:=[.F$24]*[.$I43]/1000000" office:value-type="float" office:value="163.812609471231" calcext:value-type="float">
            <text:p>163,8</text:p>
          </table:table-cell>
          <table:table-cell table:style-name="ce178" table:formula="of:=[.G$24]*[.$I43]/1000000" office:value-type="float" office:value="249.207202298798" calcext:value-type="float">
            <text:p>249,2</text:p>
          </table:table-cell>
          <table:table-cell/>
          <table:table-cell table:formula="of:=6*[.B43]" office:value-type="float" office:value="24000" calcext:value-type="float">
            <text:p>24000</text:p>
          </table:table-cell>
        </table:table-row>
        <table:table-row table:style-name="ro11">
          <table:table-cell/>
          <table:table-cell office:value-type="float" office:value="4500" calcext:value-type="float">
            <text:p>4500</text:p>
          </table:table-cell>
          <table:table-cell table:formula="of:=[.C$24]*[.$I44]/1000000" office:value-type="float" office:value="24.1743241034459" calcext:value-type="float">
            <text:p>24,2</text:p>
          </table:table-cell>
          <table:table-cell table:style-name="ce178" table:formula="of:=[.D$24]*[.$I44]/1000000" office:value-type="float" office:value="56.1972964137836" calcext:value-type="float">
            <text:p>56,2</text:p>
          </table:table-cell>
          <table:table-cell table:style-name="ce178" table:formula="of:=[.E$24]*[.$I44]/1000000" office:value-type="float" office:value="109.568916931013" calcext:value-type="float">
            <text:p>109,6</text:p>
          </table:table-cell>
          <table:table-cell table:style-name="ce178" table:formula="of:=[.F$24]*[.$I44]/1000000" office:value-type="float" office:value="184.289185655134" calcext:value-type="float">
            <text:p>184,3</text:p>
          </table:table-cell>
          <table:table-cell table:style-name="ce178" table:formula="of:=[.G$24]*[.$I44]/1000000" office:value-type="float" office:value="280.358102586147" calcext:value-type="float">
            <text:p>280,4</text:p>
          </table:table-cell>
          <table:table-cell/>
          <table:table-cell table:formula="of:=6*[.B44]" office:value-type="float" office:value="27000" calcext:value-type="float">
            <text:p>27000</text:p>
          </table:table-cell>
        </table:table-row>
        <table:table-row table:style-name="ro11">
          <table:table-cell/>
          <table:table-cell office:value-type="float" office:value="5000" calcext:value-type="float">
            <text:p>5000</text:p>
          </table:table-cell>
          <table:table-cell table:formula="of:=[.C$24]*[.$I45]/1000000" office:value-type="float" office:value="26.8603601149399" calcext:value-type="float">
            <text:p>26,9</text:p>
          </table:table-cell>
          <table:table-cell table:style-name="ce178" table:formula="of:=[.D$24]*[.$I45]/1000000" office:value-type="float" office:value="62.4414404597595" calcext:value-type="float">
            <text:p>62,4</text:p>
          </table:table-cell>
          <table:table-cell table:style-name="ce178" table:formula="of:=[.E$24]*[.$I45]/1000000" office:value-type="float" office:value="121.743241034459" calcext:value-type="float">
            <text:p>121,7</text:p>
          </table:table-cell>
          <table:table-cell table:style-name="ce178" table:formula="of:=[.F$24]*[.$I45]/1000000" office:value-type="float" office:value="204.765761839038" calcext:value-type="float">
            <text:p>204,8</text:p>
          </table:table-cell>
          <table:table-cell table:style-name="ce178" table:formula="of:=[.G$24]*[.$I45]/1000000" office:value-type="float" office:value="311.509002873497" calcext:value-type="float">
            <text:p>311,5</text:p>
          </table:table-cell>
          <table:table-cell/>
          <table:table-cell table:formula="of:=6*[.B45]" office:value-type="float" office:value="30000" calcext:value-type="float">
            <text:p>30000</text:p>
          </table:table-cell>
        </table:table-row>
        <table:table-row table:style-name="ro11">
          <table:table-cell/>
          <table:table-cell office:value-type="float" office:value="5500" calcext:value-type="float">
            <text:p>5500</text:p>
          </table:table-cell>
          <table:table-cell table:formula="of:=[.C$24]*[.$I46]/1000000" office:value-type="float" office:value="29.5463961264339" calcext:value-type="float">
            <text:p>29,5</text:p>
          </table:table-cell>
          <table:table-cell table:style-name="ce178" table:formula="of:=[.D$24]*[.$I46]/1000000" office:value-type="float" office:value="68.6855845057355" calcext:value-type="float">
            <text:p>68,7</text:p>
          </table:table-cell>
          <table:table-cell table:style-name="ce178" table:formula="of:=[.E$24]*[.$I46]/1000000" office:value-type="float" office:value="133.917565137905" calcext:value-type="float">
            <text:p>133,9</text:p>
          </table:table-cell>
          <table:table-cell table:style-name="ce178" table:formula="of:=[.F$24]*[.$I46]/1000000" office:value-type="float" office:value="225.242338022942" calcext:value-type="float">
            <text:p>225,2</text:p>
          </table:table-cell>
          <table:table-cell table:style-name="ce178" table:formula="of:=[.G$24]*[.$I46]/1000000" office:value-type="float" office:value="342.659903160847" calcext:value-type="float">
            <text:p>342,7</text:p>
          </table:table-cell>
          <table:table-cell/>
          <table:table-cell table:formula="of:=6*[.B46]" office:value-type="float" office:value="33000" calcext:value-type="float">
            <text:p>33000</text:p>
          </table:table-cell>
        </table:table-row>
        <table:table-row table:style-name="ro11">
          <table:table-cell/>
          <table:table-cell office:value-type="float" office:value="6000" calcext:value-type="float">
            <text:p>6000</text:p>
          </table:table-cell>
          <table:table-cell table:formula="of:=[.C$24]*[.$I47]/1000000" office:value-type="float" office:value="32.2324321379279" calcext:value-type="float">
            <text:p>32,2</text:p>
          </table:table-cell>
          <table:table-cell table:style-name="ce178" table:formula="of:=[.D$24]*[.$I47]/1000000" office:value-type="float" office:value="74.9297285517114" calcext:value-type="float">
            <text:p>74,9</text:p>
          </table:table-cell>
          <table:table-cell table:style-name="ce178" table:formula="of:=[.E$24]*[.$I47]/1000000" office:value-type="float" office:value="146.091889241351" calcext:value-type="float">
            <text:p>146,1</text:p>
          </table:table-cell>
          <table:table-cell table:style-name="ce178" table:formula="of:=[.F$24]*[.$I47]/1000000" office:value-type="float" office:value="245.718914206846" calcext:value-type="float">
            <text:p>245,7</text:p>
          </table:table-cell>
          <table:table-cell table:style-name="ce178" table:formula="of:=[.G$24]*[.$I47]/1000000" office:value-type="float" office:value="373.810803448197" calcext:value-type="float">
            <text:p>373,8</text:p>
          </table:table-cell>
          <table:table-cell/>
          <table:table-cell table:formula="of:=6*[.B47]" office:value-type="float" office:value="36000" calcext:value-type="float">
            <text:p>36000</text:p>
          </table:table-cell>
        </table:table-row>
        <table:table-row table:style-name="ro11">
          <table:table-cell/>
          <table:table-cell office:value-type="float" office:value="6500" calcext:value-type="float">
            <text:p>6500</text:p>
          </table:table-cell>
          <table:table-cell table:formula="of:=[.C$24]*[.$I48]/1000000" office:value-type="float" office:value="34.9184681494218" calcext:value-type="float">
            <text:p>34,9</text:p>
          </table:table-cell>
          <table:table-cell table:style-name="ce178" table:formula="of:=[.D$24]*[.$I48]/1000000" office:value-type="float" office:value="81.1738725976874" calcext:value-type="float">
            <text:p>81,2</text:p>
          </table:table-cell>
          <table:table-cell table:style-name="ce178" table:formula="of:=[.E$24]*[.$I48]/1000000" office:value-type="float" office:value="158.266213344797" calcext:value-type="float">
            <text:p>158,3</text:p>
          </table:table-cell>
          <table:table-cell table:style-name="ce178" table:formula="of:=[.F$24]*[.$I48]/1000000" office:value-type="float" office:value="266.19549039075" calcext:value-type="float">
            <text:p>266,2</text:p>
          </table:table-cell>
          <table:table-cell table:style-name="ce178" table:formula="of:=[.G$24]*[.$I48]/1000000" office:value-type="float" office:value="404.961703735546" calcext:value-type="float">
            <text:p>405,0</text:p>
          </table:table-cell>
          <table:table-cell/>
          <table:table-cell table:formula="of:=6*[.B48]" office:value-type="float" office:value="39000" calcext:value-type="float">
            <text:p>39000</text:p>
          </table:table-cell>
        </table:table-row>
        <table:table-row table:style-name="ro11">
          <table:table-cell/>
          <table:table-cell office:value-type="float" office:value="7000" calcext:value-type="float">
            <text:p>7000</text:p>
          </table:table-cell>
          <table:table-cell table:formula="of:=[.C$24]*[.$I49]/1000000" office:value-type="float" office:value="37.6045041609158" calcext:value-type="float">
            <text:p>37,6</text:p>
          </table:table-cell>
          <table:table-cell table:style-name="ce178" table:formula="of:=[.D$24]*[.$I49]/1000000" office:value-type="float" office:value="87.4180166436634" calcext:value-type="float">
            <text:p>87,4</text:p>
          </table:table-cell>
          <table:table-cell table:style-name="ce178" table:formula="of:=[.E$24]*[.$I49]/1000000" office:value-type="float" office:value="170.440537448243" calcext:value-type="float">
            <text:p>170,4</text:p>
          </table:table-cell>
          <table:table-cell table:style-name="ce178" table:formula="of:=[.F$24]*[.$I49]/1000000" office:value-type="float" office:value="286.672066574653" calcext:value-type="float">
            <text:p>286,7</text:p>
          </table:table-cell>
          <table:table-cell table:style-name="ce178" table:formula="of:=[.G$24]*[.$I49]/1000000" office:value-type="float" office:value="436.112604022896" calcext:value-type="float">
            <text:p>436,1</text:p>
          </table:table-cell>
          <table:table-cell/>
          <table:table-cell table:formula="of:=6*[.B49]" office:value-type="float" office:value="42000" calcext:value-type="float">
            <text:p>42000</text:p>
          </table:table-cell>
        </table:table-row>
        <table:table-row table:style-name="ro11">
          <table:table-cell/>
          <table:table-cell office:value-type="float" office:value="7500" calcext:value-type="float">
            <text:p>7500</text:p>
          </table:table-cell>
          <table:table-cell table:formula="of:=[.C$24]*[.$I50]/1000000" office:value-type="float" office:value="40.2905401724098" calcext:value-type="float">
            <text:p>40,3</text:p>
          </table:table-cell>
          <table:table-cell table:style-name="ce178" table:formula="of:=[.D$24]*[.$I50]/1000000" office:value-type="float" office:value="93.6621606896393" calcext:value-type="float">
            <text:p>93,7</text:p>
          </table:table-cell>
          <table:table-cell table:style-name="ce178" table:formula="of:=[.E$24]*[.$I50]/1000000" office:value-type="float" office:value="182.614861551688" calcext:value-type="float">
            <text:p>182,6</text:p>
          </table:table-cell>
          <table:table-cell table:style-name="ce178" table:formula="of:=[.F$24]*[.$I50]/1000000" office:value-type="float" office:value="307.148642758557" calcext:value-type="float">
            <text:p>307,1</text:p>
          </table:table-cell>
          <table:table-cell table:style-name="ce178" table:formula="of:=[.G$24]*[.$I50]/1000000" office:value-type="float" office:value="467.263504310246" calcext:value-type="float">
            <text:p>467,3</text:p>
          </table:table-cell>
          <table:table-cell/>
          <table:table-cell table:formula="of:=6*[.B50]" office:value-type="float" office:value="45000" calcext:value-type="float">
            <text:p>45000</text:p>
          </table:table-cell>
        </table:table-row>
        <table:table-row table:style-name="ro11">
          <table:table-cell/>
          <table:table-cell office:value-type="float" office:value="8000" calcext:value-type="float">
            <text:p>8000</text:p>
          </table:table-cell>
          <table:table-cell table:formula="of:=[.C$24]*[.$I51]/1000000" office:value-type="float" office:value="42.9765761839038" calcext:value-type="float">
            <text:p>43,0</text:p>
          </table:table-cell>
          <table:table-cell table:style-name="ce178" table:formula="of:=[.D$24]*[.$I51]/1000000" office:value-type="float" office:value="99.9063047356153" calcext:value-type="float">
            <text:p>99,9</text:p>
          </table:table-cell>
          <table:table-cell table:style-name="ce178" table:formula="of:=[.E$24]*[.$I51]/1000000" office:value-type="float" office:value="194.789185655134" calcext:value-type="float">
            <text:p>194,8</text:p>
          </table:table-cell>
          <table:table-cell table:style-name="ce178" table:formula="of:=[.F$24]*[.$I51]/1000000" office:value-type="float" office:value="327.625218942461" calcext:value-type="float">
            <text:p>327,6</text:p>
          </table:table-cell>
          <table:table-cell table:style-name="ce178" table:formula="of:=[.G$24]*[.$I51]/1000000" office:value-type="float" office:value="498.414404597595" calcext:value-type="float">
            <text:p>498,4</text:p>
          </table:table-cell>
          <table:table-cell/>
          <table:table-cell table:formula="of:=6*[.B51]" office:value-type="float" office:value="48000" calcext:value-type="float">
            <text:p>48000</text:p>
          </table:table-cell>
        </table:table-row>
        <table:table-row table:style-name="ro11">
          <table:table-cell/>
          <table:table-cell office:value-type="float" office:value="8500" calcext:value-type="float">
            <text:p>8500</text:p>
          </table:table-cell>
          <table:table-cell table:formula="of:=[.C$24]*[.$I52]/1000000" office:value-type="float" office:value="45.6626121953978" calcext:value-type="float">
            <text:p>45,7</text:p>
          </table:table-cell>
          <table:table-cell table:style-name="ce178" table:formula="of:=[.D$24]*[.$I52]/1000000" office:value-type="float" office:value="106.150448781591" calcext:value-type="float">
            <text:p>106,2</text:p>
          </table:table-cell>
          <table:table-cell table:style-name="ce178" table:formula="of:=[.E$24]*[.$I52]/1000000" office:value-type="float" office:value="206.96350975858" calcext:value-type="float">
            <text:p>207,0</text:p>
          </table:table-cell>
          <table:table-cell table:style-name="ce178" table:formula="of:=[.F$24]*[.$I52]/1000000" office:value-type="float" office:value="348.101795126365" calcext:value-type="float">
            <text:p>348,1</text:p>
          </table:table-cell>
          <table:table-cell table:style-name="ce178" table:formula="of:=[.G$24]*[.$I52]/1000000" office:value-type="float" office:value="529.565304884945" calcext:value-type="float">
            <text:p>529,6</text:p>
          </table:table-cell>
          <table:table-cell/>
          <table:table-cell table:formula="of:=6*[.B52]" office:value-type="float" office:value="51000" calcext:value-type="float">
            <text:p>51000</text:p>
          </table:table-cell>
        </table:table-row>
        <table:table-row table:style-name="ro11">
          <table:table-cell/>
          <table:table-cell office:value-type="float" office:value="9000" calcext:value-type="float">
            <text:p>9000</text:p>
          </table:table-cell>
          <table:table-cell table:formula="of:=[.C$24]*[.$I53]/1000000" office:value-type="float" office:value="48.3486482068918" calcext:value-type="float">
            <text:p>48,3</text:p>
          </table:table-cell>
          <table:table-cell table:style-name="ce178" table:formula="of:=[.D$24]*[.$I53]/1000000" office:value-type="float" office:value="112.394592827567" calcext:value-type="float">
            <text:p>112,4</text:p>
          </table:table-cell>
          <table:table-cell table:style-name="ce178" table:formula="of:=[.E$24]*[.$I53]/1000000" office:value-type="float" office:value="219.137833862026" calcext:value-type="float">
            <text:p>219,1</text:p>
          </table:table-cell>
          <table:table-cell table:style-name="ce178" table:formula="of:=[.F$24]*[.$I53]/1000000" office:value-type="float" office:value="368.578371310269" calcext:value-type="float">
            <text:p>368,6</text:p>
          </table:table-cell>
          <table:table-cell table:style-name="ce178" table:formula="of:=[.G$24]*[.$I53]/1000000" office:value-type="float" office:value="560.716205172295" calcext:value-type="float">
            <text:p>560,7</text:p>
          </table:table-cell>
          <table:table-cell/>
          <table:table-cell table:formula="of:=6*[.B53]" office:value-type="float" office:value="54000" calcext:value-type="float">
            <text:p>54000</text:p>
          </table:table-cell>
        </table:table-row>
        <table:table-row table:style-name="ro11">
          <table:table-cell/>
          <table:table-cell office:value-type="float" office:value="9500" calcext:value-type="float">
            <text:p>9500</text:p>
          </table:table-cell>
          <table:table-cell table:formula="of:=[.C$24]*[.$I54]/1000000" office:value-type="float" office:value="51.0346842183858" calcext:value-type="float">
            <text:p>51,0</text:p>
          </table:table-cell>
          <table:table-cell table:style-name="ce178" table:formula="of:=[.D$24]*[.$I54]/1000000" office:value-type="float" office:value="118.638736873543" calcext:value-type="float">
            <text:p>118,6</text:p>
          </table:table-cell>
          <table:table-cell table:style-name="ce178" table:formula="of:=[.E$24]*[.$I54]/1000000" office:value-type="float" office:value="231.312157965472" calcext:value-type="float">
            <text:p>231,3</text:p>
          </table:table-cell>
          <table:table-cell table:style-name="ce178" table:formula="of:=[.F$24]*[.$I54]/1000000" office:value-type="float" office:value="389.054947494172" calcext:value-type="float">
            <text:p>389,1</text:p>
          </table:table-cell>
          <table:table-cell table:style-name="ce178" table:formula="of:=[.G$24]*[.$I54]/1000000" office:value-type="float" office:value="591.867105459644" calcext:value-type="float">
            <text:p>591,9</text:p>
          </table:table-cell>
          <table:table-cell/>
          <table:table-cell table:formula="of:=6*[.B54]" office:value-type="float" office:value="57000" calcext:value-type="float">
            <text:p>57000</text:p>
          </table:table-cell>
        </table:table-row>
        <table:table-row table:style-name="ro11">
          <table:table-cell/>
          <table:table-cell office:value-type="float" office:value="10000" calcext:value-type="float">
            <text:p>10000</text:p>
          </table:table-cell>
          <table:table-cell table:formula="of:=[.C$24]*[.$I55]/1000000" office:value-type="float" office:value="53.7207202298798" calcext:value-type="float">
            <text:p>53,7</text:p>
          </table:table-cell>
          <table:table-cell table:style-name="ce178" table:formula="of:=[.D$24]*[.$I55]/1000000" office:value-type="float" office:value="124.882880919519" calcext:value-type="float">
            <text:p>124,9</text:p>
          </table:table-cell>
          <table:table-cell table:style-name="ce178" table:formula="of:=[.E$24]*[.$I55]/1000000" office:value-type="float" office:value="243.486482068918" calcext:value-type="float">
            <text:p>243,5</text:p>
          </table:table-cell>
          <table:table-cell table:style-name="ce178" table:formula="of:=[.F$24]*[.$I55]/1000000" office:value-type="float" office:value="409.531523678076" calcext:value-type="float">
            <text:p>409,5</text:p>
          </table:table-cell>
          <table:table-cell table:style-name="ce178" table:formula="of:=[.G$24]*[.$I55]/1000000" office:value-type="float" office:value="623.018005746994" calcext:value-type="float">
            <text:p>623,0</text:p>
          </table:table-cell>
          <table:table-cell/>
          <table:table-cell table:formula="of:=6*[.B55]" office:value-type="float" office:value="60000" calcext:value-type="float">
            <text:p>60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63" table:formula="of:=[.C$26]*[.$I61]/1000000" office:value-type="float" office:value="0.418603601149399" calcext:value-type="float">
            <text:p>0,4</text:p>
          </table:table-cell>
          <table:table-cell table:style-name="ce163" table:formula="of:=[.D$26]*[.$I61]/1000000" office:value-type="float" office:value="0.774414404597595" calcext:value-type="float">
            <text:p>0,8</text:p>
          </table:table-cell>
          <table:table-cell table:style-name="ce163" table:formula="of:=[.E$26]*[.$I61]/1000000" office:value-type="float" office:value="1.36743241034459" calcext:value-type="float">
            <text:p>1,4</text:p>
          </table:table-cell>
          <table:table-cell table:style-name="ce163" table:formula="of:=[.F$26]*[.$I61]/1000000" office:value-type="float" office:value="2.19765761839038" calcext:value-type="float">
            <text:p>2,2</text:p>
          </table:table-cell>
          <table:table-cell table:style-name="ce163" table:formula="of:=[.G$26]*[.$I61]/1000000" office:value-type="float" office:value="3.26509002873497" calcext:value-type="float">
            <text:p>3,3</text:p>
          </table:table-cell>
          <table:table-cell/>
          <table:table-cell table:formula="of:=6*[.B61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63" table:formula="of:=[.C$26]*[.$I62]/1000000" office:value-type="float" office:value="1.4651126040229" calcext:value-type="float">
            <text:p>1,5</text:p>
          </table:table-cell>
          <table:table-cell table:style-name="ce163" table:formula="of:=[.D$26]*[.$I62]/1000000" office:value-type="float" office:value="2.71045041609158" calcext:value-type="float">
            <text:p>2,7</text:p>
          </table:table-cell>
          <table:table-cell table:style-name="ce163" table:formula="of:=[.E$26]*[.$I62]/1000000" office:value-type="float" office:value="4.78601343620606" calcext:value-type="float">
            <text:p>4,8</text:p>
          </table:table-cell>
          <table:table-cell table:style-name="ce163" table:formula="of:=[.F$26]*[.$I62]/1000000" office:value-type="float" office:value="7.69180166436633" calcext:value-type="float">
            <text:p>7,7</text:p>
          </table:table-cell>
          <table:table-cell table:style-name="ce163" table:formula="of:=[.G$26]*[.$I62]/1000000" office:value-type="float" office:value="11.4278151005724" calcext:value-type="float">
            <text:p>11,4</text:p>
          </table:table-cell>
          <table:table-cell table:style-name="ce24"/>
          <table:table-cell table:formula="of:=6*[.B62]" office:value-type="float" office:value="2100" calcext:value-type="float">
            <text:p>2100</text:p>
          </table:table-cell>
        </table:table-row>
        <table:table-row table:style-name="ro12">
          <table:table-cell/>
          <table:table-cell office:value-type="float" office:value="700" calcext:value-type="float">
            <text:p>700</text:p>
          </table:table-cell>
          <table:table-cell table:style-name="ce163" table:formula="of:=[.C$26]*[.$I63]/1000000" office:value-type="float" office:value="2.93022520804579" calcext:value-type="float">
            <text:p>2,9</text:p>
          </table:table-cell>
          <table:table-cell table:style-name="ce163" table:formula="of:=[.D$26]*[.$I63]/1000000" office:value-type="float" office:value="5.42090083218317" calcext:value-type="float">
            <text:p>5,4</text:p>
          </table:table-cell>
          <table:table-cell table:style-name="ce163" table:formula="of:=[.E$26]*[.$I63]/1000000" office:value-type="float" office:value="9.57202687241213" calcext:value-type="float">
            <text:p>9,6</text:p>
          </table:table-cell>
          <table:table-cell table:style-name="ce163" table:formula="of:=[.F$26]*[.$I63]/1000000" office:value-type="float" office:value="15.3836033287327" calcext:value-type="float">
            <text:p>15,4</text:p>
          </table:table-cell>
          <table:table-cell table:style-name="ce163" table:formula="of:=[.G$26]*[.$I63]/1000000" office:value-type="float" office:value="22.8556302011448" calcext:value-type="float">
            <text:p>22,9</text:p>
          </table:table-cell>
          <table:table-cell/>
          <table:table-cell table:formula="of:=6*[.B63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63" table:formula="of:=[.C$26]*[.$I64]/1000000" office:value-type="float" office:value="4.18603601149399" calcext:value-type="float">
            <text:p>4,2</text:p>
          </table:table-cell>
          <table:table-cell table:style-name="ce163" table:formula="of:=[.D$26]*[.$I64]/1000000" office:value-type="float" office:value="7.74414404597595" calcext:value-type="float">
            <text:p>7,7</text:p>
          </table:table-cell>
          <table:table-cell table:style-name="ce163" table:formula="of:=[.E$26]*[.$I64]/1000000" office:value-type="float" office:value="13.6743241034459" calcext:value-type="float">
            <text:p>13,7</text:p>
          </table:table-cell>
          <table:table-cell table:style-name="ce163" table:formula="of:=[.F$26]*[.$I64]/1000000" office:value-type="float" office:value="21.9765761839038" calcext:value-type="float">
            <text:p>22,0</text:p>
          </table:table-cell>
          <table:table-cell table:style-name="ce163" table:formula="of:=[.G$26]*[.$I64]/1000000" office:value-type="float" office:value="32.6509002873497" calcext:value-type="float">
            <text:p>32,7</text:p>
          </table:table-cell>
          <table:table-cell/>
          <table:table-cell table:formula="of:=6*[.B64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63" table:formula="of:=[.C$26]*[.$I65]/1000000" office:value-type="float" office:value="5.65114861551688" calcext:value-type="float">
            <text:p>5,7</text:p>
          </table:table-cell>
          <table:table-cell table:style-name="ce163" table:formula="of:=[.D$26]*[.$I65]/1000000" office:value-type="float" office:value="10.4545944620675" calcext:value-type="float">
            <text:p>10,5</text:p>
          </table:table-cell>
          <table:table-cell table:style-name="ce163" table:formula="of:=[.E$26]*[.$I65]/1000000" office:value-type="float" office:value="18.460337539652" calcext:value-type="float">
            <text:p>18,5</text:p>
          </table:table-cell>
          <table:table-cell table:style-name="ce163" table:formula="of:=[.F$26]*[.$I65]/1000000" office:value-type="float" office:value="29.6683778482701" calcext:value-type="float">
            <text:p>29,7</text:p>
          </table:table-cell>
          <table:table-cell table:style-name="ce163" table:formula="of:=[.G$26]*[.$I65]/1000000" office:value-type="float" office:value="44.0787153879221" calcext:value-type="float">
            <text:p>44,1</text:p>
          </table:table-cell>
          <table:table-cell/>
          <table:table-cell table:formula="of:=6*[.B65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63" table:formula="of:=[.C$26]*[.$I66]/1000000" office:value-type="float" office:value="6.27905401724098" calcext:value-type="float">
            <text:p>6,3</text:p>
          </table:table-cell>
          <table:table-cell table:style-name="ce163" table:formula="of:=[.D$26]*[.$I66]/1000000" office:value-type="float" office:value="11.6162160689639" calcext:value-type="float">
            <text:p>11,6</text:p>
          </table:table-cell>
          <table:table-cell table:style-name="ce163" table:formula="of:=[.E$26]*[.$I66]/1000000" office:value-type="float" office:value="20.5114861551688" calcext:value-type="float">
            <text:p>20,5</text:p>
          </table:table-cell>
          <table:table-cell table:style-name="ce163" table:formula="of:=[.F$26]*[.$I66]/1000000" office:value-type="float" office:value="32.9648642758557" calcext:value-type="float">
            <text:p>33,0</text:p>
          </table:table-cell>
          <table:table-cell table:style-name="ce163" table:formula="of:=[.G$26]*[.$I66]/1000000" office:value-type="float" office:value="48.9763504310246" calcext:value-type="float">
            <text:p>49,0</text:p>
          </table:table-cell>
          <table:table-cell/>
          <table:table-cell table:formula="of:=6*[.B66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63" table:formula="of:=[.C$26]*[.$I67]/1000000" office:value-type="float" office:value="8.37207202298798" calcext:value-type="float">
            <text:p>8,4</text:p>
          </table:table-cell>
          <table:table-cell table:style-name="ce163" table:formula="of:=[.D$26]*[.$I67]/1000000" office:value-type="float" office:value="15.4882880919519" calcext:value-type="float">
            <text:p>15,5</text:p>
          </table:table-cell>
          <table:table-cell table:style-name="ce163" table:formula="of:=[.E$26]*[.$I67]/1000000" office:value-type="float" office:value="27.3486482068918" calcext:value-type="float">
            <text:p>27,3</text:p>
          </table:table-cell>
          <table:table-cell table:style-name="ce163" table:formula="of:=[.F$26]*[.$I67]/1000000" office:value-type="float" office:value="43.9531523678076" calcext:value-type="float">
            <text:p>44,0</text:p>
          </table:table-cell>
          <table:table-cell table:style-name="ce163" table:formula="of:=[.G$26]*[.$I67]/1000000" office:value-type="float" office:value="65.3018005746994" calcext:value-type="float">
            <text:p>65,3</text:p>
          </table:table-cell>
          <table:table-cell/>
          <table:table-cell table:formula="of:=6*[.B67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63" table:formula="of:=[.C$26]*[.$I68]/1000000" office:value-type="float" office:value="10.465090028735" calcext:value-type="float">
            <text:p>10,5</text:p>
          </table:table-cell>
          <table:table-cell table:style-name="ce163" table:formula="of:=[.D$26]*[.$I68]/1000000" office:value-type="float" office:value="19.3603601149399" calcext:value-type="float">
            <text:p>19,4</text:p>
          </table:table-cell>
          <table:table-cell table:style-name="ce163" table:formula="of:=[.E$26]*[.$I68]/1000000" office:value-type="float" office:value="34.1858102586147" calcext:value-type="float">
            <text:p>34,2</text:p>
          </table:table-cell>
          <table:table-cell table:style-name="ce163" table:formula="of:=[.F$26]*[.$I68]/1000000" office:value-type="float" office:value="54.9414404597595" calcext:value-type="float">
            <text:p>54,9</text:p>
          </table:table-cell>
          <table:table-cell table:style-name="ce163" table:formula="of:=[.G$26]*[.$I68]/1000000" office:value-type="float" office:value="81.6272507183743" calcext:value-type="float">
            <text:p>81,6</text:p>
          </table:table-cell>
          <table:table-cell/>
          <table:table-cell table:formula="of:=6*[.B68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63" table:formula="of:=[.C$26]*[.$I69]/1000000" office:value-type="float" office:value="12.558108034482" calcext:value-type="float">
            <text:p>12,6</text:p>
          </table:table-cell>
          <table:table-cell table:style-name="ce163" table:formula="of:=[.D$26]*[.$I69]/1000000" office:value-type="float" office:value="23.2324321379279" calcext:value-type="float">
            <text:p>23,2</text:p>
          </table:table-cell>
          <table:table-cell table:style-name="ce163" table:formula="of:=[.E$26]*[.$I69]/1000000" office:value-type="float" office:value="41.0229723103377" calcext:value-type="float">
            <text:p>41,0</text:p>
          </table:table-cell>
          <table:table-cell table:style-name="ce163" table:formula="of:=[.F$26]*[.$I69]/1000000" office:value-type="float" office:value="65.9297285517114" calcext:value-type="float">
            <text:p>65,9</text:p>
          </table:table-cell>
          <table:table-cell table:style-name="ce163" table:formula="of:=[.G$26]*[.$I69]/1000000" office:value-type="float" office:value="97.9527008620491" calcext:value-type="float">
            <text:p>98,0</text:p>
          </table:table-cell>
          <table:table-cell/>
          <table:table-cell table:formula="of:=6*[.B69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63" table:formula="of:=[.C$26]*[.$I70]/1000000" office:value-type="float" office:value="14.651126040229" calcext:value-type="float">
            <text:p>14,7</text:p>
          </table:table-cell>
          <table:table-cell table:style-name="ce163" table:formula="of:=[.D$26]*[.$I70]/1000000" office:value-type="float" office:value="27.1045041609158" calcext:value-type="float">
            <text:p>27,1</text:p>
          </table:table-cell>
          <table:table-cell table:style-name="ce163" table:formula="of:=[.E$26]*[.$I70]/1000000" office:value-type="float" office:value="47.8601343620606" calcext:value-type="float">
            <text:p>47,9</text:p>
          </table:table-cell>
          <table:table-cell table:style-name="ce163" table:formula="of:=[.F$26]*[.$I70]/1000000" office:value-type="float" office:value="76.9180166436634" calcext:value-type="float">
            <text:p>76,9</text:p>
          </table:table-cell>
          <table:table-cell table:style-name="ce163" table:formula="of:=[.G$26]*[.$I70]/1000000" office:value-type="float" office:value="114.278151005724" calcext:value-type="float">
            <text:p>114,3</text:p>
          </table:table-cell>
          <table:table-cell/>
          <table:table-cell table:formula="of:=6*[.B70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63" table:formula="of:=[.C$26]*[.$I71]/1000000" office:value-type="float" office:value="16.744144045976" calcext:value-type="float">
            <text:p>16,7</text:p>
          </table:table-cell>
          <table:table-cell table:style-name="ce163" table:formula="of:=[.D$26]*[.$I71]/1000000" office:value-type="float" office:value="30.9765761839038" calcext:value-type="float">
            <text:p>31,0</text:p>
          </table:table-cell>
          <table:table-cell table:style-name="ce163" table:formula="of:=[.E$26]*[.$I71]/1000000" office:value-type="float" office:value="54.6972964137836" calcext:value-type="float">
            <text:p>54,7</text:p>
          </table:table-cell>
          <table:table-cell table:style-name="ce163" table:formula="of:=[.F$26]*[.$I71]/1000000" office:value-type="float" office:value="87.9063047356152" calcext:value-type="float">
            <text:p>87,9</text:p>
          </table:table-cell>
          <table:table-cell table:style-name="ce163" table:formula="of:=[.G$26]*[.$I71]/1000000" office:value-type="float" office:value="130.603601149399" calcext:value-type="float">
            <text:p>130,6</text:p>
          </table:table-cell>
          <table:table-cell/>
          <table:table-cell table:formula="of:=6*[.B71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63" table:formula="of:=[.C$26]*[.$I72]/1000000" office:value-type="float" office:value="18.837162051723" calcext:value-type="float">
            <text:p>18,8</text:p>
          </table:table-cell>
          <table:table-cell table:style-name="ce163" table:formula="of:=[.D$26]*[.$I72]/1000000" office:value-type="float" office:value="34.8486482068918" calcext:value-type="float">
            <text:p>34,8</text:p>
          </table:table-cell>
          <table:table-cell table:style-name="ce163" table:formula="of:=[.E$26]*[.$I72]/1000000" office:value-type="float" office:value="61.5344584655065" calcext:value-type="float">
            <text:p>61,5</text:p>
          </table:table-cell>
          <table:table-cell table:style-name="ce163" table:formula="of:=[.F$26]*[.$I72]/1000000" office:value-type="float" office:value="98.8945928275672" calcext:value-type="float">
            <text:p>98,9</text:p>
          </table:table-cell>
          <table:table-cell table:style-name="ce163" table:formula="of:=[.G$26]*[.$I72]/1000000" office:value-type="float" office:value="146.929051293074" calcext:value-type="float">
            <text:p>146,9</text:p>
          </table:table-cell>
          <table:table-cell/>
          <table:table-cell table:formula="of:=6*[.B72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63" table:formula="of:=[.C$26]*[.$I73]/1000000" office:value-type="float" office:value="20.9301800574699" calcext:value-type="float">
            <text:p>20,9</text:p>
          </table:table-cell>
          <table:table-cell table:style-name="ce163" table:formula="of:=[.D$26]*[.$I73]/1000000" office:value-type="float" office:value="38.7207202298798" calcext:value-type="float">
            <text:p>38,7</text:p>
          </table:table-cell>
          <table:table-cell table:style-name="ce163" table:formula="of:=[.E$26]*[.$I73]/1000000" office:value-type="float" office:value="68.3716205172295" calcext:value-type="float">
            <text:p>68,4</text:p>
          </table:table-cell>
          <table:table-cell table:style-name="ce163" table:formula="of:=[.F$26]*[.$I73]/1000000" office:value-type="float" office:value="109.882880919519" calcext:value-type="float">
            <text:p>109,9</text:p>
          </table:table-cell>
          <table:table-cell table:style-name="ce163" table:formula="of:=[.G$26]*[.$I73]/1000000" office:value-type="float" office:value="163.254501436749" calcext:value-type="float">
            <text:p>163,3</text:p>
          </table:table-cell>
          <table:table-cell/>
          <table:table-cell table:formula="of:=6*[.B73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63" table:formula="of:=[.C$26]*[.$I74]/1000000" office:value-type="float" office:value="23.0231980632169" calcext:value-type="float">
            <text:p>23,0</text:p>
          </table:table-cell>
          <table:table-cell table:style-name="ce163" table:formula="of:=[.D$26]*[.$I74]/1000000" office:value-type="float" office:value="42.5927922528678" calcext:value-type="float">
            <text:p>42,6</text:p>
          </table:table-cell>
          <table:table-cell table:style-name="ce163" table:formula="of:=[.E$26]*[.$I74]/1000000" office:value-type="float" office:value="75.2087825689524" calcext:value-type="float">
            <text:p>75,2</text:p>
          </table:table-cell>
          <table:table-cell table:style-name="ce163" table:formula="of:=[.F$26]*[.$I74]/1000000" office:value-type="float" office:value="120.871169011471" calcext:value-type="float">
            <text:p>120,9</text:p>
          </table:table-cell>
          <table:table-cell table:style-name="ce163" table:formula="of:=[.G$26]*[.$I74]/1000000" office:value-type="float" office:value="179.579951580423" calcext:value-type="float">
            <text:p>179,6</text:p>
          </table:table-cell>
          <table:table-cell/>
          <table:table-cell table:formula="of:=6*[.B74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63" table:formula="of:=[.C$26]*[.$I75]/1000000" office:value-type="float" office:value="25.1162160689639" calcext:value-type="float">
            <text:p>25,1</text:p>
          </table:table-cell>
          <table:table-cell table:style-name="ce163" table:formula="of:=[.D$26]*[.$I75]/1000000" office:value-type="float" office:value="46.4648642758557" calcext:value-type="float">
            <text:p>46,5</text:p>
          </table:table-cell>
          <table:table-cell table:style-name="ce163" table:formula="of:=[.E$26]*[.$I75]/1000000" office:value-type="float" office:value="82.0459446206754" calcext:value-type="float">
            <text:p>82,0</text:p>
          </table:table-cell>
          <table:table-cell table:style-name="ce163" table:formula="of:=[.F$26]*[.$I75]/1000000" office:value-type="float" office:value="131.859457103423" calcext:value-type="float">
            <text:p>131,9</text:p>
          </table:table-cell>
          <table:table-cell table:style-name="ce163" table:formula="of:=[.G$26]*[.$I75]/1000000" office:value-type="float" office:value="195.905401724098" calcext:value-type="float">
            <text:p>195,9</text:p>
          </table:table-cell>
          <table:table-cell/>
          <table:table-cell table:formula="of:=6*[.B75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63" table:formula="of:=[.C$26]*[.$I76]/1000000" office:value-type="float" office:value="27.2092340747109" calcext:value-type="float">
            <text:p>27,2</text:p>
          </table:table-cell>
          <table:table-cell table:style-name="ce163" table:formula="of:=[.D$26]*[.$I76]/1000000" office:value-type="float" office:value="50.3369362988437" calcext:value-type="float">
            <text:p>50,3</text:p>
          </table:table-cell>
          <table:table-cell table:style-name="ce163" table:formula="of:=[.E$26]*[.$I76]/1000000" office:value-type="float" office:value="88.8831066723983" calcext:value-type="float">
            <text:p>88,9</text:p>
          </table:table-cell>
          <table:table-cell table:style-name="ce163" table:formula="of:=[.F$26]*[.$I76]/1000000" office:value-type="float" office:value="142.847745195375" calcext:value-type="float">
            <text:p>142,8</text:p>
          </table:table-cell>
          <table:table-cell table:style-name="ce163" table:formula="of:=[.G$26]*[.$I76]/1000000" office:value-type="float" office:value="212.230851867773" calcext:value-type="float">
            <text:p>212,2</text:p>
          </table:table-cell>
          <table:table-cell/>
          <table:table-cell table:formula="of:=6*[.B76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63" table:formula="of:=[.C$26]*[.$I77]/1000000" office:value-type="float" office:value="29.3022520804579" calcext:value-type="float">
            <text:p>29,3</text:p>
          </table:table-cell>
          <table:table-cell table:style-name="ce163" table:formula="of:=[.D$26]*[.$I77]/1000000" office:value-type="float" office:value="54.2090083218317" calcext:value-type="float">
            <text:p>54,2</text:p>
          </table:table-cell>
          <table:table-cell table:style-name="ce163" table:formula="of:=[.E$26]*[.$I77]/1000000" office:value-type="float" office:value="95.7202687241213" calcext:value-type="float">
            <text:p>95,7</text:p>
          </table:table-cell>
          <table:table-cell table:style-name="ce163" table:formula="of:=[.F$26]*[.$I77]/1000000" office:value-type="float" office:value="153.836033287327" calcext:value-type="float">
            <text:p>153,8</text:p>
          </table:table-cell>
          <table:table-cell table:style-name="ce163" table:formula="of:=[.G$26]*[.$I77]/1000000" office:value-type="float" office:value="228.556302011448" calcext:value-type="float">
            <text:p>228,6</text:p>
          </table:table-cell>
          <table:table-cell/>
          <table:table-cell table:formula="of:=6*[.B77]"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63" table:formula="of:=[.C$26]*[.$I78]/1000000" office:value-type="float" office:value="31.3952700862049" calcext:value-type="float">
            <text:p>31,4</text:p>
          </table:table-cell>
          <table:table-cell table:style-name="ce163" table:formula="of:=[.D$26]*[.$I78]/1000000" office:value-type="float" office:value="58.0810803448197" calcext:value-type="float">
            <text:p>58,1</text:p>
          </table:table-cell>
          <table:table-cell table:style-name="ce163" table:formula="of:=[.E$26]*[.$I78]/1000000" office:value-type="float" office:value="102.557430775844" calcext:value-type="float">
            <text:p>102,6</text:p>
          </table:table-cell>
          <table:table-cell table:style-name="ce163" table:formula="of:=[.F$26]*[.$I78]/1000000" office:value-type="float" office:value="164.824321379279" calcext:value-type="float">
            <text:p>164,8</text:p>
          </table:table-cell>
          <table:table-cell table:style-name="ce163" table:formula="of:=[.G$26]*[.$I78]/1000000" office:value-type="float" office:value="244.881752155123" calcext:value-type="float">
            <text:p>244,9</text:p>
          </table:table-cell>
          <table:table-cell/>
          <table:table-cell table:formula="of:=6*[.B78]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63" table:formula="of:=[.C$26]*[.$I79]/1000000" office:value-type="float" office:value="33.4882880919519" calcext:value-type="float">
            <text:p>33,5</text:p>
          </table:table-cell>
          <table:table-cell table:style-name="ce163" table:formula="of:=[.D$26]*[.$I79]/1000000" office:value-type="float" office:value="61.9531523678076" calcext:value-type="float">
            <text:p>62,0</text:p>
          </table:table-cell>
          <table:table-cell table:style-name="ce163" table:formula="of:=[.E$26]*[.$I79]/1000000" office:value-type="float" office:value="109.394592827567" calcext:value-type="float">
            <text:p>109,4</text:p>
          </table:table-cell>
          <table:table-cell table:style-name="ce163" table:formula="of:=[.F$26]*[.$I79]/1000000" office:value-type="float" office:value="175.812609471231" calcext:value-type="float">
            <text:p>175,8</text:p>
          </table:table-cell>
          <table:table-cell table:style-name="ce163" table:formula="of:=[.G$26]*[.$I79]/1000000" office:value-type="float" office:value="261.207202298798" calcext:value-type="float">
            <text:p>261,2</text:p>
          </table:table-cell>
          <table:table-cell/>
          <table:table-cell table:formula="of:=6*[.B7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63" table:formula="of:=[.C$26]*[.$I80]/1000000" office:value-type="float" office:value="35.5813060976989" calcext:value-type="float">
            <text:p>35,6</text:p>
          </table:table-cell>
          <table:table-cell table:style-name="ce163" table:formula="of:=[.D$26]*[.$I80]/1000000" office:value-type="float" office:value="65.8252243907956" calcext:value-type="float">
            <text:p>65,8</text:p>
          </table:table-cell>
          <table:table-cell table:style-name="ce163" table:formula="of:=[.E$26]*[.$I80]/1000000" office:value-type="float" office:value="116.23175487929" calcext:value-type="float">
            <text:p>116,2</text:p>
          </table:table-cell>
          <table:table-cell table:style-name="ce163" table:formula="of:=[.F$26]*[.$I80]/1000000" office:value-type="float" office:value="186.800897563182" calcext:value-type="float">
            <text:p>186,8</text:p>
          </table:table-cell>
          <table:table-cell table:style-name="ce163" table:formula="of:=[.G$26]*[.$I80]/1000000" office:value-type="float" office:value="277.532652442473" calcext:value-type="float">
            <text:p>277,5</text:p>
          </table:table-cell>
          <table:table-cell/>
          <table:table-cell table:formula="of:=6*[.B80]"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63" table:formula="of:=[.C$26]*[.$I81]/1000000" office:value-type="float" office:value="37.6743241034459" calcext:value-type="float">
            <text:p>37,7</text:p>
          </table:table-cell>
          <table:table-cell table:style-name="ce163" table:formula="of:=[.D$26]*[.$I81]/1000000" office:value-type="float" office:value="69.6972964137836" calcext:value-type="float">
            <text:p>69,7</text:p>
          </table:table-cell>
          <table:table-cell table:style-name="ce163" table:formula="of:=[.E$26]*[.$I81]/1000000" office:value-type="float" office:value="123.068916931013" calcext:value-type="float">
            <text:p>123,1</text:p>
          </table:table-cell>
          <table:table-cell table:style-name="ce163" table:formula="of:=[.F$26]*[.$I81]/1000000" office:value-type="float" office:value="197.789185655134" calcext:value-type="float">
            <text:p>197,8</text:p>
          </table:table-cell>
          <table:table-cell table:style-name="ce163" table:formula="of:=[.G$26]*[.$I81]/1000000" office:value-type="float" office:value="293.858102586147" calcext:value-type="float">
            <text:p>293,9</text:p>
          </table:table-cell>
          <table:table-cell/>
          <table:table-cell table:formula="of:=6*[.B81]"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63" table:formula="of:=[.C$26]*[.$I82]/1000000" office:value-type="float" office:value="39.7673421091929" calcext:value-type="float">
            <text:p>39,8</text:p>
          </table:table-cell>
          <table:table-cell table:style-name="ce163" table:formula="of:=[.D$26]*[.$I82]/1000000" office:value-type="float" office:value="73.5693684367716" calcext:value-type="float">
            <text:p>73,6</text:p>
          </table:table-cell>
          <table:table-cell table:style-name="ce163" table:formula="of:=[.E$26]*[.$I82]/1000000" office:value-type="float" office:value="129.906078982736" calcext:value-type="float">
            <text:p>129,9</text:p>
          </table:table-cell>
          <table:table-cell table:style-name="ce163" table:formula="of:=[.F$26]*[.$I82]/1000000" office:value-type="float" office:value="208.777473747086" calcext:value-type="float">
            <text:p>208,8</text:p>
          </table:table-cell>
          <table:table-cell table:style-name="ce163" table:formula="of:=[.G$26]*[.$I82]/1000000" office:value-type="float" office:value="310.183552729822" calcext:value-type="float">
            <text:p>310,2</text:p>
          </table:table-cell>
          <table:table-cell/>
          <table:table-cell table:formula="of:=6*[.B82]"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63" table:formula="of:=[.C$26]*[.$I83]/1000000" office:value-type="float" office:value="41.8603601149399" calcext:value-type="float">
            <text:p>41,9</text:p>
          </table:table-cell>
          <table:table-cell table:style-name="ce163" table:formula="of:=[.D$26]*[.$I83]/1000000" office:value-type="float" office:value="77.4414404597596" calcext:value-type="float">
            <text:p>77,4</text:p>
          </table:table-cell>
          <table:table-cell table:style-name="ce163" table:formula="of:=[.E$26]*[.$I83]/1000000" office:value-type="float" office:value="136.743241034459" calcext:value-type="float">
            <text:p>136,7</text:p>
          </table:table-cell>
          <table:table-cell table:style-name="ce163" table:formula="of:=[.F$26]*[.$I83]/1000000" office:value-type="float" office:value="219.765761839038" calcext:value-type="float">
            <text:p>219,8</text:p>
          </table:table-cell>
          <table:table-cell table:style-name="ce163" table:formula="of:=[.G$26]*[.$I83]/1000000" office:value-type="float" office:value="326.509002873497" calcext:value-type="float">
            <text:p>326,5</text:p>
          </table:table-cell>
          <table:table-cell/>
          <table:table-cell table:formula="of:=6*[.B83]" office:value-type="float" office:value="60000" calcext:value-type="float">
            <text:p>60000</text:p>
          </table:table-cell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6" table:formula="of:=100*[.C$24]/[.$I102]" office:value-type="float" office:value="0.0746121114303886" calcext:value-type="float">
            <text:p>0,1</text:p>
          </table:table-cell>
          <table:table-cell table:style-name="ce176" table:formula="of:=100*[.D$24]/[.$I102]" office:value-type="float" office:value="0.173448445721554" calcext:value-type="float">
            <text:p>0,2</text:p>
          </table:table-cell>
          <table:table-cell table:style-name="ce176" table:formula="of:=100*[.E$24]/[.$I102]" office:value-type="float" office:value="0.338175669540164" calcext:value-type="float">
            <text:p>0,3</text:p>
          </table:table-cell>
          <table:table-cell table:style-name="ce176" table:formula="of:=100*[.F$24]/[.$I102]" office:value-type="float" office:value="0.568793782886217" calcext:value-type="float">
            <text:p>0,6</text:p>
          </table:table-cell>
          <table:table-cell table:style-name="ce176" table:formula="of:=100*[.G$24]/[.$I102]" office:value-type="float" office:value="0.865302785759714" calcext:value-type="float">
            <text:p>0,9</text:p>
          </table:table-cell>
          <table:table-cell/>
          <table:table-cell table:style-name="ce179" table:formula="of:=2*60000000/[.B102]" office:value-type="float" office:value="1200000" calcext:value-type="float">
            <text:p>12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6" table:formula="of:=100*[.C$24]/[.$I103]" office:value-type="float" office:value="0.26114239000636" calcext:value-type="float">
            <text:p>0,3</text:p>
          </table:table-cell>
          <table:table-cell table:style-name="ce176" table:formula="of:=100*[.D$24]/[.$I103]" office:value-type="float" office:value="0.60706956002544" calcext:value-type="float">
            <text:p>0,6</text:p>
          </table:table-cell>
          <table:table-cell table:style-name="ce176" table:formula="of:=100*[.E$24]/[.$I103]" office:value-type="float" office:value="1.18361484339057" calcext:value-type="float">
            <text:p>1,2</text:p>
          </table:table-cell>
          <table:table-cell table:style-name="ce176" table:formula="of:=100*[.F$24]/[.$I103]" office:value-type="float" office:value="1.99077824010176" calcext:value-type="float">
            <text:p>2,0</text:p>
          </table:table-cell>
          <table:table-cell table:style-name="ce176" table:formula="of:=100*[.G$24]/[.$I103]" office:value-type="float" office:value="3.028559750159" calcext:value-type="float">
            <text:p>3,0</text:p>
          </table:table-cell>
          <table:table-cell table:style-name="ce24"/>
          <table:table-cell table:style-name="ce179" table:formula="of:=2*60000000/[.B103]" office:value-type="float" office:value="342857.142857143" calcext:value-type="float">
            <text:p>3428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6" table:formula="of:=100*[.C$24]/[.$I104]" office:value-type="float" office:value="0.52228478001272" calcext:value-type="float">
            <text:p>0,5</text:p>
          </table:table-cell>
          <table:table-cell table:style-name="ce176" table:formula="of:=100*[.D$24]/[.$I104]" office:value-type="float" office:value="1.21413912005088" calcext:value-type="float">
            <text:p>1,2</text:p>
          </table:table-cell>
          <table:table-cell table:style-name="ce176" table:formula="of:=100*[.E$24]/[.$I104]" office:value-type="float" office:value="2.36722968678115" calcext:value-type="float">
            <text:p>2,4</text:p>
          </table:table-cell>
          <table:table-cell table:style-name="ce176" table:formula="of:=100*[.F$24]/[.$I104]" office:value-type="float" office:value="3.98155648020352" calcext:value-type="float">
            <text:p>4,0</text:p>
          </table:table-cell>
          <table:table-cell table:style-name="ce176" table:formula="of:=100*[.G$24]/[.$I104]" office:value-type="float" office:value="6.057119500318" calcext:value-type="float">
            <text:p>6,1</text:p>
          </table:table-cell>
          <table:table-cell/>
          <table:table-cell table:style-name="ce179" table:formula="of:=2*60000000/[.B104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6" table:formula="of:=100*[.C$24]/[.$I105]" office:value-type="float" office:value="0.746121114303886" calcext:value-type="float">
            <text:p>0,7</text:p>
          </table:table-cell>
          <table:table-cell table:style-name="ce176" table:formula="of:=100*[.D$24]/[.$I105]" office:value-type="float" office:value="1.73448445721554" calcext:value-type="float">
            <text:p>1,7</text:p>
          </table:table-cell>
          <table:table-cell table:style-name="ce176" table:formula="of:=100*[.E$24]/[.$I105]" office:value-type="float" office:value="3.38175669540164" calcext:value-type="float">
            <text:p>3,4</text:p>
          </table:table-cell>
          <table:table-cell table:style-name="ce176" table:formula="of:=100*[.F$24]/[.$I105]" office:value-type="float" office:value="5.68793782886217" calcext:value-type="float">
            <text:p>5,7</text:p>
          </table:table-cell>
          <table:table-cell table:style-name="ce176" table:formula="of:=100*[.G$24]/[.$I105]" office:value-type="float" office:value="8.65302785759714" calcext:value-type="float">
            <text:p>8,7</text:p>
          </table:table-cell>
          <table:table-cell/>
          <table:table-cell table:style-name="ce179" table:formula="of:=2*60000000/[.B105]" office:value-type="float" office:value="120000" calcext:value-type="float">
            <text:p>12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6" table:formula="of:=100*[.C$24]/[.$I106]" office:value-type="float" office:value="1.00726350431025" calcext:value-type="float">
            <text:p>1,0</text:p>
          </table:table-cell>
          <table:table-cell table:style-name="ce176" table:formula="of:=100*[.D$24]/[.$I106]" office:value-type="float" office:value="2.34155401724098" calcext:value-type="float">
            <text:p>2,3</text:p>
          </table:table-cell>
          <table:table-cell table:style-name="ce176" table:formula="of:=100*[.E$24]/[.$I106]" office:value-type="float" office:value="4.56537153879221" calcext:value-type="float">
            <text:p>4,6</text:p>
          </table:table-cell>
          <table:table-cell table:style-name="ce176" table:formula="of:=100*[.F$24]/[.$I106]" office:value-type="float" office:value="7.67871606896393" calcext:value-type="float">
            <text:p>7,7</text:p>
          </table:table-cell>
          <table:table-cell table:style-name="ce176" table:formula="of:=100*[.G$24]/[.$I106]" office:value-type="float" office:value="11.6815876077561" calcext:value-type="float">
            <text:p>11,7</text:p>
          </table:table-cell>
          <table:table-cell/>
          <table:table-cell table:style-name="ce179" table:formula="of:=2*60000000/[.B106]" office:value-type="float" office:value="88888.8888888889" calcext:value-type="float">
            <text:p>8888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6" table:formula="of:=100*[.C$24]/[.$I107]" office:value-type="float" office:value="1.11918167145583" calcext:value-type="float">
            <text:p>1,1</text:p>
          </table:table-cell>
          <table:table-cell table:style-name="ce176" table:formula="of:=100*[.D$24]/[.$I107]" office:value-type="float" office:value="2.60172668582331" calcext:value-type="float">
            <text:p>2,6</text:p>
          </table:table-cell>
          <table:table-cell table:style-name="ce176" table:formula="of:=100*[.E$24]/[.$I107]" office:value-type="float" office:value="5.07263504310246" calcext:value-type="float">
            <text:p>5,1</text:p>
          </table:table-cell>
          <table:table-cell table:style-name="ce176" table:formula="of:=100*[.F$24]/[.$I107]" office:value-type="float" office:value="8.53190674329326" calcext:value-type="float">
            <text:p>8,5</text:p>
          </table:table-cell>
          <table:table-cell table:style-name="ce176" table:formula="of:=100*[.G$24]/[.$I107]" office:value-type="float" office:value="12.9795417863957" calcext:value-type="float">
            <text:p>13,0</text:p>
          </table:table-cell>
          <table:table-cell/>
          <table:table-cell table:style-name="ce179" table:formula="of:=2*60000000/[.B107]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6" table:formula="of:=100*[.C$24]/[.$I108]" office:value-type="float" office:value="1.49224222860777" calcext:value-type="float">
            <text:p>1,5</text:p>
          </table:table-cell>
          <table:table-cell table:style-name="ce176" table:formula="of:=100*[.D$24]/[.$I108]" office:value-type="float" office:value="3.46896891443109" calcext:value-type="float">
            <text:p>3,5</text:p>
          </table:table-cell>
          <table:table-cell table:style-name="ce176" table:formula="of:=100*[.E$24]/[.$I108]" office:value-type="float" office:value="6.76351339080328" calcext:value-type="float">
            <text:p>6,8</text:p>
          </table:table-cell>
          <table:table-cell table:style-name="ce176" table:formula="of:=100*[.F$24]/[.$I108]" office:value-type="float" office:value="11.3758756577243" calcext:value-type="float">
            <text:p>11,4</text:p>
          </table:table-cell>
          <table:table-cell table:style-name="ce176" table:formula="of:=100*[.G$24]/[.$I108]" office:value-type="float" office:value="17.3060557151943" calcext:value-type="float">
            <text:p>17,3</text:p>
          </table:table-cell>
          <table:table-cell/>
          <table:table-cell table:style-name="ce179" table:formula="of:=2*60000000/[.B108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6" table:formula="of:=100*[.C$24]/[.$I109]" office:value-type="float" office:value="1.86530278575971" calcext:value-type="float">
            <text:p>1,9</text:p>
          </table:table-cell>
          <table:table-cell table:style-name="ce176" table:formula="of:=100*[.D$24]/[.$I109]" office:value-type="float" office:value="4.33621114303886" calcext:value-type="float">
            <text:p>4,3</text:p>
          </table:table-cell>
          <table:table-cell table:style-name="ce176" table:formula="of:=100*[.E$24]/[.$I109]" office:value-type="float" office:value="8.45439173850409" calcext:value-type="float">
            <text:p>8,5</text:p>
          </table:table-cell>
          <table:table-cell table:style-name="ce176" table:formula="of:=100*[.F$24]/[.$I109]" office:value-type="float" office:value="14.2198445721554" calcext:value-type="float">
            <text:p>14,2</text:p>
          </table:table-cell>
          <table:table-cell table:style-name="ce176" table:formula="of:=100*[.G$24]/[.$I109]" office:value-type="float" office:value="21.6325696439929" calcext:value-type="float">
            <text:p>21,6</text:p>
          </table:table-cell>
          <table:table-cell/>
          <table:table-cell table:style-name="ce179" table:formula="of:=2*60000000/[.B10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6" table:formula="of:=100*[.C$24]/[.$I110]" office:value-type="float" office:value="2.23836334291166" calcext:value-type="float">
            <text:p>2,2</text:p>
          </table:table-cell>
          <table:table-cell table:style-name="ce176" table:formula="of:=100*[.D$24]/[.$I110]" office:value-type="float" office:value="5.20345337164663" calcext:value-type="float">
            <text:p>5,2</text:p>
          </table:table-cell>
          <table:table-cell table:style-name="ce176" table:formula="of:=100*[.E$24]/[.$I110]" office:value-type="float" office:value="10.1452700862049" calcext:value-type="float">
            <text:p>10,1</text:p>
          </table:table-cell>
          <table:table-cell table:style-name="ce176" table:formula="of:=100*[.F$24]/[.$I110]" office:value-type="float" office:value="17.0638134865865" calcext:value-type="float">
            <text:p>17,1</text:p>
          </table:table-cell>
          <table:table-cell table:style-name="ce176" table:formula="of:=100*[.G$24]/[.$I110]" office:value-type="float" office:value="25.9590835727914" calcext:value-type="float">
            <text:p>26,0</text:p>
          </table:table-cell>
          <table:table-cell/>
          <table:table-cell table:style-name="ce179" table:formula="of:=2*60000000/[.B110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6" table:formula="of:=100*[.C$24]/[.$I111]" office:value-type="float" office:value="2.6114239000636" calcext:value-type="float">
            <text:p>2,6</text:p>
          </table:table-cell>
          <table:table-cell table:style-name="ce176" table:formula="of:=100*[.D$24]/[.$I111]" office:value-type="float" office:value="6.0706956002544" calcext:value-type="float">
            <text:p>6,1</text:p>
          </table:table-cell>
          <table:table-cell table:style-name="ce176" table:formula="of:=100*[.E$24]/[.$I111]" office:value-type="float" office:value="11.8361484339057" calcext:value-type="float">
            <text:p>11,8</text:p>
          </table:table-cell>
          <table:table-cell table:style-name="ce176" table:formula="of:=100*[.F$24]/[.$I111]" office:value-type="float" office:value="19.9077824010176" calcext:value-type="float">
            <text:p>19,9</text:p>
          </table:table-cell>
          <table:table-cell table:style-name="ce176" table:formula="of:=100*[.G$24]/[.$I111]" office:value-type="float" office:value="30.28559750159" calcext:value-type="float">
            <text:p>30,3</text:p>
          </table:table-cell>
          <table:table-cell/>
          <table:table-cell table:style-name="ce179" table:formula="of:=2*60000000/[.B111]" office:value-type="float" office:value="34285.7142857143" calcext:value-type="float">
            <text:p>3428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6" table:formula="of:=100*[.C$24]/[.$I112]" office:value-type="float" office:value="2.98448445721554" calcext:value-type="float">
            <text:p>3,0</text:p>
          </table:table-cell>
          <table:table-cell table:style-name="ce176" table:formula="of:=100*[.D$24]/[.$I112]" office:value-type="float" office:value="6.93793782886217" calcext:value-type="float">
            <text:p>6,9</text:p>
          </table:table-cell>
          <table:table-cell table:style-name="ce176" table:formula="of:=100*[.E$24]/[.$I112]" office:value-type="float" office:value="13.5270267816066" calcext:value-type="float">
            <text:p>13,5</text:p>
          </table:table-cell>
          <table:table-cell table:style-name="ce176" table:formula="of:=100*[.F$24]/[.$I112]" office:value-type="float" office:value="22.7517513154487" calcext:value-type="float">
            <text:p>22,8</text:p>
          </table:table-cell>
          <table:table-cell table:style-name="ce176" table:formula="of:=100*[.G$24]/[.$I112]" office:value-type="float" office:value="34.6121114303886" calcext:value-type="float">
            <text:p>34,6</text:p>
          </table:table-cell>
          <table:table-cell/>
          <table:table-cell table:style-name="ce179" table:formula="of:=2*60000000/[.B112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6" table:formula="of:=100*[.C$24]/[.$I113]" office:value-type="float" office:value="3.35754501436749" calcext:value-type="float">
            <text:p>3,4</text:p>
          </table:table-cell>
          <table:table-cell table:style-name="ce176" table:formula="of:=100*[.D$24]/[.$I113]" office:value-type="float" office:value="7.80518005746994" calcext:value-type="float">
            <text:p>7,8</text:p>
          </table:table-cell>
          <table:table-cell table:style-name="ce176" table:formula="of:=100*[.E$24]/[.$I113]" office:value-type="float" office:value="15.2179051293074" calcext:value-type="float">
            <text:p>15,2</text:p>
          </table:table-cell>
          <table:table-cell table:style-name="ce176" table:formula="of:=100*[.F$24]/[.$I113]" office:value-type="float" office:value="25.5957202298798" calcext:value-type="float">
            <text:p>25,6</text:p>
          </table:table-cell>
          <table:table-cell table:style-name="ce176" table:formula="of:=100*[.G$24]/[.$I113]" office:value-type="float" office:value="38.9386253591871" calcext:value-type="float">
            <text:p>38,9</text:p>
          </table:table-cell>
          <table:table-cell/>
          <table:table-cell table:style-name="ce179" table:formula="of:=2*60000000/[.B113]" office:value-type="float" office:value="26666.6666666667" calcext:value-type="float">
            <text:p>2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6" table:formula="of:=100*[.C$24]/[.$I114]" office:value-type="float" office:value="3.73060557151943" calcext:value-type="float">
            <text:p>3,7</text:p>
          </table:table-cell>
          <table:table-cell table:style-name="ce176" table:formula="of:=100*[.D$24]/[.$I114]" office:value-type="float" office:value="8.67242228607771" calcext:value-type="float">
            <text:p>8,7</text:p>
          </table:table-cell>
          <table:table-cell table:style-name="ce176" table:formula="of:=100*[.E$24]/[.$I114]" office:value-type="float" office:value="16.9087834770082" calcext:value-type="float">
            <text:p>16,9</text:p>
          </table:table-cell>
          <table:table-cell table:style-name="ce176" table:formula="of:=100*[.F$24]/[.$I114]" office:value-type="float" office:value="28.4396891443108" calcext:value-type="float">
            <text:p>28,4</text:p>
          </table:table-cell>
          <table:table-cell table:style-name="ce176" table:formula="of:=100*[.G$24]/[.$I114]" office:value-type="float" office:value="43.2651392879857" calcext:value-type="float">
            <text:p>43,3</text:p>
          </table:table-cell>
          <table:table-cell/>
          <table:table-cell table:style-name="ce179" table:formula="of:=2*60000000/[.B114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6" table:formula="of:=100*[.C$24]/[.$I115]" office:value-type="float" office:value="4.10366612867137" calcext:value-type="float">
            <text:p>4,1</text:p>
          </table:table-cell>
          <table:table-cell table:style-name="ce176" table:formula="of:=100*[.D$24]/[.$I115]" office:value-type="float" office:value="9.53966451468549" calcext:value-type="float">
            <text:p>9,5</text:p>
          </table:table-cell>
          <table:table-cell table:style-name="ce176" table:formula="of:=100*[.E$24]/[.$I115]" office:value-type="float" office:value="18.599661824709" calcext:value-type="float">
            <text:p>18,6</text:p>
          </table:table-cell>
          <table:table-cell table:style-name="ce176" table:formula="of:=100*[.F$24]/[.$I115]" office:value-type="float" office:value="31.2836580587419" calcext:value-type="float">
            <text:p>31,3</text:p>
          </table:table-cell>
          <table:table-cell table:style-name="ce176" table:formula="of:=100*[.G$24]/[.$I115]" office:value-type="float" office:value="47.5916532167843" calcext:value-type="float">
            <text:p>47,6</text:p>
          </table:table-cell>
          <table:table-cell/>
          <table:table-cell table:style-name="ce179" table:formula="of:=2*60000000/[.B115]" office:value-type="float" office:value="21818.1818181818" calcext:value-type="float">
            <text:p>21818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6" table:formula="of:=100*[.C$24]/[.$I116]" office:value-type="float" office:value="4.47672668582331" calcext:value-type="float">
            <text:p>4,5</text:p>
          </table:table-cell>
          <table:table-cell table:style-name="ce176" table:formula="of:=100*[.D$24]/[.$I116]" office:value-type="float" office:value="10.4069067432933" calcext:value-type="float">
            <text:p>10,4</text:p>
          </table:table-cell>
          <table:table-cell table:style-name="ce176" table:formula="of:=100*[.E$24]/[.$I116]" office:value-type="float" office:value="20.2905401724098" calcext:value-type="float">
            <text:p>20,3</text:p>
          </table:table-cell>
          <table:table-cell table:style-name="ce176" table:formula="of:=100*[.F$24]/[.$I116]" office:value-type="float" office:value="34.127626973173" calcext:value-type="float">
            <text:p>34,1</text:p>
          </table:table-cell>
          <table:table-cell table:style-name="ce176" table:formula="of:=100*[.G$24]/[.$I116]" office:value-type="float" office:value="51.9181671455829" calcext:value-type="float">
            <text:p>51,9</text:p>
          </table:table-cell>
          <table:table-cell/>
          <table:table-cell table:style-name="ce179" table:formula="of:=2*60000000/[.B116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6" table:formula="of:=100*[.C$24]/[.$I117]" office:value-type="float" office:value="4.84978724297526" calcext:value-type="float">
            <text:p>4,8</text:p>
          </table:table-cell>
          <table:table-cell table:style-name="ce176" table:formula="of:=100*[.D$24]/[.$I117]" office:value-type="float" office:value="11.274148971901" calcext:value-type="float">
            <text:p>11,3</text:p>
          </table:table-cell>
          <table:table-cell table:style-name="ce176" table:formula="of:=100*[.E$24]/[.$I117]" office:value-type="float" office:value="21.9814185201106" calcext:value-type="float">
            <text:p>22,0</text:p>
          </table:table-cell>
          <table:table-cell table:style-name="ce176" table:formula="of:=100*[.F$24]/[.$I117]" office:value-type="float" office:value="36.9715958876041" calcext:value-type="float">
            <text:p>37,0</text:p>
          </table:table-cell>
          <table:table-cell table:style-name="ce176" table:formula="of:=100*[.G$24]/[.$I117]" office:value-type="float" office:value="56.2446810743814" calcext:value-type="float">
            <text:p>56,2</text:p>
          </table:table-cell>
          <table:table-cell/>
          <table:table-cell table:style-name="ce179" table:formula="of:=2*60000000/[.B117]" office:value-type="float" office:value="18461.5384615385" calcext:value-type="float">
            <text:p>1846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6" table:formula="of:=100*[.C$24]/[.$I118]" office:value-type="float" office:value="5.2228478001272" calcext:value-type="float">
            <text:p>5,2</text:p>
          </table:table-cell>
          <table:table-cell table:style-name="ce176" table:formula="of:=100*[.D$24]/[.$I118]" office:value-type="float" office:value="12.1413912005088" calcext:value-type="float">
            <text:p>12,1</text:p>
          </table:table-cell>
          <table:table-cell table:style-name="ce176" table:formula="of:=100*[.E$24]/[.$I118]" office:value-type="float" office:value="23.6722968678115" calcext:value-type="float">
            <text:p>23,7</text:p>
          </table:table-cell>
          <table:table-cell table:style-name="ce176" table:formula="of:=100*[.F$24]/[.$I118]" office:value-type="float" office:value="39.8155648020352" calcext:value-type="float">
            <text:p>39,8</text:p>
          </table:table-cell>
          <table:table-cell table:style-name="ce176" table:formula="of:=100*[.G$24]/[.$I118]" office:value-type="float" office:value="60.57119500318" calcext:value-type="float">
            <text:p>60,6</text:p>
          </table:table-cell>
          <table:table-cell/>
          <table:table-cell table:style-name="ce179" table:formula="of:=2*60000000/[.B118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6" table:formula="of:=100*[.C$24]/[.$I119]" office:value-type="float" office:value="5.59590835727914" calcext:value-type="float">
            <text:p>5,6</text:p>
          </table:table-cell>
          <table:table-cell table:style-name="ce176" table:formula="of:=100*[.D$24]/[.$I119]" office:value-type="float" office:value="13.0086334291166" calcext:value-type="float">
            <text:p>13,0</text:p>
          </table:table-cell>
          <table:table-cell table:style-name="ce176" table:formula="of:=100*[.E$24]/[.$I119]" office:value-type="float" office:value="25.3631752155123" calcext:value-type="float">
            <text:p>25,4</text:p>
          </table:table-cell>
          <table:table-cell table:style-name="ce176" table:formula="of:=100*[.F$24]/[.$I119]" office:value-type="float" office:value="42.6595337164663" calcext:value-type="float">
            <text:p>42,7</text:p>
          </table:table-cell>
          <table:table-cell table:style-name="ce176" table:formula="of:=100*[.G$24]/[.$I119]" office:value-type="float" office:value="64.8977089319786" calcext:value-type="float">
            <text:p>64,9</text:p>
          </table:table-cell>
          <table:table-cell/>
          <table:table-cell table:style-name="ce179" table:formula="of:=2*60000000/[.B119]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6" table:formula="of:=100*[.C$24]/[.$I120]" office:value-type="float" office:value="5.96896891443109" calcext:value-type="float">
            <text:p>6,0</text:p>
          </table:table-cell>
          <table:table-cell table:style-name="ce176" table:formula="of:=100*[.D$24]/[.$I120]" office:value-type="float" office:value="13.8758756577243" calcext:value-type="float">
            <text:p>13,9</text:p>
          </table:table-cell>
          <table:table-cell table:style-name="ce176" table:formula="of:=100*[.E$24]/[.$I120]" office:value-type="float" office:value="27.0540535632131" calcext:value-type="float">
            <text:p>27,1</text:p>
          </table:table-cell>
          <table:table-cell table:style-name="ce176" table:formula="of:=100*[.F$24]/[.$I120]" office:value-type="float" office:value="45.5035026308974" calcext:value-type="float">
            <text:p>45,5</text:p>
          </table:table-cell>
          <table:table-cell table:style-name="ce176" table:formula="of:=100*[.G$24]/[.$I120]" office:value-type="float" office:value="69.2242228607771" calcext:value-type="float">
            <text:p>69,2</text:p>
          </table:table-cell>
          <table:table-cell/>
          <table:table-cell table:style-name="ce179" table:formula="of:=2*60000000/[.B12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6" table:formula="of:=100*[.C$24]/[.$I121]" office:value-type="float" office:value="6.34202947158303" calcext:value-type="float">
            <text:p>6,3</text:p>
          </table:table-cell>
          <table:table-cell table:style-name="ce176" table:formula="of:=100*[.D$24]/[.$I121]" office:value-type="float" office:value="14.7431178863321" calcext:value-type="float">
            <text:p>14,7</text:p>
          </table:table-cell>
          <table:table-cell table:style-name="ce176" table:formula="of:=100*[.E$24]/[.$I121]" office:value-type="float" office:value="28.7449319109139" calcext:value-type="float">
            <text:p>28,7</text:p>
          </table:table-cell>
          <table:table-cell table:style-name="ce176" table:formula="of:=100*[.F$24]/[.$I121]" office:value-type="float" office:value="48.3474715453284" calcext:value-type="float">
            <text:p>48,3</text:p>
          </table:table-cell>
          <table:table-cell table:style-name="ce176" table:formula="of:=100*[.G$24]/[.$I121]" office:value-type="float" office:value="73.5507367895757" calcext:value-type="float">
            <text:p>73,6</text:p>
          </table:table-cell>
          <table:table-cell/>
          <table:table-cell table:style-name="ce179" table:formula="of:=2*60000000/[.B121]" office:value-type="float" office:value="14117.6470588235" calcext:value-type="float">
            <text:p>1411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6" table:formula="of:=100*[.C$24]/[.$I122]" office:value-type="float" office:value="6.71509002873497" calcext:value-type="float">
            <text:p>6,7</text:p>
          </table:table-cell>
          <table:table-cell table:style-name="ce176" table:formula="of:=100*[.D$24]/[.$I122]" office:value-type="float" office:value="15.6103601149399" calcext:value-type="float">
            <text:p>15,6</text:p>
          </table:table-cell>
          <table:table-cell table:style-name="ce176" table:formula="of:=100*[.E$24]/[.$I122]" office:value-type="float" office:value="30.4358102586147" calcext:value-type="float">
            <text:p>30,4</text:p>
          </table:table-cell>
          <table:table-cell table:style-name="ce176" table:formula="of:=100*[.F$24]/[.$I122]" office:value-type="float" office:value="51.1914404597595" calcext:value-type="float">
            <text:p>51,2</text:p>
          </table:table-cell>
          <table:table-cell table:style-name="ce176" table:formula="of:=100*[.G$24]/[.$I122]" office:value-type="float" office:value="77.8772507183743" calcext:value-type="float">
            <text:p>77,9</text:p>
          </table:table-cell>
          <table:table-cell/>
          <table:table-cell table:style-name="ce179" table:formula="of:=2*60000000/[.B122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6" table:formula="of:=100*[.C$24]/[.$I123]" office:value-type="float" office:value="7.08815058588691" calcext:value-type="float">
            <text:p>7,1</text:p>
          </table:table-cell>
          <table:table-cell table:style-name="ce176" table:formula="of:=100*[.D$24]/[.$I123]" office:value-type="float" office:value="16.4776023435477" calcext:value-type="float">
            <text:p>16,5</text:p>
          </table:table-cell>
          <table:table-cell table:style-name="ce176" table:formula="of:=100*[.E$24]/[.$I123]" office:value-type="float" office:value="32.1266886063156" calcext:value-type="float">
            <text:p>32,1</text:p>
          </table:table-cell>
          <table:table-cell table:style-name="ce176" table:formula="of:=100*[.F$24]/[.$I123]" office:value-type="float" office:value="54.0354093741906" calcext:value-type="float">
            <text:p>54,0</text:p>
          </table:table-cell>
          <table:table-cell table:style-name="ce176" table:formula="of:=100*[.G$24]/[.$I123]" office:value-type="float" office:value="82.2037646471728" calcext:value-type="float">
            <text:p>82,2</text:p>
          </table:table-cell>
          <table:table-cell/>
          <table:table-cell table:style-name="ce179" table:formula="of:=2*60000000/[.B123]" office:value-type="float" office:value="12631.5789473684" calcext:value-type="float">
            <text:p>1263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6" table:formula="of:=100*[.C$24]/[.$I124]" office:value-type="float" office:value="7.46121114303886" calcext:value-type="float">
            <text:p>7,5</text:p>
          </table:table-cell>
          <table:table-cell table:style-name="ce176" table:formula="of:=100*[.D$24]/[.$I124]" office:value-type="float" office:value="17.3448445721554" calcext:value-type="float">
            <text:p>17,3</text:p>
          </table:table-cell>
          <table:table-cell table:style-name="ce176" table:formula="of:=100*[.E$24]/[.$I124]" office:value-type="float" office:value="33.8175669540164" calcext:value-type="float">
            <text:p>33,8</text:p>
          </table:table-cell>
          <table:table-cell table:style-name="ce176" table:formula="of:=100*[.F$24]/[.$I124]" office:value-type="float" office:value="56.8793782886217" calcext:value-type="float">
            <text:p>56,9</text:p>
          </table:table-cell>
          <table:table-cell table:style-name="ce176" table:formula="of:=100*[.G$24]/[.$I124]" office:value-type="float" office:value="86.5302785759714" calcext:value-type="float">
            <text:p>86,5</text:p>
          </table:table-cell>
          <table:table-cell/>
          <table:table-cell table:style-name="ce179" table:formula="of:=2*60000000/[.B124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7" table:formula="of:=100*[.C$26]/[.$I130]" office:value-type="float" office:value="0.116278778097055" calcext:value-type="float">
            <text:p>0,1</text:p>
          </table:table-cell>
          <table:table-cell table:style-name="ce177" table:formula="of:=100*[.D$26]/[.$I130]" office:value-type="float" office:value="0.215115112388221" calcext:value-type="float">
            <text:p>0,2</text:p>
          </table:table-cell>
          <table:table-cell table:style-name="ce177" table:formula="of:=100*[.E$26]/[.$I130]" office:value-type="float" office:value="0.37984233620683" calcext:value-type="float">
            <text:p>0,4</text:p>
          </table:table-cell>
          <table:table-cell table:style-name="ce177" table:formula="of:=100*[.F$26]/[.$I130]" office:value-type="float" office:value="0.610460449552884" calcext:value-type="float">
            <text:p>0,6</text:p>
          </table:table-cell>
          <table:table-cell table:style-name="ce177" table:formula="of:=100*[.G$26]/[.$I130]" office:value-type="float" office:value="0.906969452426381" calcext:value-type="float">
            <text:p>0,9</text:p>
          </table:table-cell>
          <table:table-cell/>
          <table:table-cell table:style-name="ce179" table:formula="of:=60000000/[.B130]" office:value-type="float" office:value="600000" calcext:value-type="float">
            <text:p>6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7" table:formula="of:=100*[.C$26]/[.$I131]" office:value-type="float" office:value="0.406975723339693" calcext:value-type="float">
            <text:p>0,4</text:p>
          </table:table-cell>
          <table:table-cell table:style-name="ce177" table:formula="of:=100*[.D$26]/[.$I131]" office:value-type="float" office:value="0.752902893358773" calcext:value-type="float">
            <text:p>0,8</text:p>
          </table:table-cell>
          <table:table-cell table:style-name="ce177" table:formula="of:=100*[.E$26]/[.$I131]" office:value-type="float" office:value="1.32944817672391" calcext:value-type="float">
            <text:p>1,3</text:p>
          </table:table-cell>
          <table:table-cell table:style-name="ce177" table:formula="of:=100*[.F$26]/[.$I131]" office:value-type="float" office:value="2.13661157343509" calcext:value-type="float">
            <text:p>2,1</text:p>
          </table:table-cell>
          <table:table-cell table:style-name="ce177" table:formula="of:=100*[.G$26]/[.$I131]" office:value-type="float" office:value="3.17439308349233" calcext:value-type="float">
            <text:p>3,2</text:p>
          </table:table-cell>
          <table:table-cell table:style-name="ce24"/>
          <table:table-cell table:style-name="ce179" table:formula="of:=60000000/[.B131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7" table:formula="of:=100*[.C$26]/[.$I132]" office:value-type="float" office:value="0.813951446679387" calcext:value-type="float">
            <text:p>0,8</text:p>
          </table:table-cell>
          <table:table-cell table:style-name="ce177" table:formula="of:=100*[.D$26]/[.$I132]" office:value-type="float" office:value="1.50580578671755" calcext:value-type="float">
            <text:p>1,5</text:p>
          </table:table-cell>
          <table:table-cell table:style-name="ce177" table:formula="of:=100*[.E$26]/[.$I132]" office:value-type="float" office:value="2.65889635344781" calcext:value-type="float">
            <text:p>2,7</text:p>
          </table:table-cell>
          <table:table-cell table:style-name="ce177" table:formula="of:=100*[.F$26]/[.$I132]" office:value-type="float" office:value="4.27322314687019" calcext:value-type="float">
            <text:p>4,3</text:p>
          </table:table-cell>
          <table:table-cell table:style-name="ce177" table:formula="of:=100*[.G$26]/[.$I132]" office:value-type="float" office:value="6.34878616698467" calcext:value-type="float">
            <text:p>6,3</text:p>
          </table:table-cell>
          <table:table-cell/>
          <table:table-cell table:style-name="ce179" table:formula="of:=60000000/[.B132]" office:value-type="float" office:value="85714.2857142857" calcext:value-type="float">
            <text:p>857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7" table:formula="of:=100*[.C$26]/[.$I133]" office:value-type="float" office:value="1.16278778097055" calcext:value-type="float">
            <text:p>1,2</text:p>
          </table:table-cell>
          <table:table-cell table:style-name="ce177" table:formula="of:=100*[.D$26]/[.$I133]" office:value-type="float" office:value="2.15115112388221" calcext:value-type="float">
            <text:p>2,2</text:p>
          </table:table-cell>
          <table:table-cell table:style-name="ce177" table:formula="of:=100*[.E$26]/[.$I133]" office:value-type="float" office:value="3.7984233620683" calcext:value-type="float">
            <text:p>3,8</text:p>
          </table:table-cell>
          <table:table-cell table:style-name="ce177" table:formula="of:=100*[.F$26]/[.$I133]" office:value-type="float" office:value="6.10460449552884" calcext:value-type="float">
            <text:p>6,1</text:p>
          </table:table-cell>
          <table:table-cell table:style-name="ce177" table:formula="of:=100*[.G$26]/[.$I133]" office:value-type="float" office:value="9.06969452426381" calcext:value-type="float">
            <text:p>9,1</text:p>
          </table:table-cell>
          <table:table-cell/>
          <table:table-cell table:style-name="ce179" table:formula="of:=60000000/[.B133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7" table:formula="of:=100*[.C$26]/[.$I134]" office:value-type="float" office:value="1.56976350431025" calcext:value-type="float">
            <text:p>1,6</text:p>
          </table:table-cell>
          <table:table-cell table:style-name="ce177" table:formula="of:=100*[.D$26]/[.$I134]" office:value-type="float" office:value="2.90405401724098" calcext:value-type="float">
            <text:p>2,9</text:p>
          </table:table-cell>
          <table:table-cell table:style-name="ce177" table:formula="of:=100*[.E$26]/[.$I134]" office:value-type="float" office:value="5.12787153879221" calcext:value-type="float">
            <text:p>5,1</text:p>
          </table:table-cell>
          <table:table-cell table:style-name="ce177" table:formula="of:=100*[.F$26]/[.$I134]" office:value-type="float" office:value="8.24121606896393" calcext:value-type="float">
            <text:p>8,2</text:p>
          </table:table-cell>
          <table:table-cell table:style-name="ce177" table:formula="of:=100*[.G$26]/[.$I134]" office:value-type="float" office:value="12.2440876077561" calcext:value-type="float">
            <text:p>12,2</text:p>
          </table:table-cell>
          <table:table-cell/>
          <table:table-cell table:style-name="ce179" table:formula="of:=60000000/[.B134]" office:value-type="float" office:value="44444.4444444444" calcext:value-type="float">
            <text:p>4444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7" table:formula="of:=100*[.C$26]/[.$I135]" office:value-type="float" office:value="1.74418167145583" calcext:value-type="float">
            <text:p>1,7</text:p>
          </table:table-cell>
          <table:table-cell table:style-name="ce177" table:formula="of:=100*[.D$26]/[.$I135]" office:value-type="float" office:value="3.22672668582331" calcext:value-type="float">
            <text:p>3,2</text:p>
          </table:table-cell>
          <table:table-cell table:style-name="ce177" table:formula="of:=100*[.E$26]/[.$I135]" office:value-type="float" office:value="5.69763504310246" calcext:value-type="float">
            <text:p>5,7</text:p>
          </table:table-cell>
          <table:table-cell table:style-name="ce177" table:formula="of:=100*[.F$26]/[.$I135]" office:value-type="float" office:value="9.15690674329326" calcext:value-type="float">
            <text:p>9,2</text:p>
          </table:table-cell>
          <table:table-cell table:style-name="ce177" table:formula="of:=100*[.G$26]/[.$I135]" office:value-type="float" office:value="13.6045417863957" calcext:value-type="float">
            <text:p>13,6</text:p>
          </table:table-cell>
          <table:table-cell/>
          <table:table-cell table:style-name="ce179" table:formula="of:=60000000/[.B135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7" table:formula="of:=100*[.C$26]/[.$I136]" office:value-type="float" office:value="2.3255755619411" calcext:value-type="float">
            <text:p>2,3</text:p>
          </table:table-cell>
          <table:table-cell table:style-name="ce177" table:formula="of:=100*[.D$26]/[.$I136]" office:value-type="float" office:value="4.30230224776442" calcext:value-type="float">
            <text:p>4,3</text:p>
          </table:table-cell>
          <table:table-cell table:style-name="ce177" table:formula="of:=100*[.E$26]/[.$I136]" office:value-type="float" office:value="7.59684672413661" calcext:value-type="float">
            <text:p>7,6</text:p>
          </table:table-cell>
          <table:table-cell table:style-name="ce177" table:formula="of:=100*[.F$26]/[.$I136]" office:value-type="float" office:value="12.2092089910577" calcext:value-type="float">
            <text:p>12,2</text:p>
          </table:table-cell>
          <table:table-cell table:style-name="ce177" table:formula="of:=100*[.G$26]/[.$I136]" office:value-type="float" office:value="18.1393890485276" calcext:value-type="float">
            <text:p>18,1</text:p>
          </table:table-cell>
          <table:table-cell/>
          <table:table-cell table:style-name="ce179" table:formula="of:=60000000/[.B136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7" table:formula="of:=100*[.C$26]/[.$I137]" office:value-type="float" office:value="2.90696945242638" calcext:value-type="float">
            <text:p>2,9</text:p>
          </table:table-cell>
          <table:table-cell table:style-name="ce177" table:formula="of:=100*[.D$26]/[.$I137]" office:value-type="float" office:value="5.37787780970552" calcext:value-type="float">
            <text:p>5,4</text:p>
          </table:table-cell>
          <table:table-cell table:style-name="ce177" table:formula="of:=100*[.E$26]/[.$I137]" office:value-type="float" office:value="9.49605840517076" calcext:value-type="float">
            <text:p>9,5</text:p>
          </table:table-cell>
          <table:table-cell table:style-name="ce177" table:formula="of:=100*[.F$26]/[.$I137]" office:value-type="float" office:value="15.2615112388221" calcext:value-type="float">
            <text:p>15,3</text:p>
          </table:table-cell>
          <table:table-cell table:style-name="ce177" table:formula="of:=100*[.G$26]/[.$I137]" office:value-type="float" office:value="22.6742363106595" calcext:value-type="float">
            <text:p>22,7</text:p>
          </table:table-cell>
          <table:table-cell/>
          <table:table-cell table:style-name="ce179" table:formula="of:=60000000/[.B137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7" table:formula="of:=100*[.C$26]/[.$I138]" office:value-type="float" office:value="3.48836334291166" calcext:value-type="float">
            <text:p>3,5</text:p>
          </table:table-cell>
          <table:table-cell table:style-name="ce177" table:formula="of:=100*[.D$26]/[.$I138]" office:value-type="float" office:value="6.45345337164663" calcext:value-type="float">
            <text:p>6,5</text:p>
          </table:table-cell>
          <table:table-cell table:style-name="ce177" table:formula="of:=100*[.E$26]/[.$I138]" office:value-type="float" office:value="11.3952700862049" calcext:value-type="float">
            <text:p>11,4</text:p>
          </table:table-cell>
          <table:table-cell table:style-name="ce177" table:formula="of:=100*[.F$26]/[.$I138]" office:value-type="float" office:value="18.3138134865865" calcext:value-type="float">
            <text:p>18,3</text:p>
          </table:table-cell>
          <table:table-cell table:style-name="ce177" table:formula="of:=100*[.G$26]/[.$I138]" office:value-type="float" office:value="27.2090835727914" calcext:value-type="float">
            <text:p>27,2</text:p>
          </table:table-cell>
          <table:table-cell/>
          <table:table-cell table:style-name="ce179" table:formula="of:=60000000/[.B138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7" table:formula="of:=100*[.C$26]/[.$I139]" office:value-type="float" office:value="4.06975723339693" calcext:value-type="float">
            <text:p>4,1</text:p>
          </table:table-cell>
          <table:table-cell table:style-name="ce177" table:formula="of:=100*[.D$26]/[.$I139]" office:value-type="float" office:value="7.52902893358773" calcext:value-type="float">
            <text:p>7,5</text:p>
          </table:table-cell>
          <table:table-cell table:style-name="ce177" table:formula="of:=100*[.E$26]/[.$I139]" office:value-type="float" office:value="13.2944817672391" calcext:value-type="float">
            <text:p>13,3</text:p>
          </table:table-cell>
          <table:table-cell table:style-name="ce177" table:formula="of:=100*[.F$26]/[.$I139]" office:value-type="float" office:value="21.3661157343509" calcext:value-type="float">
            <text:p>21,4</text:p>
          </table:table-cell>
          <table:table-cell table:style-name="ce177" table:formula="of:=100*[.G$26]/[.$I139]" office:value-type="float" office:value="31.7439308349233" calcext:value-type="float">
            <text:p>31,7</text:p>
          </table:table-cell>
          <table:table-cell/>
          <table:table-cell table:style-name="ce179" table:formula="of:=60000000/[.B139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7" table:formula="of:=100*[.C$26]/[.$I140]" office:value-type="float" office:value="4.65115112388221" calcext:value-type="float">
            <text:p>4,7</text:p>
          </table:table-cell>
          <table:table-cell table:style-name="ce177" table:formula="of:=100*[.D$26]/[.$I140]" office:value-type="float" office:value="8.60460449552884" calcext:value-type="float">
            <text:p>8,6</text:p>
          </table:table-cell>
          <table:table-cell table:style-name="ce177" table:formula="of:=100*[.E$26]/[.$I140]" office:value-type="float" office:value="15.1936934482732" calcext:value-type="float">
            <text:p>15,2</text:p>
          </table:table-cell>
          <table:table-cell table:style-name="ce177" table:formula="of:=100*[.F$26]/[.$I140]" office:value-type="float" office:value="24.4184179821153" calcext:value-type="float">
            <text:p>24,4</text:p>
          </table:table-cell>
          <table:table-cell table:style-name="ce177" table:formula="of:=100*[.G$26]/[.$I140]" office:value-type="float" office:value="36.2787780970552" calcext:value-type="float">
            <text:p>36,3</text:p>
          </table:table-cell>
          <table:table-cell/>
          <table:table-cell table:style-name="ce179" table:formula="of:=60000000/[.B14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7" table:formula="of:=100*[.C$26]/[.$I141]" office:value-type="float" office:value="5.23254501436749" calcext:value-type="float">
            <text:p>5,2</text:p>
          </table:table-cell>
          <table:table-cell table:style-name="ce177" table:formula="of:=100*[.D$26]/[.$I141]" office:value-type="float" office:value="9.68018005746994" calcext:value-type="float">
            <text:p>9,7</text:p>
          </table:table-cell>
          <table:table-cell table:style-name="ce177" table:formula="of:=100*[.E$26]/[.$I141]" office:value-type="float" office:value="17.0929051293074" calcext:value-type="float">
            <text:p>17,1</text:p>
          </table:table-cell>
          <table:table-cell table:style-name="ce177" table:formula="of:=100*[.F$26]/[.$I141]" office:value-type="float" office:value="27.4707202298798" calcext:value-type="float">
            <text:p>27,5</text:p>
          </table:table-cell>
          <table:table-cell table:style-name="ce177" table:formula="of:=100*[.G$26]/[.$I141]" office:value-type="float" office:value="40.8136253591871" calcext:value-type="float">
            <text:p>40,8</text:p>
          </table:table-cell>
          <table:table-cell/>
          <table:table-cell table:style-name="ce179" table:formula="of:=60000000/[.B141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7" table:formula="of:=100*[.C$26]/[.$I142]" office:value-type="float" office:value="5.81393890485276" calcext:value-type="float">
            <text:p>5,8</text:p>
          </table:table-cell>
          <table:table-cell table:style-name="ce177" table:formula="of:=100*[.D$26]/[.$I142]" office:value-type="float" office:value="10.755755619411" calcext:value-type="float">
            <text:p>10,8</text:p>
          </table:table-cell>
          <table:table-cell table:style-name="ce177" table:formula="of:=100*[.E$26]/[.$I142]" office:value-type="float" office:value="18.9921168103415" calcext:value-type="float">
            <text:p>19,0</text:p>
          </table:table-cell>
          <table:table-cell table:style-name="ce177" table:formula="of:=100*[.F$26]/[.$I142]" office:value-type="float" office:value="30.5230224776442" calcext:value-type="float">
            <text:p>30,5</text:p>
          </table:table-cell>
          <table:table-cell table:style-name="ce177" table:formula="of:=100*[.G$26]/[.$I142]" office:value-type="float" office:value="45.348472621319" calcext:value-type="float">
            <text:p>45,3</text:p>
          </table:table-cell>
          <table:table-cell/>
          <table:table-cell table:style-name="ce179" table:formula="of:=60000000/[.B142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7" table:formula="of:=100*[.C$26]/[.$I143]" office:value-type="float" office:value="6.39533279533804" calcext:value-type="float">
            <text:p>6,4</text:p>
          </table:table-cell>
          <table:table-cell table:style-name="ce177" table:formula="of:=100*[.D$26]/[.$I143]" office:value-type="float" office:value="11.8313311813522" calcext:value-type="float">
            <text:p>11,8</text:p>
          </table:table-cell>
          <table:table-cell table:style-name="ce177" table:formula="of:=100*[.E$26]/[.$I143]" office:value-type="float" office:value="20.8913284913757" calcext:value-type="float">
            <text:p>20,9</text:p>
          </table:table-cell>
          <table:table-cell table:style-name="ce177" table:formula="of:=100*[.F$26]/[.$I143]" office:value-type="float" office:value="33.5753247254086" calcext:value-type="float">
            <text:p>33,6</text:p>
          </table:table-cell>
          <table:table-cell table:style-name="ce177" table:formula="of:=100*[.G$26]/[.$I143]" office:value-type="float" office:value="49.8833198834509" calcext:value-type="float">
            <text:p>49,9</text:p>
          </table:table-cell>
          <table:table-cell/>
          <table:table-cell table:style-name="ce179" table:formula="of:=60000000/[.B143]" office:value-type="float" office:value="10909.0909090909" calcext:value-type="float">
            <text:p>109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7" table:formula="of:=100*[.C$26]/[.$I144]" office:value-type="float" office:value="6.97672668582331" calcext:value-type="float">
            <text:p>7,0</text:p>
          </table:table-cell>
          <table:table-cell table:style-name="ce177" table:formula="of:=100*[.D$26]/[.$I144]" office:value-type="float" office:value="12.9069067432933" calcext:value-type="float">
            <text:p>12,9</text:p>
          </table:table-cell>
          <table:table-cell table:style-name="ce177" table:formula="of:=100*[.E$26]/[.$I144]" office:value-type="float" office:value="22.7905401724098" calcext:value-type="float">
            <text:p>22,8</text:p>
          </table:table-cell>
          <table:table-cell table:style-name="ce177" table:formula="of:=100*[.F$26]/[.$I144]" office:value-type="float" office:value="36.627626973173" calcext:value-type="float">
            <text:p>36,6</text:p>
          </table:table-cell>
          <table:table-cell table:style-name="ce177" table:formula="of:=100*[.G$26]/[.$I144]" office:value-type="float" office:value="54.4181671455829" calcext:value-type="float">
            <text:p>54,4</text:p>
          </table:table-cell>
          <table:table-cell/>
          <table:table-cell table:style-name="ce179" table:formula="of:=60000000/[.B144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7" table:formula="of:=100*[.C$26]/[.$I145]" office:value-type="float" office:value="7.55812057630859" calcext:value-type="float">
            <text:p>7,6</text:p>
          </table:table-cell>
          <table:table-cell table:style-name="ce177" table:formula="of:=100*[.D$26]/[.$I145]" office:value-type="float" office:value="13.9824823052344" calcext:value-type="float">
            <text:p>14,0</text:p>
          </table:table-cell>
          <table:table-cell table:style-name="ce177" table:formula="of:=100*[.E$26]/[.$I145]" office:value-type="float" office:value="24.689751853444" calcext:value-type="float">
            <text:p>24,7</text:p>
          </table:table-cell>
          <table:table-cell table:style-name="ce177" table:formula="of:=100*[.F$26]/[.$I145]" office:value-type="float" office:value="39.6799292209374" calcext:value-type="float">
            <text:p>39,7</text:p>
          </table:table-cell>
          <table:table-cell table:style-name="ce177" table:formula="of:=100*[.G$26]/[.$I145]" office:value-type="float" office:value="58.9530144077148" calcext:value-type="float">
            <text:p>59,0</text:p>
          </table:table-cell>
          <table:table-cell/>
          <table:table-cell table:style-name="ce179" table:formula="of:=60000000/[.B145]" office:value-type="float" office:value="9230.76923076923" calcext:value-type="float">
            <text:p>923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7" table:formula="of:=100*[.C$26]/[.$I146]" office:value-type="float" office:value="8.13951446679387" calcext:value-type="float">
            <text:p>8,1</text:p>
          </table:table-cell>
          <table:table-cell table:style-name="ce177" table:formula="of:=100*[.D$26]/[.$I146]" office:value-type="float" office:value="15.0580578671755" calcext:value-type="float">
            <text:p>15,1</text:p>
          </table:table-cell>
          <table:table-cell table:style-name="ce177" table:formula="of:=100*[.E$26]/[.$I146]" office:value-type="float" office:value="26.5889635344781" calcext:value-type="float">
            <text:p>26,6</text:p>
          </table:table-cell>
          <table:table-cell table:style-name="ce177" table:formula="of:=100*[.F$26]/[.$I146]" office:value-type="float" office:value="42.7322314687019" calcext:value-type="float">
            <text:p>42,7</text:p>
          </table:table-cell>
          <table:table-cell table:style-name="ce177" table:formula="of:=100*[.G$26]/[.$I146]" office:value-type="float" office:value="63.4878616698467" calcext:value-type="float">
            <text:p>63,5</text:p>
          </table:table-cell>
          <table:table-cell/>
          <table:table-cell table:style-name="ce179" table:formula="of:=60000000/[.B146]" office:value-type="float" office:value="8571.42857142857" calcext:value-type="float">
            <text:p>857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7" table:formula="of:=100*[.C$26]/[.$I147]" office:value-type="float" office:value="8.72090835727914" calcext:value-type="float">
            <text:p>8,7</text:p>
          </table:table-cell>
          <table:table-cell table:style-name="ce177" table:formula="of:=100*[.D$26]/[.$I147]" office:value-type="float" office:value="16.1336334291166" calcext:value-type="float">
            <text:p>16,1</text:p>
          </table:table-cell>
          <table:table-cell table:style-name="ce177" table:formula="of:=100*[.E$26]/[.$I147]" office:value-type="float" office:value="28.4881752155123" calcext:value-type="float">
            <text:p>28,5</text:p>
          </table:table-cell>
          <table:table-cell table:style-name="ce177" table:formula="of:=100*[.F$26]/[.$I147]" office:value-type="float" office:value="45.7845337164663" calcext:value-type="float">
            <text:p>45,8</text:p>
          </table:table-cell>
          <table:table-cell table:style-name="ce177" table:formula="of:=100*[.G$26]/[.$I147]" office:value-type="float" office:value="68.0227089319786" calcext:value-type="float">
            <text:p>68,0</text:p>
          </table:table-cell>
          <table:table-cell/>
          <table:table-cell table:style-name="ce179" table:formula="of:=60000000/[.B147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7" table:formula="of:=100*[.C$26]/[.$I148]" office:value-type="float" office:value="9.30230224776442" calcext:value-type="float">
            <text:p>9,3</text:p>
          </table:table-cell>
          <table:table-cell table:style-name="ce177" table:formula="of:=100*[.D$26]/[.$I148]" office:value-type="float" office:value="17.2092089910577" calcext:value-type="float">
            <text:p>17,2</text:p>
          </table:table-cell>
          <table:table-cell table:style-name="ce177" table:formula="of:=100*[.E$26]/[.$I148]" office:value-type="float" office:value="30.3873868965464" calcext:value-type="float">
            <text:p>30,4</text:p>
          </table:table-cell>
          <table:table-cell table:style-name="ce177" table:formula="of:=100*[.F$26]/[.$I148]" office:value-type="float" office:value="48.8368359642307" calcext:value-type="float">
            <text:p>48,8</text:p>
          </table:table-cell>
          <table:table-cell table:style-name="ce177" table:formula="of:=100*[.G$26]/[.$I148]" office:value-type="float" office:value="72.5575561941105" calcext:value-type="float">
            <text:p>72,6</text:p>
          </table:table-cell>
          <table:table-cell/>
          <table:table-cell table:style-name="ce179" table:formula="of:=60000000/[.B148]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7" table:formula="of:=100*[.C$26]/[.$I149]" office:value-type="float" office:value="9.8836961382497" calcext:value-type="float">
            <text:p>9,9</text:p>
          </table:table-cell>
          <table:table-cell table:style-name="ce177" table:formula="of:=100*[.D$26]/[.$I149]" office:value-type="float" office:value="18.2847845529988" calcext:value-type="float">
            <text:p>18,3</text:p>
          </table:table-cell>
          <table:table-cell table:style-name="ce177" table:formula="of:=100*[.E$26]/[.$I149]" office:value-type="float" office:value="32.2865985775806" calcext:value-type="float">
            <text:p>32,3</text:p>
          </table:table-cell>
          <table:table-cell table:style-name="ce177" table:formula="of:=100*[.F$26]/[.$I149]" office:value-type="float" office:value="51.8891382119951" calcext:value-type="float">
            <text:p>51,9</text:p>
          </table:table-cell>
          <table:table-cell table:style-name="ce177" table:formula="of:=100*[.G$26]/[.$I149]" office:value-type="float" office:value="77.0924034562424" calcext:value-type="float">
            <text:p>77,1</text:p>
          </table:table-cell>
          <table:table-cell/>
          <table:table-cell table:style-name="ce179" table:formula="of:=60000000/[.B149]" office:value-type="float" office:value="7058.82352941176" calcext:value-type="float">
            <text:p>705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7" table:formula="of:=100*[.C$26]/[.$I150]" office:value-type="float" office:value="10.465090028735" calcext:value-type="float">
            <text:p>10,5</text:p>
          </table:table-cell>
          <table:table-cell table:style-name="ce177" table:formula="of:=100*[.D$26]/[.$I150]" office:value-type="float" office:value="19.3603601149399" calcext:value-type="float">
            <text:p>19,4</text:p>
          </table:table-cell>
          <table:table-cell table:style-name="ce177" table:formula="of:=100*[.E$26]/[.$I150]" office:value-type="float" office:value="34.1858102586147" calcext:value-type="float">
            <text:p>34,2</text:p>
          </table:table-cell>
          <table:table-cell table:style-name="ce177" table:formula="of:=100*[.F$26]/[.$I150]" office:value-type="float" office:value="54.9414404597595" calcext:value-type="float">
            <text:p>54,9</text:p>
          </table:table-cell>
          <table:table-cell table:style-name="ce177" table:formula="of:=100*[.G$26]/[.$I150]" office:value-type="float" office:value="81.6272507183743" calcext:value-type="float">
            <text:p>81,6</text:p>
          </table:table-cell>
          <table:table-cell/>
          <table:table-cell table:style-name="ce179" table:formula="of:=60000000/[.B150]" office:value-type="float" office:value="6666.66666666667" calcext:value-type="float">
            <text:p>6667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7" table:formula="of:=100*[.C$26]/[.$I151]" office:value-type="float" office:value="11.0464839192202" calcext:value-type="float">
            <text:p>11,0</text:p>
          </table:table-cell>
          <table:table-cell table:style-name="ce177" table:formula="of:=100*[.D$26]/[.$I151]" office:value-type="float" office:value="20.435935676881" calcext:value-type="float">
            <text:p>20,4</text:p>
          </table:table-cell>
          <table:table-cell table:style-name="ce177" table:formula="of:=100*[.E$26]/[.$I151]" office:value-type="float" office:value="36.0850219396489" calcext:value-type="float">
            <text:p>36,1</text:p>
          </table:table-cell>
          <table:table-cell table:style-name="ce177" table:formula="of:=100*[.F$26]/[.$I151]" office:value-type="float" office:value="57.993742707524" calcext:value-type="float">
            <text:p>58,0</text:p>
          </table:table-cell>
          <table:table-cell table:style-name="ce177" table:formula="of:=100*[.G$26]/[.$I151]" office:value-type="float" office:value="86.1620979805062" calcext:value-type="float">
            <text:p>86,2</text:p>
          </table:table-cell>
          <table:table-cell/>
          <table:table-cell table:style-name="ce179" table:formula="of:=60000000/[.B151]" office:value-type="float" office:value="6315.78947368421" calcext:value-type="float">
            <text:p>63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7" table:formula="of:=100*[.C$26]/[.$I152]" office:value-type="float" office:value="11.6278778097055" calcext:value-type="float">
            <text:p>11,6</text:p>
          </table:table-cell>
          <table:table-cell table:style-name="ce177" table:formula="of:=100*[.D$26]/[.$I152]" office:value-type="float" office:value="21.5115112388221" calcext:value-type="float">
            <text:p>21,5</text:p>
          </table:table-cell>
          <table:table-cell table:style-name="ce177" table:formula="of:=100*[.E$26]/[.$I152]" office:value-type="float" office:value="37.984233620683" calcext:value-type="float">
            <text:p>38,0</text:p>
          </table:table-cell>
          <table:table-cell table:style-name="ce177" table:formula="of:=100*[.F$26]/[.$I152]" office:value-type="float" office:value="61.0460449552884" calcext:value-type="float">
            <text:p>61,0</text:p>
          </table:table-cell>
          <table:table-cell table:style-name="ce177" table:formula="of:=100*[.G$26]/[.$I152]" office:value-type="float" office:value="90.6969452426381" calcext:value-type="float">
            <text:p>90,7</text:p>
          </table:table-cell>
          <table:table-cell/>
          <table:table-cell table:style-name="ce179" table:formula="of:=60000000/[.B152]" office:value-type="float" office:value="6000" calcext:value-type="float">
            <text:p>6000</text:p>
          </table:table-cell>
        </table:table-row>
        <calcext:conditional-formats>
          <calcext:conditional-format calcext:target-range-address="injection.C61:injection.G83">
            <calcext:condition calcext:apply-style-name="Untitled5" calcext:value="&gt;=306" calcext:base-cell-address="injection.C61"/>
          </calcext:conditional-format>
          <calcext:conditional-format calcext:target-range-address="injection.C130:injection.G152">
            <calcext:condition calcext:apply-style-name="Untitled5" calcext:value="&gt;=306" calcext:base-cell-address="injection.C130"/>
          </calcext:conditional-format>
          <calcext:conditional-format calcext:target-range-address="injection.C102:injection.G124">
            <calcext:condition calcext:apply-style-name="Untitled5" calcext:value="&gt;=612" calcext:base-cell-address="injection.C102"/>
          </calcext:conditional-format>
          <calcext:conditional-format calcext:target-range-address="injection.D33:injection.G55">
            <calcext:condition calcext:apply-style-name="Untitled5" calcext:value="&gt;=612" calcext:base-cell-address="injection.D33"/>
          </calcext:conditional-format>
          <calcext:conditional-format calcext:target-range-address="injection.C33:injection.C55">
            <calcext:condition calcext:apply-style-name="Untitled5" calcext:value="&gt;=612" calcext:base-cell-address="injection.C33"/>
          </calcext:conditional-format>
        </calcext:conditional-formats>
      </table:table>
      <table:table table:name="tpic8101" table:style-name="ta1">
        <table:table-column table:style-name="co7" table:default-cell-style-name="Default"/>
        <table:table-column table:style-name="co30" table:default-cell-style-name="ce4"/>
        <table:table-column table:style-name="co31" table:default-cell-style-name="ce187"/>
        <table:table-column table:style-name="co32" table:default-cell-style-name="ce190"/>
        <table:table-column table:style-name="co7" table:number-columns-repeated="3" table:default-cell-style-name="ce192"/>
        <table:table-column table:style-name="co7" table:number-columns-repeated="2" table:default-cell-style-name="ce193"/>
        <table:table-column table:style-name="co7" table:default-cell-style-name="ce194"/>
        <table:table-column table:style-name="co7" table:number-columns-repeated="3" table:default-cell-style-name="ce19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knock window (deg)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target output voltage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selected integrator T_c (us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selected gain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10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73" office:value-type="string" calcext:value-type="string">
            <text:p>rpm</text:p>
          </table:table-cell>
          <table:table-cell table:style-name="ce172" table:number-columns-repeated="2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Int 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186" office:value-type="string" calcext:value-type="string">
            <text:p>t_int (us)</text:p>
          </table:table-cell>
          <table:table-cell table:style-name="ce189" office:value-type="string" calcext:value-type="string">
            <text:p>T_c (us)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3"/>
          <table:table-cell table:style-name="ce8"/>
          <table:table-cell table:style-name="ce172"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60000000/[.B13])*([.$C$3]/360)" office:value-type="float" office:value="66666.6666666667" calcext:value-type="float">
            <text:p>66667</text:p>
          </table:table-cell>
          <table:table-cell table:formula="of:=[.C13]/(2*PI()*[.$C$4])" office:value-type="float" office:value="2122.06590789194" calcext:value-type="float">
            <text:p>2122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[.F$11]*[.$C$7]*(8/PI())*([.$C13]/[.$C$6])+0.125" office:value-type="float" office:value="127.448954473516" calcext:value-type="float">
            <text:p>127</text:p>
          </table:table-cell>
          <table:table-cell table:formula="of:=[.G$11]*[.$C$7]*(8/PI())*([.$C13]/[.$C$6])+0.125" office:value-type="float" office:value="254.772908947033" calcext:value-type="float">
            <text:p>255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(1024/5)*[.I$11]*[.$C$7]*(8/PI())*([.$C13]/[.$C$6])+0.125" office:value-type="float" office:value="26076.0708761761" calcext:value-type="float">
            <text:p>26076</text:p>
          </table:table-cell>
          <table:table-cell table:formula="of:=(1024/5)*[.J$11]*[.$C$7]*(8/PI())*([.$C13]/[.$C$6])+0.125" office:value-type="float" office:value="52152.0167523523" calcext:value-type="float">
            <text:p>521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60000000/[.B14])*([.$C$3]/360)" office:value-type="float" office:value="19047.619047619" calcext:value-type="float">
            <text:p>19048</text:p>
          </table:table-cell>
          <table:table-cell table:formula="of:=[.C14]/(2*PI()*[.$C$4])" office:value-type="float" office:value="606.304545111982" calcext:value-type="float">
            <text:p>606</text:p>
          </table:table-cell>
          <table:table-cell table:formula="of:=[.E$11]*[.$C$7]*(8/PI())*([.$C14]/[.$C$6])+0.125" office:value-type="float" office:value="14.6763090826876" calcext:value-type="float">
            <text:p>15</text:p>
          </table:table-cell>
          <table:table-cell table:formula="of:=[.F$11]*[.$C$7]*(8/PI())*([.$C14]/[.$C$6])+0.125" office:value-type="float" office:value="36.5032727067189" calcext:value-type="float">
            <text:p>37</text:p>
          </table:table-cell>
          <table:table-cell table:formula="of:=[.G$11]*[.$C$7]*(8/PI())*([.$C14]/[.$C$6])+0.125" office:value-type="float" office:value="72.8815454134379" calcext:value-type="float">
            <text:p>73</text:p>
          </table:table-cell>
          <table:table-cell table:formula="of:=(1024/5)*[.H$11]*[.$C$7]*(8/PI())*([.$C14]/[.$C$6])+0.125" office:value-type="float" office:value="2980.23310013442" calcext:value-type="float">
            <text:p>2980</text:p>
          </table:table-cell>
          <table:table-cell table:formula="of:=(1024/5)*[.I$11]*[.$C$7]*(8/PI())*([.$C14]/[.$C$6])+0.125" office:value-type="float" office:value="7450.39525033604" calcext:value-type="float">
            <text:p>7450</text:p>
          </table:table-cell>
          <table:table-cell table:formula="of:=(1024/5)*[.J$11]*[.$C$7]*(8/PI())*([.$C14]/[.$C$6])+0.125" office:value-type="float" office:value="14900.6655006721" calcext:value-type="float">
            <text:p>14901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60000000/[.B15])*([.$C$3]/360)" office:value-type="float" office:value="9523.80952380952" calcext:value-type="float">
            <text:p>9524</text:p>
          </table:table-cell>
          <table:table-cell table:formula="of:=[.C15]/(2*PI()*[.$C$4])" office:value-type="float" office:value="303.152272555991" calcext:value-type="float">
            <text:p>303</text:p>
          </table:table-cell>
          <table:table-cell table:formula="of:=[.E$11]*[.$C$7]*(8/PI())*([.$C15]/[.$C$6])+0.125" office:value-type="float" office:value="7.40065454134379" calcext:value-type="float">
            <text:p>7</text:p>
          </table:table-cell>
          <table:table-cell table:formula="of:=[.F$11]*[.$C$7]*(8/PI())*([.$C15]/[.$C$6])+0.125" office:value-type="float" office:value="18.3141363533595" calcext:value-type="float">
            <text:p>18</text:p>
          </table:table-cell>
          <table:table-cell table:formula="of:=[.G$11]*[.$C$7]*(8/PI())*([.$C15]/[.$C$6])+0.125" office:value-type="float" office:value="36.5032727067189" calcext:value-type="float">
            <text:p>37</text:p>
          </table:table-cell>
          <table:table-cell table:formula="of:=(1024/5)*[.H$11]*[.$C$7]*(8/PI())*([.$C15]/[.$C$6])+0.125" office:value-type="float" office:value="1490.17905006721" calcext:value-type="float">
            <text:p>1490</text:p>
          </table:table-cell>
          <table:table-cell table:formula="of:=(1024/5)*[.I$11]*[.$C$7]*(8/PI())*([.$C15]/[.$C$6])+0.125" office:value-type="float" office:value="3725.26012516802" calcext:value-type="float">
            <text:p>3725</text:p>
          </table:table-cell>
          <table:table-cell table:formula="of:=(1024/5)*[.J$11]*[.$C$7]*(8/PI())*([.$C15]/[.$C$6])+0.125" office:value-type="float" office:value="7450.39525033604" calcext:value-type="float">
            <text:p>745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60000000/[.B16])*([.$C$3]/360)" office:value-type="float" office:value="6666.66666666667" calcext:value-type="float">
            <text:p>6667</text:p>
          </table:table-cell>
          <table:table-cell table:formula="of:=[.C16]/(2*PI()*[.$C$4])" office:value-type="float" office:value="212.206590789194" calcext:value-type="float">
            <text:p>212</text:p>
          </table:table-cell>
          <table:table-cell table:formula="of:=[.E$11]*[.$C$7]*(8/PI())*([.$C16]/[.$C$6])+0.125" office:value-type="float" office:value="5.21795817894065" calcext:value-type="float">
            <text:p>5</text:p>
          </table:table-cell>
          <table:table-cell table:formula="of:=[.F$11]*[.$C$7]*(8/PI())*([.$C16]/[.$C$6])+0.125" office:value-type="float" office:value="12.8573954473516" calcext:value-type="float">
            <text:p>13</text:p>
          </table:table-cell>
          <table:table-cell table:formula="of:=[.G$11]*[.$C$7]*(8/PI())*([.$C16]/[.$C$6])+0.125" office:value-type="float" office:value="25.5897908947033" calcext:value-type="float">
            <text:p>26</text:p>
          </table:table-cell>
          <table:table-cell table:formula="of:=(1024/5)*[.H$11]*[.$C$7]*(8/PI())*([.$C16]/[.$C$6])+0.125" office:value-type="float" office:value="1043.16283504705" calcext:value-type="float">
            <text:p>1043</text:p>
          </table:table-cell>
          <table:table-cell table:formula="of:=(1024/5)*[.I$11]*[.$C$7]*(8/PI())*([.$C16]/[.$C$6])+0.125" office:value-type="float" office:value="2607.71958761761" calcext:value-type="float">
            <text:p>2608</text:p>
          </table:table-cell>
          <table:table-cell table:formula="of:=(1024/5)*[.J$11]*[.$C$7]*(8/PI())*([.$C16]/[.$C$6])+0.125" office:value-type="float" office:value="5215.31417523523" calcext:value-type="float">
            <text:p>521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formula="of:=(60000000/[.B17])*([.$C$3]/360)" office:value-type="float" office:value="4938.27160493827" calcext:value-type="float">
            <text:p>4938</text:p>
          </table:table-cell>
          <table:table-cell table:formula="of:=[.C17]/(2*PI()*[.$C$4])" office:value-type="float" office:value="157.190067251255" calcext:value-type="float">
            <text:p>157</text:p>
          </table:table-cell>
          <table:table-cell table:formula="of:=[.E$11]*[.$C$7]*(8/PI())*([.$C17]/[.$C$6])+0.125" office:value-type="float" office:value="3.89756161403011" calcext:value-type="float">
            <text:p>4</text:p>
          </table:table-cell>
          <table:table-cell table:formula="of:=[.F$11]*[.$C$7]*(8/PI())*([.$C17]/[.$C$6])+0.125" office:value-type="float" office:value="9.55640403507528" calcext:value-type="float">
            <text:p>10</text:p>
          </table:table-cell>
          <table:table-cell table:formula="of:=[.G$11]*[.$C$7]*(8/PI())*([.$C17]/[.$C$6])+0.125" office:value-type="float" office:value="18.9878080701506" calcext:value-type="float">
            <text:p>19</text:p>
          </table:table-cell>
          <table:table-cell table:formula="of:=(1024/5)*[.H$11]*[.$C$7]*(8/PI())*([.$C17]/[.$C$6])+0.125" office:value-type="float" office:value="772.745618553367" calcext:value-type="float">
            <text:p>773</text:p>
          </table:table-cell>
          <table:table-cell table:formula="of:=(1024/5)*[.I$11]*[.$C$7]*(8/PI())*([.$C17]/[.$C$6])+0.125" office:value-type="float" office:value="1931.67654638342" calcext:value-type="float">
            <text:p>1932</text:p>
          </table:table-cell>
          <table:table-cell table:formula="of:=(1024/5)*[.J$11]*[.$C$7]*(8/PI())*([.$C17]/[.$C$6])+0.125" office:value-type="float" office:value="3863.22809276684" calcext:value-type="float">
            <text:p>386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(60000000/[.B18])*([.$C$3]/360)" office:value-type="float" office:value="4444.44444444444" calcext:value-type="float">
            <text:p>4444</text:p>
          </table:table-cell>
          <table:table-cell table:formula="of:=[.C18]/(2*PI()*[.$C$4])" office:value-type="float" office:value="141.471060526129" calcext:value-type="float">
            <text:p>141</text:p>
          </table:table-cell>
          <table:table-cell table:formula="of:=[.E$11]*[.$C$7]*(8/PI())*([.$C18]/[.$C$6])+0.125" office:value-type="float" office:value="3.5203054526271" calcext:value-type="float">
            <text:p>4</text:p>
          </table:table-cell>
          <table:table-cell table:formula="of:=[.F$11]*[.$C$7]*(8/PI())*([.$C18]/[.$C$6])+0.125" office:value-type="float" office:value="8.61326363156775" calcext:value-type="float">
            <text:p>9</text:p>
          </table:table-cell>
          <table:table-cell table:formula="of:=[.G$11]*[.$C$7]*(8/PI())*([.$C18]/[.$C$6])+0.125" office:value-type="float" office:value="17.1015272631355" calcext:value-type="float">
            <text:p>17</text:p>
          </table:table-cell>
          <table:table-cell table:formula="of:=(1024/5)*[.H$11]*[.$C$7]*(8/PI())*([.$C18]/[.$C$6])+0.125" office:value-type="float" office:value="695.48355669803" calcext:value-type="float">
            <text:p>695</text:p>
          </table:table-cell>
          <table:table-cell table:formula="of:=(1024/5)*[.I$11]*[.$C$7]*(8/PI())*([.$C18]/[.$C$6])+0.125" office:value-type="float" office:value="1738.52139174508" calcext:value-type="float">
            <text:p>1739</text:p>
          </table:table-cell>
          <table:table-cell table:formula="of:=(1024/5)*[.J$11]*[.$C$7]*(8/PI())*([.$C18]/[.$C$6])+0.125" office:value-type="float" office:value="3476.91778349015" calcext:value-type="float">
            <text:p>3477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60000000/[.B19])*([.$C$3]/360)" office:value-type="float" office:value="3333.33333333333" calcext:value-type="float">
            <text:p>3333</text:p>
          </table:table-cell>
          <table:table-cell table:formula="of:=[.C19]/(2*PI()*[.$C$4])" office:value-type="float" office:value="106.103295394597" calcext:value-type="float">
            <text:p>106</text:p>
          </table:table-cell>
          <table:table-cell table:formula="of:=[.E$11]*[.$C$7]*(8/PI())*([.$C19]/[.$C$6])+0.125" office:value-type="float" office:value="2.67147908947033" calcext:value-type="float">
            <text:p>3</text:p>
          </table:table-cell>
          <table:table-cell table:formula="of:=[.F$11]*[.$C$7]*(8/PI())*([.$C19]/[.$C$6])+0.125" office:value-type="float" office:value="6.49119772367581" calcext:value-type="float">
            <text:p>6</text:p>
          </table:table-cell>
          <table:table-cell table:formula="of:=[.G$11]*[.$C$7]*(8/PI())*([.$C19]/[.$C$6])+0.125" office:value-type="float" office:value="12.8573954473516" calcext:value-type="float">
            <text:p>13</text:p>
          </table:table-cell>
          <table:table-cell table:formula="of:=(1024/5)*[.H$11]*[.$C$7]*(8/PI())*([.$C19]/[.$C$6])+0.125" office:value-type="float" office:value="521.643917523523" calcext:value-type="float">
            <text:p>522</text:p>
          </table:table-cell>
          <table:table-cell table:formula="of:=(1024/5)*[.I$11]*[.$C$7]*(8/PI())*([.$C19]/[.$C$6])+0.125" office:value-type="float" office:value="1303.92229380881" calcext:value-type="float">
            <text:p>1304</text:p>
          </table:table-cell>
          <table:table-cell table:formula="of:=(1024/5)*[.J$11]*[.$C$7]*(8/PI())*([.$C19]/[.$C$6])+0.125" office:value-type="float" office:value="2607.71958761761" calcext:value-type="float">
            <text:p>260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60000000/[.B20])*([.$C$3]/360)" office:value-type="float" office:value="2666.66666666667" calcext:value-type="float">
            <text:p>2667</text:p>
          </table:table-cell>
          <table:table-cell table:formula="of:=[.C20]/(2*PI()*[.$C$4])" office:value-type="float" office:value="84.8826363156775" calcext:value-type="float">
            <text:p>85</text:p>
          </table:table-cell>
          <table:table-cell table:formula="of:=[.E$11]*[.$C$7]*(8/PI())*([.$C20]/[.$C$6])+0.125" office:value-type="float" office:value="2.16218327157626" calcext:value-type="float">
            <text:p>2</text:p>
          </table:table-cell>
          <table:table-cell table:formula="of:=[.F$11]*[.$C$7]*(8/PI())*([.$C20]/[.$C$6])+0.125" office:value-type="float" office:value="5.21795817894065" calcext:value-type="float">
            <text:p>5</text:p>
          </table:table-cell>
          <table:table-cell table:formula="of:=[.G$11]*[.$C$7]*(8/PI())*([.$C20]/[.$C$6])+0.125" office:value-type="float" office:value="10.3109163578813" calcext:value-type="float">
            <text:p>10</text:p>
          </table:table-cell>
          <table:table-cell table:formula="of:=(1024/5)*[.H$11]*[.$C$7]*(8/PI())*([.$C20]/[.$C$6])+0.125" office:value-type="float" office:value="417.340134018818" calcext:value-type="float">
            <text:p>417</text:p>
          </table:table-cell>
          <table:table-cell table:formula="of:=(1024/5)*[.I$11]*[.$C$7]*(8/PI())*([.$C20]/[.$C$6])+0.125" office:value-type="float" office:value="1043.16283504705" calcext:value-type="float">
            <text:p>1043</text:p>
          </table:table-cell>
          <table:table-cell table:formula="of:=(1024/5)*[.J$11]*[.$C$7]*(8/PI())*([.$C20]/[.$C$6])+0.125" office:value-type="float" office:value="2086.20067009409" calcext:value-type="float">
            <text:p>2086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000" calcext:value-type="float">
            <text:p>3000</text:p>
          </table:table-cell>
          <table:table-cell table:style-name="ce188" table:formula="of:=(60000000/[.B21])*([.$C$3]/360)" office:value-type="float" office:value="2222.22222222222" calcext:value-type="float">
            <text:p>2222</text:p>
          </table:table-cell>
          <table:table-cell table:style-name="ce191" table:formula="of:=[.C21]/(2*PI()*[.$C$4])" office:value-type="float" office:value="70.7355302630646" calcext:value-type="float">
            <text:p>71</text:p>
          </table:table-cell>
          <table:table-cell table:formula="of:=[.E$11]*[.$C$7]*(8/PI())*([.$C21]/[.$C$6])+0.125" office:value-type="float" office:value="1.82265272631355" calcext:value-type="float">
            <text:p>2</text:p>
          </table:table-cell>
          <table:table-cell table:formula="of:=[.F$11]*[.$C$7]*(8/PI())*([.$C21]/[.$C$6])+0.125" office:value-type="float" office:value="4.36913181578388" calcext:value-type="float">
            <text:p>4</text:p>
          </table:table-cell>
          <table:table-cell table:formula="of:=[.G$11]*[.$C$7]*(8/PI())*([.$C21]/[.$C$6])+0.125" office:value-type="float" office:value="8.61326363156775" calcext:value-type="float">
            <text:p>9</text:p>
          </table:table-cell>
          <table:table-cell table:formula="of:=(1024/5)*[.H$11]*[.$C$7]*(8/PI())*([.$C21]/[.$C$6])+0.125" office:value-type="float" office:value="347.804278349015" calcext:value-type="float">
            <text:p>348</text:p>
          </table:table-cell>
          <table:table-cell table:formula="of:=(1024/5)*[.I$11]*[.$C$7]*(8/PI())*([.$C21]/[.$C$6])+0.125" office:value-type="float" office:value="869.323195872538" calcext:value-type="float">
            <text:p>869</text:p>
          </table:table-cell>
          <table:table-cell table:formula="of:=(1024/5)*[.J$11]*[.$C$7]*(8/PI())*([.$C21]/[.$C$6])+0.125" office:value-type="float" office:value="1738.52139174508" calcext:value-type="float">
            <text:p>173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500" calcext:value-type="float">
            <text:p>3500</text:p>
          </table:table-cell>
          <table:table-cell table:style-name="ce188" table:formula="of:=(60000000/[.B22])*([.$C$3]/360)" office:value-type="float" office:value="1904.7619047619" calcext:value-type="float">
            <text:p>1905</text:p>
          </table:table-cell>
          <table:table-cell table:style-name="ce191" table:formula="of:=[.C22]/(2*PI()*[.$C$4])" office:value-type="float" office:value="60.6304545111982" calcext:value-type="float">
            <text:p>61</text:p>
          </table:table-cell>
          <table:table-cell table:formula="of:=[.E$11]*[.$C$7]*(8/PI())*([.$C22]/[.$C$6])+0.125" office:value-type="float" office:value="1.58013090826876" calcext:value-type="float">
            <text:p>2</text:p>
          </table:table-cell>
          <table:table-cell table:formula="of:=[.F$11]*[.$C$7]*(8/PI())*([.$C22]/[.$C$6])+0.125" office:value-type="float" office:value="3.76282727067189" calcext:value-type="float">
            <text:p>4</text:p>
          </table:table-cell>
          <table:table-cell table:formula="of:=[.G$11]*[.$C$7]*(8/PI())*([.$C22]/[.$C$6])+0.125" office:value-type="float" office:value="7.40065454134379" calcext:value-type="float">
            <text:p>7</text:p>
          </table:table-cell>
          <table:table-cell table:formula="of:=(1024/5)*[.H$11]*[.$C$7]*(8/PI())*([.$C22]/[.$C$6])+0.125" office:value-type="float" office:value="298.135810013442" calcext:value-type="float">
            <text:p>298</text:p>
          </table:table-cell>
          <table:table-cell table:formula="of:=(1024/5)*[.I$11]*[.$C$7]*(8/PI())*([.$C22]/[.$C$6])+0.125" office:value-type="float" office:value="745.152025033604" calcext:value-type="float">
            <text:p>745</text:p>
          </table:table-cell>
          <table:table-cell table:formula="of:=(1024/5)*[.J$11]*[.$C$7]*(8/PI())*([.$C22]/[.$C$6])+0.125" office:value-type="float" office:value="1490.17905006721" calcext:value-type="float">
            <text:p>149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000" calcext:value-type="float">
            <text:p>4000</text:p>
          </table:table-cell>
          <table:table-cell table:style-name="ce188" table:formula="of:=(60000000/[.B23])*([.$C$3]/360)" office:value-type="float" office:value="1666.66666666667" calcext:value-type="float">
            <text:p>1667</text:p>
          </table:table-cell>
          <table:table-cell table:style-name="ce191" table:formula="of:=[.C23]/(2*PI()*[.$C$4])" office:value-type="float" office:value="53.0516476972984" calcext:value-type="float">
            <text:p>53</text:p>
          </table:table-cell>
          <table:table-cell table:formula="of:=[.E$11]*[.$C$7]*(8/PI())*([.$C23]/[.$C$6])+0.125" office:value-type="float" office:value="1.39823954473516" calcext:value-type="float">
            <text:p>1</text:p>
          </table:table-cell>
          <table:table-cell table:formula="of:=[.F$11]*[.$C$7]*(8/PI())*([.$C23]/[.$C$6])+0.125" office:value-type="float" office:value="3.30809886183791" calcext:value-type="float">
            <text:p>3</text:p>
          </table:table-cell>
          <table:table-cell table:formula="of:=[.G$11]*[.$C$7]*(8/PI())*([.$C23]/[.$C$6])+0.125" office:value-type="float" office:value="6.49119772367581" calcext:value-type="float">
            <text:p>6</text:p>
          </table:table-cell>
          <table:table-cell table:formula="of:=(1024/5)*[.H$11]*[.$C$7]*(8/PI())*([.$C23]/[.$C$6])+0.125" office:value-type="float" office:value="260.884458761761" calcext:value-type="float">
            <text:p>261</text:p>
          </table:table-cell>
          <table:table-cell table:formula="of:=(1024/5)*[.I$11]*[.$C$7]*(8/PI())*([.$C23]/[.$C$6])+0.125" office:value-type="float" office:value="652.023646904403" calcext:value-type="float">
            <text:p>652</text:p>
          </table:table-cell>
          <table:table-cell table:formula="of:=(1024/5)*[.J$11]*[.$C$7]*(8/PI())*([.$C23]/[.$C$6])+0.125" office:value-type="float" office:value="1303.92229380881" calcext:value-type="float">
            <text:p>130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500" calcext:value-type="float">
            <text:p>4500</text:p>
          </table:table-cell>
          <table:table-cell table:style-name="ce188" table:formula="of:=(60000000/[.B24])*([.$C$3]/360)" office:value-type="float" office:value="1481.48148148148" calcext:value-type="float">
            <text:p>1481</text:p>
          </table:table-cell>
          <table:table-cell table:style-name="ce191" table:formula="of:=[.C24]/(2*PI()*[.$C$4])" office:value-type="float" office:value="47.1570201753764" calcext:value-type="float">
            <text:p>47</text:p>
          </table:table-cell>
          <table:table-cell table:formula="of:=[.E$11]*[.$C$7]*(8/PI())*([.$C24]/[.$C$6])+0.125" office:value-type="float" office:value="1.25676848420903" calcext:value-type="float">
            <text:p>1</text:p>
          </table:table-cell>
          <table:table-cell table:formula="of:=[.F$11]*[.$C$7]*(8/PI())*([.$C24]/[.$C$6])+0.125" office:value-type="float" office:value="2.95442121052258" calcext:value-type="float">
            <text:p>3</text:p>
          </table:table-cell>
          <table:table-cell table:formula="of:=[.G$11]*[.$C$7]*(8/PI())*([.$C24]/[.$C$6])+0.125" office:value-type="float" office:value="5.78384242104517" calcext:value-type="float">
            <text:p>6</text:p>
          </table:table-cell>
          <table:table-cell table:formula="of:=(1024/5)*[.H$11]*[.$C$7]*(8/PI())*([.$C24]/[.$C$6])+0.125" office:value-type="float" office:value="231.91118556601" calcext:value-type="float">
            <text:p>232</text:p>
          </table:table-cell>
          <table:table-cell table:formula="of:=(1024/5)*[.I$11]*[.$C$7]*(8/PI())*([.$C24]/[.$C$6])+0.125" office:value-type="float" office:value="579.590463915025" calcext:value-type="float">
            <text:p>580</text:p>
          </table:table-cell>
          <table:table-cell table:formula="of:=(1024/5)*[.J$11]*[.$C$7]*(8/PI())*([.$C24]/[.$C$6])+0.125" office:value-type="float" office:value="1159.05592783005" calcext:value-type="float">
            <text:p>115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000" calcext:value-type="float">
            <text:p>5000</text:p>
          </table:table-cell>
          <table:table-cell table:style-name="ce188" table:formula="of:=(60000000/[.B25])*([.$C$3]/360)" office:value-type="float" office:value="1333.33333333333" calcext:value-type="float">
            <text:p>1333</text:p>
          </table:table-cell>
          <table:table-cell table:style-name="ce191" table:formula="of:=[.C25]/(2*PI()*[.$C$4])" office:value-type="float" office:value="42.4413181578388" calcext:value-type="float">
            <text:p>42</text:p>
          </table:table-cell>
          <table:table-cell table:formula="of:=[.E$11]*[.$C$7]*(8/PI())*([.$C25]/[.$C$6])+0.125" office:value-type="float" office:value="1.14359163578813" calcext:value-type="float">
            <text:p>1</text:p>
          </table:table-cell>
          <table:table-cell table:formula="of:=[.F$11]*[.$C$7]*(8/PI())*([.$C25]/[.$C$6])+0.125" office:value-type="float" office:value="2.67147908947033" calcext:value-type="float">
            <text:p>3</text:p>
          </table:table-cell>
          <table:table-cell table:formula="of:=[.G$11]*[.$C$7]*(8/PI())*([.$C25]/[.$C$6])+0.125" office:value-type="float" office:value="5.21795817894065" calcext:value-type="float">
            <text:p>5</text:p>
          </table:table-cell>
          <table:table-cell table:formula="of:=(1024/5)*[.H$11]*[.$C$7]*(8/PI())*([.$C25]/[.$C$6])+0.125" office:value-type="float" office:value="208.732567009409" calcext:value-type="float">
            <text:p>209</text:p>
          </table:table-cell>
          <table:table-cell table:formula="of:=(1024/5)*[.I$11]*[.$C$7]*(8/PI())*([.$C25]/[.$C$6])+0.125" office:value-type="float" office:value="521.643917523523" calcext:value-type="float">
            <text:p>522</text:p>
          </table:table-cell>
          <table:table-cell table:formula="of:=(1024/5)*[.J$11]*[.$C$7]*(8/PI())*([.$C25]/[.$C$6])+0.125" office:value-type="float" office:value="1043.16283504705" calcext:value-type="float">
            <text:p>104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500" calcext:value-type="float">
            <text:p>5500</text:p>
          </table:table-cell>
          <table:table-cell table:style-name="ce188" table:formula="of:=(60000000/[.B26])*([.$C$3]/360)" office:value-type="float" office:value="1212.12121212121" calcext:value-type="float">
            <text:p>1212</text:p>
          </table:table-cell>
          <table:table-cell table:style-name="ce191" table:formula="of:=[.C26]/(2*PI()*[.$C$4])" office:value-type="float" office:value="38.5830165071261" calcext:value-type="float">
            <text:p>39</text:p>
          </table:table-cell>
          <table:table-cell table:formula="of:=[.E$11]*[.$C$7]*(8/PI())*([.$C26]/[.$C$6])+0.125" office:value-type="float" office:value="1.05099239617103" calcext:value-type="float">
            <text:p>1</text:p>
          </table:table-cell>
          <table:table-cell table:formula="of:=[.F$11]*[.$C$7]*(8/PI())*([.$C26]/[.$C$6])+0.125" office:value-type="float" office:value="2.43998099042757" calcext:value-type="float">
            <text:p>2</text:p>
          </table:table-cell>
          <table:table-cell table:formula="of:=[.G$11]*[.$C$7]*(8/PI())*([.$C26]/[.$C$6])+0.125" office:value-type="float" office:value="4.75496198085514" calcext:value-type="float">
            <text:p>5</text:p>
          </table:table-cell>
          <table:table-cell table:formula="of:=(1024/5)*[.H$11]*[.$C$7]*(8/PI())*([.$C26]/[.$C$6])+0.125" office:value-type="float" office:value="189.768242735827" calcext:value-type="float">
            <text:p>190</text:p>
          </table:table-cell>
          <table:table-cell table:formula="of:=(1024/5)*[.I$11]*[.$C$7]*(8/PI())*([.$C26]/[.$C$6])+0.125" office:value-type="float" office:value="474.233106839566" calcext:value-type="float">
            <text:p>474</text:p>
          </table:table-cell>
          <table:table-cell table:formula="of:=(1024/5)*[.J$11]*[.$C$7]*(8/PI())*([.$C26]/[.$C$6])+0.125" office:value-type="float" office:value="948.341213679132" calcext:value-type="float">
            <text:p>94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6000" calcext:value-type="float">
            <text:p>6000</text:p>
          </table:table-cell>
          <table:table-cell table:style-name="ce188" table:formula="of:=(60000000/[.B27])*([.$C$3]/360)" office:value-type="float" office:value="1111.11111111111" calcext:value-type="float">
            <text:p>1111</text:p>
          </table:table-cell>
          <table:table-cell table:style-name="ce191" table:formula="of:=[.C27]/(2*PI()*[.$C$4])" office:value-type="float" office:value="35.3677651315323" calcext:value-type="float">
            <text:p>35</text:p>
          </table:table-cell>
          <table:table-cell table:formula="of:=[.E$11]*[.$C$7]*(8/PI())*([.$C27]/[.$C$6])+0.125" office:value-type="float" office:value="0.973826363156775" calcext:value-type="float">
            <text:p>1</text:p>
          </table:table-cell>
          <table:table-cell table:formula="of:=[.F$11]*[.$C$7]*(8/PI())*([.$C27]/[.$C$6])+0.125" office:value-type="float" office:value="2.24706590789194" calcext:value-type="float">
            <text:p>2</text:p>
          </table:table-cell>
          <table:table-cell table:formula="of:=[.G$11]*[.$C$7]*(8/PI())*([.$C27]/[.$C$6])+0.125" office:value-type="float" office:value="4.36913181578388" calcext:value-type="float">
            <text:p>4</text:p>
          </table:table-cell>
          <table:table-cell table:formula="of:=(1024/5)*[.H$11]*[.$C$7]*(8/PI())*([.$C27]/[.$C$6])+0.125" office:value-type="float" office:value="173.964639174508" calcext:value-type="float">
            <text:p>174</text:p>
          </table:table-cell>
          <table:table-cell table:formula="of:=(1024/5)*[.I$11]*[.$C$7]*(8/PI())*([.$C27]/[.$C$6])+0.125" office:value-type="float" office:value="434.724097936269" calcext:value-type="float">
            <text:p>435</text:p>
          </table:table-cell>
          <table:table-cell table:formula="of:=(1024/5)*[.J$11]*[.$C$7]*(8/PI())*([.$C27]/[.$C$6])+0.125" office:value-type="float" office:value="869.323195872538" calcext:value-type="float">
            <text:p>86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(60000000/[.B28])*([.$C$3]/360)" office:value-type="float" office:value="1025.64102564103" calcext:value-type="float">
            <text:p>1026</text:p>
          </table:table-cell>
          <table:table-cell table:formula="of:=[.C28]/(2*PI()*[.$C$4])" office:value-type="float" office:value="32.6471678137221" calcext:value-type="float">
            <text:p>33</text:p>
          </table:table-cell>
          <table:table-cell table:formula="of:=[.E$11]*[.$C$7]*(8/PI())*([.$C28]/[.$C$6])+0.125" office:value-type="float" office:value="0.908532027529331" calcext:value-type="float">
            <text:p>1</text:p>
          </table:table-cell>
          <table:table-cell table:formula="of:=[.F$11]*[.$C$7]*(8/PI())*([.$C28]/[.$C$6])+0.125" office:value-type="float" office:value="2.08383006882333" calcext:value-type="float">
            <text:p>2</text:p>
          </table:table-cell>
          <table:table-cell table:formula="of:=[.G$11]*[.$C$7]*(8/PI())*([.$C28]/[.$C$6])+0.125" office:value-type="float" office:value="4.04266013764665" calcext:value-type="float">
            <text:p>4</text:p>
          </table:table-cell>
          <table:table-cell table:formula="of:=(1024/5)*[.H$11]*[.$C$7]*(8/PI())*([.$C28]/[.$C$6])+0.125" office:value-type="float" office:value="160.592359238007" calcext:value-type="float">
            <text:p>161</text:p>
          </table:table-cell>
          <table:table-cell table:formula="of:=(1024/5)*[.I$11]*[.$C$7]*(8/PI())*([.$C28]/[.$C$6])+0.125" office:value-type="float" office:value="401.293398095018" calcext:value-type="float">
            <text:p>401</text:p>
          </table:table-cell>
          <table:table-cell table:formula="of:=(1024/5)*[.J$11]*[.$C$7]*(8/PI())*([.$C28]/[.$C$6])+0.125" office:value-type="float" office:value="802.461796190035" calcext:value-type="float">
            <text:p>80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(60000000/[.B29])*([.$C$3]/360)" office:value-type="float" office:value="952.380952380952" calcext:value-type="float">
            <text:p>952</text:p>
          </table:table-cell>
          <table:table-cell table:formula="of:=[.C29]/(2*PI()*[.$C$4])" office:value-type="float" office:value="30.3152272555991" calcext:value-type="float">
            <text:p>30</text:p>
          </table:table-cell>
          <table:table-cell table:formula="of:=[.E$11]*[.$C$7]*(8/PI())*([.$C29]/[.$C$6])+0.125" office:value-type="float" office:value="0.852565454134379" calcext:value-type="float">
            <text:p>1</text:p>
          </table:table-cell>
          <table:table-cell table:formula="of:=[.F$11]*[.$C$7]*(8/PI())*([.$C29]/[.$C$6])+0.125" office:value-type="float" office:value="1.94391363533595" calcext:value-type="float">
            <text:p>2</text:p>
          </table:table-cell>
          <table:table-cell table:formula="of:=[.G$11]*[.$C$7]*(8/PI())*([.$C29]/[.$C$6])+0.125" office:value-type="float" office:value="3.76282727067189" calcext:value-type="float">
            <text:p>4</text:p>
          </table:table-cell>
          <table:table-cell table:formula="of:=(1024/5)*[.H$11]*[.$C$7]*(8/PI())*([.$C29]/[.$C$6])+0.125" office:value-type="float" office:value="149.130405006721" calcext:value-type="float">
            <text:p>149</text:p>
          </table:table-cell>
          <table:table-cell table:formula="of:=(1024/5)*[.I$11]*[.$C$7]*(8/PI())*([.$C29]/[.$C$6])+0.125" office:value-type="float" office:value="372.638512516802" calcext:value-type="float">
            <text:p>373</text:p>
          </table:table-cell>
          <table:table-cell table:formula="of:=(1024/5)*[.J$11]*[.$C$7]*(8/PI())*([.$C29]/[.$C$6])+0.125" office:value-type="float" office:value="745.152025033604" calcext:value-type="float">
            <text:p>74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(60000000/[.B30])*([.$C$3]/360)" office:value-type="float" office:value="888.888888888889" calcext:value-type="float">
            <text:p>889</text:p>
          </table:table-cell>
          <table:table-cell table:formula="of:=[.C30]/(2*PI()*[.$C$4])" office:value-type="float" office:value="28.2942121052258" calcext:value-type="float">
            <text:p>28</text:p>
          </table:table-cell>
          <table:table-cell table:formula="of:=[.E$11]*[.$C$7]*(8/PI())*([.$C30]/[.$C$6])+0.125" office:value-type="float" office:value="0.80406109052542" calcext:value-type="float">
            <text:p>1</text:p>
          </table:table-cell>
          <table:table-cell table:formula="of:=[.F$11]*[.$C$7]*(8/PI())*([.$C30]/[.$C$6])+0.125" office:value-type="float" office:value="1.82265272631355" calcext:value-type="float">
            <text:p>2</text:p>
          </table:table-cell>
          <table:table-cell table:formula="of:=[.G$11]*[.$C$7]*(8/PI())*([.$C30]/[.$C$6])+0.125" office:value-type="float" office:value="3.5203054526271" calcext:value-type="float">
            <text:p>4</text:p>
          </table:table-cell>
          <table:table-cell table:formula="of:=(1024/5)*[.H$11]*[.$C$7]*(8/PI())*([.$C30]/[.$C$6])+0.125" office:value-type="float" office:value="139.196711339606" calcext:value-type="float">
            <text:p>139</text:p>
          </table:table-cell>
          <table:table-cell table:formula="of:=(1024/5)*[.I$11]*[.$C$7]*(8/PI())*([.$C30]/[.$C$6])+0.125" office:value-type="float" office:value="347.804278349015" calcext:value-type="float">
            <text:p>348</text:p>
          </table:table-cell>
          <table:table-cell table:formula="of:=(1024/5)*[.J$11]*[.$C$7]*(8/PI())*([.$C30]/[.$C$6])+0.125" office:value-type="float" office:value="695.48355669803" calcext:value-type="float">
            <text:p>69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(60000000/[.B31])*([.$C$3]/360)" office:value-type="float" office:value="833.333333333333" calcext:value-type="float">
            <text:p>833</text:p>
          </table:table-cell>
          <table:table-cell table:formula="of:=[.C31]/(2*PI()*[.$C$4])" office:value-type="float" office:value="26.5258238486492" calcext:value-type="float">
            <text:p>27</text:p>
          </table:table-cell>
          <table:table-cell table:formula="of:=[.E$11]*[.$C$7]*(8/PI())*([.$C31]/[.$C$6])+0.125" office:value-type="float" office:value="0.761619772367582" calcext:value-type="float">
            <text:p>1</text:p>
          </table:table-cell>
          <table:table-cell table:formula="of:=[.F$11]*[.$C$7]*(8/PI())*([.$C31]/[.$C$6])+0.125" office:value-type="float" office:value="1.71654943091895" calcext:value-type="float">
            <text:p>2</text:p>
          </table:table-cell>
          <table:table-cell table:formula="of:=[.G$11]*[.$C$7]*(8/PI())*([.$C31]/[.$C$6])+0.125" office:value-type="float" office:value="3.30809886183791" calcext:value-type="float">
            <text:p>3</text:p>
          </table:table-cell>
          <table:table-cell table:formula="of:=(1024/5)*[.H$11]*[.$C$7]*(8/PI())*([.$C31]/[.$C$6])+0.125" office:value-type="float" office:value="130.504729380881" calcext:value-type="float">
            <text:p>131</text:p>
          </table:table-cell>
          <table:table-cell table:formula="of:=(1024/5)*[.I$11]*[.$C$7]*(8/PI())*([.$C31]/[.$C$6])+0.125" office:value-type="float" office:value="326.074323452202" calcext:value-type="float">
            <text:p>326</text:p>
          </table:table-cell>
          <table:table-cell table:formula="of:=(1024/5)*[.J$11]*[.$C$7]*(8/PI())*([.$C31]/[.$C$6])+0.125" office:value-type="float" office:value="652.023646904403" calcext:value-type="float">
            <text:p>6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(60000000/[.B32])*([.$C$3]/360)" office:value-type="float" office:value="784.313725490196" calcext:value-type="float">
            <text:p>784</text:p>
          </table:table-cell>
          <table:table-cell table:formula="of:=[.C32]/(2*PI()*[.$C$4])" office:value-type="float" office:value="24.9654812693169" calcext:value-type="float">
            <text:p>25</text:p>
          </table:table-cell>
          <table:table-cell table:formula="of:=[.E$11]*[.$C$7]*(8/PI())*([.$C32]/[.$C$6])+0.125" office:value-type="float" office:value="0.724171550463606" calcext:value-type="float">
            <text:p>1</text:p>
          </table:table-cell>
          <table:table-cell table:formula="of:=[.F$11]*[.$C$7]*(8/PI())*([.$C32]/[.$C$6])+0.125" office:value-type="float" office:value="1.62292887615902" calcext:value-type="float">
            <text:p>2</text:p>
          </table:table-cell>
          <table:table-cell table:formula="of:=[.G$11]*[.$C$7]*(8/PI())*([.$C32]/[.$C$6])+0.125" office:value-type="float" office:value="3.12085775231803" calcext:value-type="float">
            <text:p>3</text:p>
          </table:table-cell>
          <table:table-cell table:formula="of:=(1024/5)*[.H$11]*[.$C$7]*(8/PI())*([.$C32]/[.$C$6])+0.125" office:value-type="float" office:value="122.835333534947" calcext:value-type="float">
            <text:p>123</text:p>
          </table:table-cell>
          <table:table-cell table:formula="of:=(1024/5)*[.I$11]*[.$C$7]*(8/PI())*([.$C32]/[.$C$6])+0.125" office:value-type="float" office:value="306.900833837366" calcext:value-type="float">
            <text:p>307</text:p>
          </table:table-cell>
          <table:table-cell table:formula="of:=(1024/5)*[.J$11]*[.$C$7]*(8/PI())*([.$C32]/[.$C$6])+0.125" office:value-type="float" office:value="613.676667674733" calcext:value-type="float">
            <text:p>61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(60000000/[.B33])*([.$C$3]/360)" office:value-type="float" office:value="740.740740740741" calcext:value-type="float">
            <text:p>741</text:p>
          </table:table-cell>
          <table:table-cell table:formula="of:=[.C33]/(2*PI()*[.$C$4])" office:value-type="float" office:value="23.5785100876882" calcext:value-type="float">
            <text:p>24</text:p>
          </table:table-cell>
          <table:table-cell table:formula="of:=[.E$11]*[.$C$7]*(8/PI())*([.$C33]/[.$C$6])+0.125" office:value-type="float" office:value="0.690884242104517" calcext:value-type="float">
            <text:p>1</text:p>
          </table:table-cell>
          <table:table-cell table:formula="of:=[.F$11]*[.$C$7]*(8/PI())*([.$C33]/[.$C$6])+0.125" office:value-type="float" office:value="1.53971060526129" calcext:value-type="float">
            <text:p>2</text:p>
          </table:table-cell>
          <table:table-cell table:formula="of:=[.G$11]*[.$C$7]*(8/PI())*([.$C33]/[.$C$6])+0.125" office:value-type="float" office:value="2.95442121052258" calcext:value-type="float">
            <text:p>3</text:p>
          </table:table-cell>
          <table:table-cell table:formula="of:=(1024/5)*[.H$11]*[.$C$7]*(8/PI())*([.$C33]/[.$C$6])+0.125" office:value-type="float" office:value="116.018092783005" calcext:value-type="float">
            <text:p>116</text:p>
          </table:table-cell>
          <table:table-cell table:formula="of:=(1024/5)*[.I$11]*[.$C$7]*(8/PI())*([.$C33]/[.$C$6])+0.125" office:value-type="float" office:value="289.857731957513" calcext:value-type="float">
            <text:p>290</text:p>
          </table:table-cell>
          <table:table-cell table:formula="of:=(1024/5)*[.J$11]*[.$C$7]*(8/PI())*([.$C33]/[.$C$6])+0.125" office:value-type="float" office:value="579.590463915025" calcext:value-type="float">
            <text:p>58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(60000000/[.B34])*([.$C$3]/360)" office:value-type="float" office:value="701.754385964912" calcext:value-type="float">
            <text:p>702</text:p>
          </table:table-cell>
          <table:table-cell table:formula="of:=[.C34]/(2*PI()*[.$C$4])" office:value-type="float" office:value="22.3375358725467" calcext:value-type="float">
            <text:p>22</text:p>
          </table:table-cell>
          <table:table-cell table:formula="of:=[.E$11]*[.$C$7]*(8/PI())*([.$C34]/[.$C$6])+0.125" office:value-type="float" office:value="0.661100860941121" calcext:value-type="float">
            <text:p>1</text:p>
          </table:table-cell>
          <table:table-cell table:formula="of:=[.F$11]*[.$C$7]*(8/PI())*([.$C34]/[.$C$6])+0.125" office:value-type="float" office:value="1.4652521523528" calcext:value-type="float">
            <text:p>1</text:p>
          </table:table-cell>
          <table:table-cell table:formula="of:=[.G$11]*[.$C$7]*(8/PI())*([.$C34]/[.$C$6])+0.125" office:value-type="float" office:value="2.80550430470561" calcext:value-type="float">
            <text:p>3</text:p>
          </table:table-cell>
          <table:table-cell table:formula="of:=(1024/5)*[.H$11]*[.$C$7]*(8/PI())*([.$C34]/[.$C$6])+0.125" office:value-type="float" office:value="109.918456320742" calcext:value-type="float">
            <text:p>110</text:p>
          </table:table-cell>
          <table:table-cell table:formula="of:=(1024/5)*[.I$11]*[.$C$7]*(8/PI())*([.$C34]/[.$C$6])+0.125" office:value-type="float" office:value="274.608640801854" calcext:value-type="float">
            <text:p>275</text:p>
          </table:table-cell>
          <table:table-cell table:formula="of:=(1024/5)*[.J$11]*[.$C$7]*(8/PI())*([.$C34]/[.$C$6])+0.125" office:value-type="float" office:value="549.092281603708" calcext:value-type="float">
            <text:p>54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60000000/[.B35])*([.$C$3]/360)" office:value-type="float" office:value="666.666666666667" calcext:value-type="float">
            <text:p>667</text:p>
          </table:table-cell>
          <table:table-cell table:formula="of:=[.C35]/(2*PI()*[.$C$4])" office:value-type="float" office:value="21.2206590789194" calcext:value-type="float">
            <text:p>21</text:p>
          </table:table-cell>
          <table:table-cell table:formula="of:=[.E$11]*[.$C$7]*(8/PI())*([.$C35]/[.$C$6])+0.125" office:value-type="float" office:value="0.634295817894065" calcext:value-type="float">
            <text:p>1</text:p>
          </table:table-cell>
          <table:table-cell table:formula="of:=[.F$11]*[.$C$7]*(8/PI())*([.$C35]/[.$C$6])+0.125" office:value-type="float" office:value="1.39823954473516" calcext:value-type="float">
            <text:p>1</text:p>
          </table:table-cell>
          <table:table-cell table:formula="of:=[.G$11]*[.$C$7]*(8/PI())*([.$C35]/[.$C$6])+0.125" office:value-type="float" office:value="2.67147908947033" calcext:value-type="float">
            <text:p>3</text:p>
          </table:table-cell>
          <table:table-cell table:formula="of:=(1024/5)*[.H$11]*[.$C$7]*(8/PI())*([.$C35]/[.$C$6])+0.125" office:value-type="float" office:value="104.428783504705" calcext:value-type="float">
            <text:p>104</text:p>
          </table:table-cell>
          <table:table-cell table:formula="of:=(1024/5)*[.I$11]*[.$C$7]*(8/PI())*([.$C35]/[.$C$6])+0.125" office:value-type="float" office:value="260.884458761761" calcext:value-type="float">
            <text:p>261</text:p>
          </table:table-cell>
          <table:table-cell table:formula="of:=(1024/5)*[.J$11]*[.$C$7]*(8/PI())*([.$C35]/[.$C$6])+0.125" office:value-type="float" office:value="521.643917523523" calcext:value-type="float">
            <text:p>52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70, 75, 80, 90, 100, 110, 120, 130, 140, 150</text:p>
          </table:table-cell>
          <table:table-cell table:style-name="Default" table:number-columns-repeated="11"/>
        </table:table-row>
        <calcext:conditional-formats>
          <calcext:conditional-format calcext:target-range-address="tpic8101.E13:tpic8101.G35">
            <calcext:condition calcext:apply-style-name="Untitled6" calcext:value="&gt;[$tpic8101.$C$4]" calcext:base-cell-address="tpic8101.E13"/>
          </calcext:conditional-format>
          <calcext:conditional-format calcext:target-range-address="tpic8101.H13:tpic8101.I35">
            <calcext:condition calcext:apply-style-name="Untitled6" calcext:value="&gt;[$tpic8101.$C$4]" calcext:base-cell-address="tpic8101.H13"/>
          </calcext:conditional-format>
          <calcext:conditional-format calcext:target-range-address="tpic8101.J13:tpic8101.J35">
            <calcext:condition calcext:apply-style-name="Untitled6" calcext:value="&gt;[$tpic8101.$C$4]" calcext:base-cell-address="tpic8101.J13"/>
          </calcext:conditional-format>
          <calcext:conditional-format calcext:target-range-address="tpic8101.K13:tpic8101.M35">
            <calcext:condition calcext:apply-style-name="Untitled6" calcext:value="&gt;[$tpic8101.$C$4]" calcext:base-cell-address="tpic8101.K13"/>
          </calcext:conditional-format>
        </calcext:conditional-formats>
      </table:table>
      <table:table table:name="injectors" table:style-name="ta1">
        <table:shapes>
          <draw:frame draw:z-index="0" draw:style-name="gr1" draw:text-style-name="P1" svg:width="515.81mm" svg:height="154.3mm" svg:x="23.79mm" svg:y="135.77mm">
            <draw:object draw:notify-on-update-of-ranges="injectors.H16:injectors.H25 injectors.Q14:injectors.Q14 injectors.Q16:injectors.Q25 injectors.H16:injectors.H25 injectors.K13:injectors.K13 injectors.M16:injectors.M25 injectors.H16:injectors.H25 injectors.N16:injectors.N25 injectors.H16:injectors.H25 injectors.R14:injectors.R14 injectors.R16:injectors.R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33" table:default-cell-style-name="Default"/>
        <table:table-column table:style-name="co7" table:number-columns-repeated="4" table:default-cell-style-name="ce200"/>
        <table:table-column table:style-name="co34" table:number-columns-repeated="4" table:default-cell-style-name="ce200"/>
        <table:table-column table:style-name="co7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7" table:number-columns-repeated="3" table:default-cell-style-name="Default"/>
        <table:table-column table:style-name="co39" table:default-cell-style-name="Default"/>
        <table:table-column table:style-name="co7" table:number-columns-repeated="2" table:default-cell-style-name="Default"/>
        <table:table-column table:style-name="co39" table:default-cell-style-name="Default"/>
        <table:table-column table:style-name="co7" table:number-columns-repeated="5" table:default-cell-style-name="Default"/>
        <table:table-row table:style-name="ro1" table:number-rows-repeated="3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ominal flow rate (g/min)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nominal flow rate (mg/s)</text:p>
          </table:table-cell>
          <table:table-cell table:style-name="ce278" table:formula="of:=[.C5]*1000/60" office:value-type="float" office:value="3850" calcext:value-type="float">
            <text:p>3850,00</text:p>
          </table:table-cell>
          <table:table-cell table:style-name="ce278" table:formula="of:=[.D5]*1000/60" office:value-type="float" office:value="3983.33333333333" calcext:value-type="float">
            <text:p>3983,33</text:p>
          </table:table-cell>
          <table:table-cell table:number-columns-repeated="19"/>
          <table:table-cell table:style-name="ce298" office:value-type="string" calcext:value-type="string" table:number-columns-spanned="2" table:number-rows-spanned="1">
            <text:p>dead time (ms)</text:p>
          </table:table-cell>
          <table:covered-table-cell table:style-name="ce173"/>
          <table:table-cell table:style-name="ce7" office:value-type="string" calcext:value-type="string" table:number-columns-spanned="2" table:number-rows-spanned="1">
            <text:p>static amount (mg)</text:p>
          </table:table-cell>
          <table:covered-table-cell table:style-name="ce300"/>
          <table:table-cell table:number-columns-repeated="3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19"/>
          <table:table-cell table:style-name="ce298" office:value-type="float" office:value="0.66" calcext:value-type="float" table:number-columns-spanned="2" table:number-rows-spanned="1">
            <text:p>0,66</text:p>
          </table:table-cell>
          <table:covered-table-cell table:style-name="ce17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300"/>
          <table:table-cell table:number-columns-repeated="3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26"/>
        </table:table-row>
        <table:table-row table:style-name="ro1">
          <table:table-cell table:number-columns-repeated="16"/>
          <table:table-cell table:style-name="ce295" office:value-type="string" calcext:value-type="string" table:number-columns-spanned="2" table:number-rows-spanned="2">
            <text:p>transfer function</text:p>
          </table:table-cell>
          <table:covered-table-cell/>
          <table:table-cell table:number-columns-repeated="12"/>
        </table:table-row>
        <table:table-row table:style-name="ro1">
          <table:table-cell table:number-columns-repeated="16"/>
          <table:covered-table-cell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ominal on time (s)</text:p>
          </table:table-cell>
          <table:table-cell office:value-type="float" office:value="30" calcext:value-type="float">
            <text:p>30</text:p>
          </table:table-cell>
          <table:table-cell table:number-columns-repeated="27"/>
        </table:table-row>
        <table:table-row table:style-name="ro13">
          <table:table-cell table:number-columns-repeated="10"/>
          <table:table-cell table:style-name="ce286" office:value-type="string" calcext:value-type="string" table:number-columns-spanned="2" table:number-rows-spanned="1">
            <text:p>effective flow rate (mg/s)</text:p>
          </table:table-cell>
          <table:covered-table-cell/>
          <table:table-cell table:style-name="ce286" office:value-type="string" calcext:value-type="string" table:number-columns-spanned="2" table:number-rows-spanned="1">
            <text:p>Normalized effective flow rate (% nominal)</text:p>
          </table:table-cell>
          <table:covered-table-cell/>
          <table:table-cell table:style-name="ce286" office:value-type="string" calcext:value-type="string" table:number-columns-spanned="2" table:number-rows-spanned="1">
            <text:p>Normalized effective flow rate per % duty cycle (x100)</text:p>
          </table:table-cell>
          <table:covered-table-cell table:style-name="ce293"/>
          <table:table-cell table:style-name="ce286" office:value-type="string" calcext:value-type="string" table:number-columns-spanned="2" table:number-rows-spanned="1">
            <text:p>Normalized effective flow rate per % resulting duty cycle (x100)</text:p>
          </table:table-cell>
          <table:covered-table-cell table:style-name="ce293"/>
          <table:table-cell table:style-name="ce268" office:value-type="string" calcext:value-type="string" table:number-columns-spanned="2" table:number-rows-spanned="1">
            <text:p>theor. Flow rate (mg/s)</text:p>
          </table:table-cell>
          <table:covered-table-cell/>
          <table:table-cell table:style-name="ce268" office:value-type="string" calcext:value-type="string" table:number-columns-spanned="2" table:number-rows-spanned="1">
            <text:p>dead time (us)</text:p>
          </table:table-cell>
          <table:covered-table-cell/>
          <table:table-cell table:style-name="ce268" table:number-columns-spanned="2" table:number-rows-spanned="1"/>
          <table:covered-table-cell/>
          <table:table-cell table:style-name="ce289" office:value-type="string" calcext:value-type="string" table:number-columns-spanned="2" table:number-rows-spanned="1">
            <text:p>M-calc (g)</text:p>
          </table:table-cell>
          <table:covered-table-cell table:style-name="ce200"/>
          <table:table-cell table:style-name="ce289" office:value-type="string" calcext:value-type="string" table:number-columns-spanned="2" table:number-rows-spanned="1">
            <text:p>err</text:p>
          </table:table-cell>
          <table:covered-table-cell table:style-name="ce200"/>
          <table:table-cell table:style-name="ce289" office:value-type="string" calcext:value-type="string" table:number-columns-spanned="2" table:number-rows-spanned="1">
            <text:p>delta</text:p>
          </table:table-cell>
          <table:covered-table-cell table:style-name="ce200"/>
        </table:table-row>
        <table:table-row table:style-name="ro13">
          <table:table-cell table:number-columns-repeated="2"/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t_on (ms)</text:p>
          </table:table-cell>
          <table:table-cell table:style-name="ce225" office:value-type="string" calcext:value-type="string">
            <text:p>t_off (ms)</text:p>
          </table:table-cell>
          <table:table-cell table:style-name="ce225" office:value-type="string" calcext:value-type="string">
            <text:p>duty cycle (%)</text:p>
          </table:table-cell>
          <table:table-cell table:style-name="ce225" office:value-type="string" calcext:value-type="string">
            <text:p>resulting duty cycle (%)</text:p>
          </table:table-cell>
          <table:table-cell table:style-name="ce225" office:value-type="string" calcext:value-type="string">
            <text:p>injection events</text:p>
          </table:table-cell>
          <table:table-cell table:style-name="ce225" office:value-type="string" calcext:value-type="string">
            <text:p>test time (s)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table:number-columns-repeated="2"/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</table:table-row>
        <table:table-row table:style-name="ro1">
          <table:table-cell table:number-columns-repeated="20"/>
          <table:table-cell table:style-name="ce200" table:number-columns-repeated="4"/>
          <table:table-cell table:number-columns-repeated="6"/>
        </table:table-row>
        <table:table-row table:style-name="ro1">
          <table:table-cell table:number-columns-repeated="2"/>
          <table:table-cell office:value-type="float" office:value="76.6" calcext:value-type="float">
            <text:p>76,6</text:p>
          </table:table-cell>
          <table:table-cell office:value-type="float" office:value="75.4" calcext:value-type="float">
            <text:p>75,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63" table:formula="of:=100*([.E16]/([.E16]+[.F16]))" office:value-type="float" office:value="20" calcext:value-type="float">
            <text:p>20,0</text:p>
          </table:table-cell>
          <table:table-cell table:style-name="ce282" table:formula="of:=100*(([.E16]-[.$X$8])/(([.E16]-[.$X$8])+[.F16]))" office:value-type="float" office:value="14.3468950749465" calcext:value-type="float">
            <text:p>14,3</text:p>
          </table:table-cell>
          <table:table-cell table:formula="of:=[.$C$12] * 1000 /[.E16]" office:value-type="float" office:value="15000" calcext:value-type="float">
            <text:p>15000</text:p>
          </table:table-cell>
          <table:table-cell table:formula="of:=[.I16]*([.E16]+[.F16])/1000" office:value-type="float" office:value="150" calcext:value-type="float">
            <text:p>150</text:p>
          </table:table-cell>
          <table:table-cell table:style-name="ce284" table:formula="of:=1000*[.C16]/[.J16]" office:value-type="float" office:value="510.666666666667" calcext:value-type="float">
            <text:p>510,7</text:p>
          </table:table-cell>
          <table:table-cell table:style-name="ce284" table:formula="of:=1000*[.D16]/[.J16]" office:value-type="float" office:value="502.666666666667" calcext:value-type="float">
            <text:p>502,7</text:p>
          </table:table-cell>
          <table:table-cell table:style-name="ce291" table:formula="of:=100*[.K16]/[.$C$7]" office:value-type="float" office:value="13.2640692640693" calcext:value-type="float">
            <text:p>13,3</text:p>
          </table:table-cell>
          <table:table-cell table:style-name="ce291" table:formula="of:=100*[.L16]/[.$D$7]" office:value-type="float" office:value="12.6192468619247" calcext:value-type="float">
            <text:p>12,6</text:p>
          </table:table-cell>
          <table:table-cell table:style-name="ce292" table:formula="of:=100*[.M16]/[.G16]" office:value-type="float" office:value="66.3203463203463" calcext:value-type="float">
            <text:p>66,3</text:p>
          </table:table-cell>
          <table:table-cell table:style-name="ce292" table:formula="of:=100*[.N16]/[.G16]" office:value-type="float" office:value="63.0962343096235" calcext:value-type="float">
            <text:p>63,1</text:p>
          </table:table-cell>
          <table:table-cell table:style-name="ce294" table:formula="of:=100*[.M16]/[.H16]" office:value-type="float" office:value="92.4525424823932" calcext:value-type="float">
            <text:p>92,5</text:p>
          </table:table-cell>
          <table:table-cell table:style-name="ce294" table:formula="of:=100*[.N16]/[.H16]" office:value-type="float" office:value="87.958034097296" calcext:value-type="float">
            <text:p>88,0</text:p>
          </table:table-cell>
          <table:table-cell table:style-name="ce285" table:formula="of:=[.C$7]*([.E16]/([.E16]+[.F16]))" office:value-type="float" office:value="770" calcext:value-type="float">
            <text:p>770,0</text:p>
          </table:table-cell>
          <table:table-cell table:style-name="ce285" table:formula="of:=[.D$7]*([.E16]/([.E16]+[.F16]))" office:value-type="float" office:value="796.666666666666" calcext:value-type="float">
            <text:p>796,7</text:p>
          </table:table-cell>
          <table:table-cell table:style-name="ce278" table:formula="of:=1000000*([.$C$12]-(1000*[.C16]/[.$C$7]))/[.$I16]" office:value-type="float" office:value="673.593073593074" calcext:value-type="float">
            <text:p>673,59</text:p>
          </table:table-cell>
          <table:table-cell table:style-name="ce278" table:formula="of:=1000000*([.$C$12]-(1000*[.D16]/[.$C$7]))/[.$I16]" office:value-type="float" office:value="694.372294372294" calcext:value-type="float">
            <text:p>694,37</text:p>
          </table:table-cell>
          <table:table-cell table:style-name="ce278" table:number-columns-repeated="2"/>
          <table:table-cell table:formula="of:=([.I16]*([.$E16]-[.$X$8])/1000*[.$C$7]+[.$Z$8])/1000" office:value-type="float" office:value="77.385" calcext:value-type="float">
            <text:p>77,385</text:p>
          </table:table-cell>
          <table:table-cell/>
          <table:table-cell table:formula="of:=[.C16]-[.Y16]" office:value-type="float" office:value="-0.784999999999997" calcext:value-type="float">
            <text:p>-0,784999999999997</text:p>
          </table:table-cell>
          <table:table-cell/>
          <table:table-cell table:formula="of:=[.AA16]^2" office:value-type="float" office:value="0.616224999999995" calcext:value-type="float">
            <text:p>0,6162249999999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.5" calcext:value-type="float">
            <text:p>90,5</text:p>
          </table:table-cell>
          <table:table-cell office:value-type="float" office:value="91.4" calcext:value-type="float">
            <text:p>91,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63" table:formula="of:=100*([.E17]/([.E17]+[.F17]))" office:value-type="float" office:value="30" calcext:value-type="float">
            <text:p>30,0</text:p>
          </table:table-cell>
          <table:table-cell table:style-name="ce282" table:formula="of:=100*(([.E17]-[.$X$8])/(([.E17]-[.$X$8])+[.F17]))" office:value-type="float" office:value="25.0535331905782" calcext:value-type="float">
            <text:p>25,1</text:p>
          </table:table-cell>
          <table:table-cell table:formula="of:=[.$C$12] * 1000 /[.E17]" office:value-type="float" office:value="10000" calcext:value-type="float">
            <text:p>10000</text:p>
          </table:table-cell>
          <table:table-cell table:formula="of:=[.I17]*([.E17]+[.F17])/1000" office:value-type="float" office:value="100" calcext:value-type="float">
            <text:p>100</text:p>
          </table:table-cell>
          <table:table-cell table:style-name="ce284" table:formula="of:=1000*[.C17]/[.J17]" office:value-type="float" office:value="905" calcext:value-type="float">
            <text:p>905,0</text:p>
          </table:table-cell>
          <table:table-cell table:style-name="ce284" table:formula="of:=1000*[.D17]/[.J17]" office:value-type="float" office:value="914" calcext:value-type="float">
            <text:p>914,0</text:p>
          </table:table-cell>
          <table:table-cell table:style-name="ce291" table:formula="of:=100*[.K17]/[.$C$7]" office:value-type="float" office:value="23.5064935064935" calcext:value-type="float">
            <text:p>23,5</text:p>
          </table:table-cell>
          <table:table-cell table:style-name="ce291" table:formula="of:=100*[.L17]/[.$D$7]" office:value-type="float" office:value="22.9456066945607" calcext:value-type="float">
            <text:p>22,9</text:p>
          </table:table-cell>
          <table:table-cell table:style-name="ce292" table:formula="of:=100*[.M17]/[.G17]" office:value-type="float" office:value="78.3549783549784" calcext:value-type="float">
            <text:p>78,4</text:p>
          </table:table-cell>
          <table:table-cell table:style-name="ce292" table:formula="of:=100*[.N17]/[.G17]" office:value-type="float" office:value="76.4853556485356" calcext:value-type="float">
            <text:p>76,5</text:p>
          </table:table-cell>
          <table:table-cell table:style-name="ce294" table:formula="of:=100*[.M17]/[.H17]" office:value-type="float" office:value="93.8250638250638" calcext:value-type="float">
            <text:p>93,8</text:p>
          </table:table-cell>
          <table:table-cell table:style-name="ce294" table:formula="of:=100*[.N17]/[.H17]" office:value-type="float" office:value="91.5863104817081" calcext:value-type="float">
            <text:p>91,6</text:p>
          </table:table-cell>
          <table:table-cell table:style-name="ce285" table:formula="of:=[.C$7]*([.E17]/([.E17]+[.F17]))" office:value-type="float" office:value="1155" calcext:value-type="float">
            <text:p>1155,0</text:p>
          </table:table-cell>
          <table:table-cell table:style-name="ce285" table:formula="of:=[.D$7]*([.E17]/([.E17]+[.F17]))" office:value-type="float" office:value="1195" calcext:value-type="float">
            <text:p>1195,0</text:p>
          </table:table-cell>
          <table:table-cell table:style-name="ce278" table:formula="of:=1000000*([.$C$12]-(1000*[.C17]/[.$C$7]))/[.$I17]" office:value-type="float" office:value="649.350649350649" calcext:value-type="float">
            <text:p>649,35</text:p>
          </table:table-cell>
          <table:table-cell table:style-name="ce278" table:formula="of:=1000000*([.$C$12]-(1000*[.D17]/[.$C$7]))/[.$I17]" office:value-type="float" office:value="625.974025974026" calcext:value-type="float">
            <text:p>625,97</text:p>
          </table:table-cell>
          <table:table-cell table:style-name="ce278" table:number-columns-repeated="2"/>
          <table:table-cell table:formula="of:=([.I17]*([.$E17]-[.$X$8])/1000*[.$C$7]+[.$Z$8])/1000" office:value-type="float" office:value="90.09" calcext:value-type="float">
            <text:p>90,09</text:p>
          </table:table-cell>
          <table:table-cell/>
          <table:table-cell table:formula="of:=[.C17]-[.Y17]" office:value-type="float" office:value="0.409999999999997" calcext:value-type="float">
            <text:p>0,409999999999997</text:p>
          </table:table-cell>
          <table:table-cell/>
          <table:table-cell table:formula="of:=[.AA17]^2" office:value-type="float" office:value="0.168099999999997" calcext:value-type="float">
            <text:p>0,1680999999999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.55" calcext:value-type="float">
            <text:p>89,55</text:p>
          </table:table-cell>
          <table:table-cell office:value-type="float" office:value="88.2" calcext:value-type="float">
            <text:p>88,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63" table:formula="of:=100*([.E18]/([.E18]+[.F18]))" office:value-type="float" office:value="17.6470588235294" calcext:value-type="float">
            <text:p>17,6</text:p>
          </table:table-cell>
          <table:table-cell table:style-name="ce282" table:formula="of:=100*(([.E18]-[.$X$8])/(([.E18]-[.$X$8])+[.F18]))" office:value-type="float" office:value="14.3206854345165" calcext:value-type="float">
            <text:p>14,3</text:p>
          </table:table-cell>
          <table:table-cell table:formula="of:=[.$C$12] * 1000 /[.E18]" office:value-type="float" office:value="10000" calcext:value-type="float">
            <text:p>10000</text:p>
          </table:table-cell>
          <table:table-cell table:formula="of:=[.I18]*([.E18]+[.F18])/1000" office:value-type="float" office:value="170" calcext:value-type="float">
            <text:p>170</text:p>
          </table:table-cell>
          <table:table-cell table:style-name="ce284" table:formula="of:=1000*[.C18]/[.J18]" office:value-type="float" office:value="526.764705882353" calcext:value-type="float">
            <text:p>526,8</text:p>
          </table:table-cell>
          <table:table-cell table:style-name="ce284" table:formula="of:=1000*[.D18]/[.J18]" office:value-type="float" office:value="518.823529411765" calcext:value-type="float">
            <text:p>518,8</text:p>
          </table:table-cell>
          <table:table-cell table:style-name="ce291" table:formula="of:=100*[.K18]/[.$C$7]" office:value-type="float" office:value="13.6822001527884" calcext:value-type="float">
            <text:p>13,7</text:p>
          </table:table-cell>
          <table:table-cell table:style-name="ce291" table:formula="of:=100*[.L18]/[.$D$7]" office:value-type="float" office:value="13.0248584789565" calcext:value-type="float">
            <text:p>13,0</text:p>
          </table:table-cell>
          <table:table-cell table:style-name="ce292" table:formula="of:=100*[.M18]/[.G18]" office:value-type="float" office:value="77.5324675324675" calcext:value-type="float">
            <text:p>77,5</text:p>
          </table:table-cell>
          <table:table-cell table:style-name="ce292" table:formula="of:=100*[.N18]/[.G18]" office:value-type="float" office:value="73.8075313807532" calcext:value-type="float">
            <text:p>73,8</text:p>
          </table:table-cell>
          <table:table-cell table:style-name="ce294" table:formula="of:=100*[.M18]/[.H18]" office:value-type="float" office:value="95.5415173062232" calcext:value-type="float">
            <text:p>95,5</text:p>
          </table:table-cell>
          <table:table-cell table:style-name="ce294" table:formula="of:=100*[.N18]/[.H18]" office:value-type="float" office:value="90.9513621992087" calcext:value-type="float">
            <text:p>91,0</text:p>
          </table:table-cell>
          <table:table-cell table:style-name="ce285" table:formula="of:=[.C$7]*([.E18]/([.E18]+[.F18]))" office:value-type="float" office:value="679.411764705882" calcext:value-type="float">
            <text:p>679,4</text:p>
          </table:table-cell>
          <table:table-cell table:style-name="ce285" table:formula="of:=[.D$7]*([.E18]/([.E18]+[.F18]))" office:value-type="float" office:value="702.941176470588" calcext:value-type="float">
            <text:p>702,9</text:p>
          </table:table-cell>
          <table:table-cell table:style-name="ce278" table:formula="of:=1000000*([.$C$12]-(1000*[.C18]/[.$C$7]))/[.$I18]" office:value-type="float" office:value="674.025974025974" calcext:value-type="float">
            <text:p>674,03</text:p>
          </table:table-cell>
          <table:table-cell table:style-name="ce278" table:formula="of:=1000000*([.$C$12]-(1000*[.D18]/[.$C$7]))/[.$I18]" office:value-type="float" office:value="709.090909090909" calcext:value-type="float">
            <text:p>709,09</text:p>
          </table:table-cell>
          <table:table-cell table:style-name="ce278" table:number-columns-repeated="2"/>
          <table:table-cell table:formula="of:=([.I18]*([.$E18]-[.$X$8])/1000*[.$C$7]+[.$Z$8])/1000" office:value-type="float" office:value="90.09" calcext:value-type="float">
            <text:p>90,09</text:p>
          </table:table-cell>
          <table:table-cell/>
          <table:table-cell table:formula="of:=[.C18]-[.Y18]" office:value-type="float" office:value="-0.540000000000006" calcext:value-type="float">
            <text:p>-0,540000000000006</text:p>
          </table:table-cell>
          <table:table-cell/>
          <table:table-cell table:formula="of:=[.AA18]^2" office:value-type="float" office:value="0.291600000000007" calcext:value-type="float">
            <text:p>0,291600000000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.9" calcext:value-type="float">
            <text:p>98,9</text:p>
          </table:table-cell>
          <table:table-cell office:value-type="float" office:value="95.8" calcext:value-type="float">
            <text:p>95,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63" table:formula="of:=100*([.E19]/([.E19]+[.F19]))" office:value-type="float" office:value="50" calcext:value-type="float">
            <text:p>50,0</text:p>
          </table:table-cell>
          <table:table-cell table:style-name="ce282" table:formula="of:=100*(([.E19]-[.$X$8])/(([.E19]-[.$X$8])+[.F19]))" office:value-type="float" office:value="45.5040871934605" calcext:value-type="float">
            <text:p>45,5</text:p>
          </table:table-cell>
          <table:table-cell table:formula="of:=[.$C$12] * 1000 /[.E19]" office:value-type="float" office:value="7500" calcext:value-type="float">
            <text:p>7500</text:p>
          </table:table-cell>
          <table:table-cell table:formula="of:=[.I19]*([.E19]+[.F19])/1000" office:value-type="float" office:value="60" calcext:value-type="float">
            <text:p>60</text:p>
          </table:table-cell>
          <table:table-cell table:style-name="ce284" table:formula="of:=1000*[.C19]/[.J19]" office:value-type="float" office:value="1648.33333333333" calcext:value-type="float">
            <text:p>1648,3</text:p>
          </table:table-cell>
          <table:table-cell table:style-name="ce284" table:formula="of:=1000*[.D19]/[.J19]" office:value-type="float" office:value="1596.66666666667" calcext:value-type="float">
            <text:p>1596,7</text:p>
          </table:table-cell>
          <table:table-cell table:style-name="ce291" table:formula="of:=100*[.K19]/[.$C$7]" office:value-type="float" office:value="42.8138528138528" calcext:value-type="float">
            <text:p>42,8</text:p>
          </table:table-cell>
          <table:table-cell table:style-name="ce291" table:formula="of:=100*[.L19]/[.$D$7]" office:value-type="float" office:value="40.0836820083682" calcext:value-type="float">
            <text:p>40,1</text:p>
          </table:table-cell>
          <table:table-cell table:style-name="ce292" table:formula="of:=100*[.M19]/[.G19]" office:value-type="float" office:value="85.6277056277056" calcext:value-type="float">
            <text:p>85,6</text:p>
          </table:table-cell>
          <table:table-cell table:style-name="ce292" table:formula="of:=100*[.N19]/[.G19]" office:value-type="float" office:value="80.1673640167365" calcext:value-type="float">
            <text:p>80,2</text:p>
          </table:table-cell>
          <table:table-cell table:style-name="ce294" table:formula="of:=100*[.M19]/[.H19]" office:value-type="float" office:value="94.0879280400239" calcext:value-type="float">
            <text:p>94,1</text:p>
          </table:table-cell>
          <table:table-cell table:style-name="ce294" table:formula="of:=100*[.N19]/[.H19]" office:value-type="float" office:value="88.0880915992284" calcext:value-type="float">
            <text:p>88,1</text:p>
          </table:table-cell>
          <table:table-cell table:style-name="ce285" table:formula="of:=[.C$7]*([.E19]/([.E19]+[.F19]))" office:value-type="float" office:value="1925" calcext:value-type="float">
            <text:p>1925,0</text:p>
          </table:table-cell>
          <table:table-cell table:style-name="ce285" table:formula="of:=[.D$7]*([.E19]/([.E19]+[.F19]))" office:value-type="float" office:value="1991.66666666666" calcext:value-type="float">
            <text:p>1991,7</text:p>
          </table:table-cell>
          <table:table-cell table:style-name="ce278" table:formula="of:=1000000*([.$C$12]-(1000*[.C19]/[.$C$7]))/[.$I19]" office:value-type="float" office:value="574.891774891775" calcext:value-type="float">
            <text:p>574,89</text:p>
          </table:table-cell>
          <table:table-cell table:style-name="ce278" table:formula="of:=1000000*([.$C$12]-(1000*[.D19]/[.$C$7]))/[.$I19]" office:value-type="float" office:value="682.251082251082" calcext:value-type="float">
            <text:p>682,25</text:p>
          </table:table-cell>
          <table:table-cell table:style-name="ce278" table:number-columns-repeated="2"/>
          <table:table-cell table:formula="of:=([.I19]*([.$E19]-[.$X$8])/1000*[.$C$7]+[.$Z$8])/1000" office:value-type="float" office:value="96.4425" calcext:value-type="float">
            <text:p>96,4425</text:p>
          </table:table-cell>
          <table:table-cell/>
          <table:table-cell table:formula="of:=[.C19]-[.Y19]" office:value-type="float" office:value="2.45750000000001" calcext:value-type="float">
            <text:p>2,45750000000001</text:p>
          </table:table-cell>
          <table:table-cell/>
          <table:table-cell table:formula="of:=[.AA19]^2" office:value-type="float" office:value="6.03930625000005" calcext:value-type="float">
            <text:p>6,039306250000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.2" calcext:value-type="float">
            <text:p>96,2</text:p>
          </table:table-cell>
          <table:table-cell office:value-type="float" office:value="94.2" calcext:value-type="float">
            <text:p>94,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63" table:formula="of:=100*([.E20]/([.E20]+[.F20]))" office:value-type="float" office:value="20" calcext:value-type="float">
            <text:p>20,0</text:p>
          </table:table-cell>
          <table:table-cell table:style-name="ce282" table:formula="of:=100*(([.E20]-[.$X$8])/(([.E20]-[.$X$8])+[.F20]))" office:value-type="float" office:value="17.2699069286453" calcext:value-type="float">
            <text:p>17,3</text:p>
          </table:table-cell>
          <table:table-cell table:formula="of:=[.$C$12] * 1000 /[.E20]" office:value-type="float" office:value="7500" calcext:value-type="float">
            <text:p>7500</text:p>
          </table:table-cell>
          <table:table-cell table:formula="of:=[.I20]*([.E20]+[.F20])/1000" office:value-type="float" office:value="150" calcext:value-type="float">
            <text:p>150</text:p>
          </table:table-cell>
          <table:table-cell table:style-name="ce284" table:formula="of:=1000*[.C20]/[.J20]" office:value-type="float" office:value="641.333333333333" calcext:value-type="float">
            <text:p>641,3</text:p>
          </table:table-cell>
          <table:table-cell table:style-name="ce284" table:formula="of:=1000*[.D20]/[.J20]" office:value-type="float" office:value="628" calcext:value-type="float">
            <text:p>628,0</text:p>
          </table:table-cell>
          <table:table-cell table:style-name="ce291" table:formula="of:=100*[.K20]/[.$C$7]" office:value-type="float" office:value="16.6580086580087" calcext:value-type="float">
            <text:p>16,7</text:p>
          </table:table-cell>
          <table:table-cell table:style-name="ce291" table:formula="of:=100*[.L20]/[.$D$7]" office:value-type="float" office:value="15.7656903765691" calcext:value-type="float">
            <text:p>15,8</text:p>
          </table:table-cell>
          <table:table-cell table:style-name="ce292" table:formula="of:=100*[.M20]/[.G20]" office:value-type="float" office:value="83.2900432900433" calcext:value-type="float">
            <text:p>83,3</text:p>
          </table:table-cell>
          <table:table-cell table:style-name="ce292" table:formula="of:=100*[.N20]/[.G20]" office:value-type="float" office:value="78.8284518828453" calcext:value-type="float">
            <text:p>78,8</text:p>
          </table:table-cell>
          <table:table-cell table:style-name="ce294" table:formula="of:=100*[.M20]/[.H20]" office:value-type="float" office:value="96.4568525287088" calcext:value-type="float">
            <text:p>96,5</text:p>
          </table:table-cell>
          <table:table-cell table:style-name="ce294" table:formula="of:=100*[.N20]/[.H20]" office:value-type="float" office:value="91.2899556535466" calcext:value-type="float">
            <text:p>91,3</text:p>
          </table:table-cell>
          <table:table-cell table:style-name="ce285" table:formula="of:=[.C$7]*([.E20]/([.E20]+[.F20]))" office:value-type="float" office:value="770" calcext:value-type="float">
            <text:p>770,0</text:p>
          </table:table-cell>
          <table:table-cell table:style-name="ce285" table:formula="of:=[.D$7]*([.E20]/([.E20]+[.F20]))" office:value-type="float" office:value="796.666666666666" calcext:value-type="float">
            <text:p>796,7</text:p>
          </table:table-cell>
          <table:table-cell table:style-name="ce278" table:formula="of:=1000000*([.$C$12]-(1000*[.C20]/[.$C$7]))/[.$I20]" office:value-type="float" office:value="668.398268398268" calcext:value-type="float">
            <text:p>668,40</text:p>
          </table:table-cell>
          <table:table-cell table:style-name="ce278" table:formula="of:=1000000*([.$C$12]-(1000*[.D20]/[.$C$7]))/[.$I20]" office:value-type="float" office:value="737.662337662338" calcext:value-type="float">
            <text:p>737,66</text:p>
          </table:table-cell>
          <table:table-cell table:style-name="ce278" table:number-columns-repeated="2"/>
          <table:table-cell table:formula="of:=([.I20]*([.$E20]-[.$X$8])/1000*[.$C$7]+[.$Z$8])/1000" office:value-type="float" office:value="96.4425" calcext:value-type="float">
            <text:p>96,4425</text:p>
          </table:table-cell>
          <table:table-cell/>
          <table:table-cell table:formula="of:=[.C20]-[.Y20]" office:value-type="float" office:value="-0.242499999999993" calcext:value-type="float">
            <text:p>-0,242499999999993</text:p>
          </table:table-cell>
          <table:table-cell/>
          <table:table-cell table:formula="of:=[.AA20]^2" office:value-type="float" office:value="0.0588062499999964" calcext:value-type="float">
            <text:p>0,0588062499999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00.25" calcext:value-type="float">
            <text:p>100,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63" table:formula="of:=100*([.E21]/([.E21]+[.F21]))" office:value-type="float" office:value="50" calcext:value-type="float">
            <text:p>50,0</text:p>
          </table:table-cell>
          <table:table-cell table:style-name="ce282" table:formula="of:=100*(([.E21]-[.$X$8])/(([.E21]-[.$X$8])+[.F21]))" office:value-type="float" office:value="46.4668094218415" calcext:value-type="float">
            <text:p>46,5</text:p>
          </table:table-cell>
          <table:table-cell table:formula="of:=[.$C$12] * 1000 /[.E21]" office:value-type="float" office:value="6000" calcext:value-type="float">
            <text:p>6000</text:p>
          </table:table-cell>
          <table:table-cell table:formula="of:=[.I21]*([.E21]+[.F21])/1000" office:value-type="float" office:value="60" calcext:value-type="float">
            <text:p>60</text:p>
          </table:table-cell>
          <table:table-cell table:style-name="ce284" table:formula="of:=1000*[.C21]/[.J21]" office:value-type="float" office:value="1716.66666666667" calcext:value-type="float">
            <text:p>1716,7</text:p>
          </table:table-cell>
          <table:table-cell table:style-name="ce284" table:formula="of:=1000*[.D21]/[.J21]" office:value-type="float" office:value="1670.83333333333" calcext:value-type="float">
            <text:p>1670,8</text:p>
          </table:table-cell>
          <table:table-cell table:style-name="ce291" table:formula="of:=100*[.K21]/[.$C$7]" office:value-type="float" office:value="44.5887445887446" calcext:value-type="float">
            <text:p>44,6</text:p>
          </table:table-cell>
          <table:table-cell table:style-name="ce291" table:formula="of:=100*[.L21]/[.$D$7]" office:value-type="float" office:value="41.9456066945607" calcext:value-type="float">
            <text:p>41,9</text:p>
          </table:table-cell>
          <table:table-cell table:style-name="ce292" table:formula="of:=100*[.M21]/[.G21]" office:value-type="float" office:value="89.1774891774892" calcext:value-type="float">
            <text:p>89,2</text:p>
          </table:table-cell>
          <table:table-cell table:style-name="ce292" table:formula="of:=100*[.N21]/[.G21]" office:value-type="float" office:value="83.8912133891214" calcext:value-type="float">
            <text:p>83,9</text:p>
          </table:table-cell>
          <table:table-cell table:style-name="ce294" table:formula="of:=100*[.M21]/[.H21]" office:value-type="float" office:value="95.958266004349" calcext:value-type="float">
            <text:p>96,0</text:p>
          </table:table-cell>
          <table:table-cell table:style-name="ce294" table:formula="of:=100*[.N21]/[.H21]" office:value-type="float" office:value="90.2700383703219" calcext:value-type="float">
            <text:p>90,3</text:p>
          </table:table-cell>
          <table:table-cell table:style-name="ce285" table:formula="of:=[.C$7]*([.E21]/([.E21]+[.F21]))" office:value-type="float" office:value="1925" calcext:value-type="float">
            <text:p>1925,0</text:p>
          </table:table-cell>
          <table:table-cell table:style-name="ce285" table:formula="of:=[.D$7]*([.E21]/([.E21]+[.F21]))" office:value-type="float" office:value="1991.66666666666" calcext:value-type="float">
            <text:p>1991,7</text:p>
          </table:table-cell>
          <table:table-cell table:style-name="ce278" table:formula="of:=1000000*([.$C$12]-(1000*[.C21]/[.$C$7]))/[.$I21]" office:value-type="float" office:value="541.125541125541" calcext:value-type="float">
            <text:p>541,13</text:p>
          </table:table-cell>
          <table:table-cell table:style-name="ce278" table:formula="of:=1000000*([.$C$12]-(1000*[.D21]/[.$C$7]))/[.$I21]" office:value-type="float" office:value="660.17316017316" calcext:value-type="float">
            <text:p>660,17</text:p>
          </table:table-cell>
          <table:table-cell table:style-name="ce278" table:number-columns-repeated="2"/>
          <table:table-cell table:formula="of:=([.I21]*([.$E21]-[.$X$8])/1000*[.$C$7]+[.$Z$8])/1000" office:value-type="float" office:value="100.254" calcext:value-type="float">
            <text:p>100,254</text:p>
          </table:table-cell>
          <table:table-cell/>
          <table:table-cell table:formula="of:=[.C21]-[.Y21]" office:value-type="float" office:value="2.74599999999999" calcext:value-type="float">
            <text:p>2,74599999999999</text:p>
          </table:table-cell>
          <table:table-cell/>
          <table:table-cell table:formula="of:=[.AA21]^2" office:value-type="float" office:value="7.54051599999997" calcext:value-type="float">
            <text:p>7,540515999999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.85" calcext:value-type="float">
            <text:p>99,85</text:p>
          </table:table-cell>
          <table:table-cell office:value-type="float" office:value="98.75" calcext:value-type="float">
            <text:p>98,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3" table:formula="of:=100*([.E22]/([.E22]+[.F22]))" office:value-type="float" office:value="33.3333333333333" calcext:value-type="float">
            <text:p>33,3</text:p>
          </table:table-cell>
          <table:table-cell table:style-name="ce282" table:formula="of:=100*(([.E22]-[.$X$8])/(([.E22]-[.$X$8])+[.F22]))" office:value-type="float" office:value="30.2649930264993" calcext:value-type="float">
            <text:p>30,3</text:p>
          </table:table-cell>
          <table:table-cell table:formula="of:=[.$C$12] * 1000 /[.E22]" office:value-type="float" office:value="6000" calcext:value-type="float">
            <text:p>6000</text:p>
          </table:table-cell>
          <table:table-cell table:formula="of:=[.I22]*([.E22]+[.F22])/1000" office:value-type="float" office:value="90" calcext:value-type="float">
            <text:p>90</text:p>
          </table:table-cell>
          <table:table-cell table:style-name="ce284" table:formula="of:=1000*[.C22]/[.J22]" office:value-type="float" office:value="1109.44444444444" calcext:value-type="float">
            <text:p>1109,4</text:p>
          </table:table-cell>
          <table:table-cell table:style-name="ce284" table:formula="of:=1000*[.D22]/[.J22]" office:value-type="float" office:value="1097.22222222222" calcext:value-type="float">
            <text:p>1097,2</text:p>
          </table:table-cell>
          <table:table-cell table:style-name="ce291" table:formula="of:=100*[.K22]/[.$C$7]" office:value-type="float" office:value="28.8167388167388" calcext:value-type="float">
            <text:p>28,8</text:p>
          </table:table-cell>
          <table:table-cell table:style-name="ce291" table:formula="of:=100*[.L22]/[.$D$7]" office:value-type="float" office:value="27.5453277545328" calcext:value-type="float">
            <text:p>27,5</text:p>
          </table:table-cell>
          <table:table-cell table:style-name="ce292" table:formula="of:=100*[.M22]/[.G22]" office:value-type="float" office:value="86.4502164502165" calcext:value-type="float">
            <text:p>86,5</text:p>
          </table:table-cell>
          <table:table-cell table:style-name="ce292" table:formula="of:=100*[.N22]/[.G22]" office:value-type="float" office:value="82.6359832635984" calcext:value-type="float">
            <text:p>82,6</text:p>
          </table:table-cell>
          <table:table-cell table:style-name="ce294" table:formula="of:=100*[.M22]/[.H22]" office:value-type="float" office:value="95.2147545235103" calcext:value-type="float">
            <text:p>95,2</text:p>
          </table:table-cell>
          <table:table-cell table:style-name="ce294" table:formula="of:=100*[.N22]/[.H22]" office:value-type="float" office:value="91.0138248847927" calcext:value-type="float">
            <text:p>91,0</text:p>
          </table:table-cell>
          <table:table-cell table:style-name="ce285" table:formula="of:=[.C$7]*([.E22]/([.E22]+[.F22]))" office:value-type="float" office:value="1283.33333333333" calcext:value-type="float">
            <text:p>1283,3</text:p>
          </table:table-cell>
          <table:table-cell table:style-name="ce285" table:formula="of:=[.D$7]*([.E22]/([.E22]+[.F22]))" office:value-type="float" office:value="1327.77777777778" calcext:value-type="float">
            <text:p>1327,8</text:p>
          </table:table-cell>
          <table:table-cell table:style-name="ce278" table:formula="of:=1000000*([.$C$12]-(1000*[.C22]/[.$C$7]))/[.$I22]" office:value-type="float" office:value="677.489177489177" calcext:value-type="float">
            <text:p>677,49</text:p>
          </table:table-cell>
          <table:table-cell table:style-name="ce278" table:formula="of:=1000000*([.$C$12]-(1000*[.D22]/[.$C$7]))/[.$I22]" office:value-type="float" office:value="725.108225108225" calcext:value-type="float">
            <text:p>725,11</text:p>
          </table:table-cell>
          <table:table-cell table:style-name="ce278" table:number-columns-repeated="2"/>
          <table:table-cell table:formula="of:=([.I22]*([.$E22]-[.$X$8])/1000*[.$C$7]+[.$Z$8])/1000" office:value-type="float" office:value="100.254" calcext:value-type="float">
            <text:p>100,254</text:p>
          </table:table-cell>
          <table:table-cell/>
          <table:table-cell table:formula="of:=[.C22]-[.Y22]" office:value-type="float" office:value="-0.404000000000011" calcext:value-type="float">
            <text:p>-0,404000000000011</text:p>
          </table:table-cell>
          <table:table-cell/>
          <table:table-cell table:formula="of:=[.AA22]^2" office:value-type="float" office:value="0.163216000000009" calcext:value-type="float">
            <text:p>0,163216000000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.3" calcext:value-type="float">
            <text:p>110,3</text:p>
          </table:table-cell>
          <table:table-cell office:value-type="float" office:value="109.2" calcext:value-type="float">
            <text:p>109,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263" table:formula="of:=100*([.E23]/([.E23]+[.F23]))" office:value-type="float" office:value="25" calcext:value-type="float">
            <text:p>25,0</text:p>
          </table:table-cell>
          <table:table-cell table:style-name="ce282" table:formula="of:=100*(([.E23]-[.$X$8])/(([.E23]-[.$X$8])+[.F23]))" office:value-type="float" office:value="23.7417386883579" calcext:value-type="float">
            <text:p>23,7</text:p>
          </table:table-cell>
          <table:table-cell table:formula="of:=[.$C$12] * 1000 /[.E23]" office:value-type="float" office:value="3000" calcext:value-type="float">
            <text:p>3000</text:p>
          </table:table-cell>
          <table:table-cell table:formula="of:=[.I23]*([.E23]+[.F23])/1000" office:value-type="float" office:value="120" calcext:value-type="float">
            <text:p>120</text:p>
          </table:table-cell>
          <table:table-cell table:style-name="ce284" table:formula="of:=1000*[.C23]/[.J23]" office:value-type="float" office:value="919.166666666667" calcext:value-type="float">
            <text:p>919,2</text:p>
          </table:table-cell>
          <table:table-cell table:style-name="ce284" table:formula="of:=1000*[.D23]/[.J23]" office:value-type="float" office:value="910" calcext:value-type="float">
            <text:p>910,0</text:p>
          </table:table-cell>
          <table:table-cell table:style-name="ce291" table:formula="of:=100*[.K23]/[.$C$7]" office:value-type="float" office:value="23.8744588744589" calcext:value-type="float">
            <text:p>23,9</text:p>
          </table:table-cell>
          <table:table-cell table:style-name="ce291" table:formula="of:=100*[.L23]/[.$D$7]" office:value-type="float" office:value="22.8451882845188" calcext:value-type="float">
            <text:p>22,8</text:p>
          </table:table-cell>
          <table:table-cell table:style-name="ce292" table:formula="of:=100*[.M23]/[.G23]" office:value-type="float" office:value="95.4978354978355" calcext:value-type="float">
            <text:p>95,5</text:p>
          </table:table-cell>
          <table:table-cell table:style-name="ce292" table:formula="of:=100*[.N23]/[.G23]" office:value-type="float" office:value="91.3807531380754" calcext:value-type="float">
            <text:p>91,4</text:p>
          </table:table-cell>
          <table:table-cell table:style-name="ce294" table:formula="of:=100*[.M23]/[.H23]" office:value-type="float" office:value="100.559016287068" calcext:value-type="float">
            <text:p>100,6</text:p>
          </table:table-cell>
          <table:table-cell table:style-name="ce294" table:formula="of:=100*[.N23]/[.H23]" office:value-type="float" office:value="96.2237373782625" calcext:value-type="float">
            <text:p>96,2</text:p>
          </table:table-cell>
          <table:table-cell table:style-name="ce285" table:formula="of:=[.C$7]*([.E23]/([.E23]+[.F23]))" office:value-type="float" office:value="962.5" calcext:value-type="float">
            <text:p>962,5</text:p>
          </table:table-cell>
          <table:table-cell table:style-name="ce285" table:formula="of:=[.D$7]*([.E23]/([.E23]+[.F23]))" office:value-type="float" office:value="995.833333333333" calcext:value-type="float">
            <text:p>995,8</text:p>
          </table:table-cell>
          <table:table-cell table:style-name="ce278" table:formula="of:=1000000*([.$C$12]-(1000*[.C23]/[.$C$7]))/[.$I23]" office:value-type="float" office:value="450.216450216451" calcext:value-type="float">
            <text:p>450,22</text:p>
          </table:table-cell>
          <table:table-cell table:style-name="ce278" table:formula="of:=1000000*([.$C$12]-(1000*[.D23]/[.$C$7]))/[.$I23]" office:value-type="float" office:value="545.454545454546" calcext:value-type="float">
            <text:p>545,45</text:p>
          </table:table-cell>
          <table:table-cell table:style-name="ce278" table:number-columns-repeated="2"/>
          <table:table-cell table:formula="of:=([.I23]*([.$E23]-[.$X$8])/1000*[.$C$7]+[.$Z$8])/1000" office:value-type="float" office:value="107.877" calcext:value-type="float">
            <text:p>107,877</text:p>
          </table:table-cell>
          <table:table-cell/>
          <table:table-cell table:formula="of:=[.C23]-[.Y23]" office:value-type="float" office:value="2.423" calcext:value-type="float">
            <text:p>2,423</text:p>
          </table:table-cell>
          <table:table-cell/>
          <table:table-cell table:formula="of:=[.AA23]^2" office:value-type="float" office:value="5.87092900000001" calcext:value-type="float">
            <text:p>5,87092900000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.25" calcext:value-type="float">
            <text:p>115,25</text:p>
          </table:table-cell>
          <table:table-cell office:value-type="float" office:value="111.3" calcext:value-type="float">
            <text:p>111,3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63" table:formula="of:=100*([.E24]/([.E24]+[.F24]))" office:value-type="float" office:value="50" calcext:value-type="float">
            <text:p>50,0</text:p>
          </table:table-cell>
          <table:table-cell table:style-name="ce282" table:formula="of:=100*(([.E24]-[.$X$8])/(([.E24]-[.$X$8])+[.F24]))" office:value-type="float" office:value="49.1611591255719" calcext:value-type="float">
            <text:p>49,2</text:p>
          </table:table-cell>
          <table:table-cell table:formula="of:=[.$C$12] * 1000 /[.E24]" office:value-type="float" office:value="1500" calcext:value-type="float">
            <text:p>1500</text:p>
          </table:table-cell>
          <table:table-cell table:formula="of:=[.I24]*([.E24]+[.F24])/1000" office:value-type="float" office:value="60" calcext:value-type="float">
            <text:p>60</text:p>
          </table:table-cell>
          <table:table-cell table:style-name="ce284" table:formula="of:=1000*[.C24]/[.J24]" office:value-type="float" office:value="1920.83333333333" calcext:value-type="float">
            <text:p>1920,8</text:p>
          </table:table-cell>
          <table:table-cell table:style-name="ce284" table:formula="of:=1000*[.D24]/[.J24]" office:value-type="float" office:value="1855" calcext:value-type="float">
            <text:p>1855,0</text:p>
          </table:table-cell>
          <table:table-cell table:style-name="ce291" table:formula="of:=100*[.K24]/[.$C$7]" office:value-type="float" office:value="49.8917748917749" calcext:value-type="float">
            <text:p>49,9</text:p>
          </table:table-cell>
          <table:table-cell table:style-name="ce291" table:formula="of:=100*[.L24]/[.$D$7]" office:value-type="float" office:value="46.5690376569038" calcext:value-type="float">
            <text:p>46,6</text:p>
          </table:table-cell>
          <table:table-cell table:style-name="ce292" table:formula="of:=100*[.M24]/[.G24]" office:value-type="float" office:value="99.7835497835498" calcext:value-type="float">
            <text:p>99,8</text:p>
          </table:table-cell>
          <table:table-cell table:style-name="ce292" table:formula="of:=100*[.N24]/[.G24]" office:value-type="float" office:value="93.1380753138076" calcext:value-type="float">
            <text:p>93,1</text:p>
          </table:table-cell>
          <table:table-cell table:style-name="ce294" table:formula="of:=100*[.M24]/[.H24]" office:value-type="float" office:value="101.48616464542" calcext:value-type="float">
            <text:p>101,5</text:p>
          </table:table-cell>
          <table:table-cell table:style-name="ce294" table:formula="of:=100*[.N24]/[.H24]" office:value-type="float" office:value="94.7272979018922" calcext:value-type="float">
            <text:p>94,7</text:p>
          </table:table-cell>
          <table:table-cell table:style-name="ce285" table:formula="of:=[.C$7]*([.E24]/([.E24]+[.F24]))" office:value-type="float" office:value="1925" calcext:value-type="float">
            <text:p>1925,0</text:p>
          </table:table-cell>
          <table:table-cell table:style-name="ce285" table:formula="of:=[.D$7]*([.E24]/([.E24]+[.F24]))" office:value-type="float" office:value="1991.66666666666" calcext:value-type="float">
            <text:p>1991,7</text:p>
          </table:table-cell>
          <table:table-cell table:style-name="ce278" table:formula="of:=1000000*([.$C$12]-(1000*[.C24]/[.$C$7]))/[.$I24]" office:value-type="float" office:value="43.2900432900425" calcext:value-type="float">
            <text:p>43,29</text:p>
          </table:table-cell>
          <table:table-cell table:style-name="ce278" table:formula="of:=1000000*([.$C$12]-(1000*[.D24]/[.$C$7]))/[.$I24]" office:value-type="float" office:value="727.272727272727" calcext:value-type="float">
            <text:p>727,27</text:p>
          </table:table-cell>
          <table:table-cell table:style-name="ce278" table:number-columns-repeated="2"/>
          <table:table-cell table:formula="of:=([.I24]*([.$E24]-[.$X$8])/1000*[.$C$7]+[.$Z$8])/1000" office:value-type="float" office:value="111.6885" calcext:value-type="float">
            <text:p>111,6885</text:p>
          </table:table-cell>
          <table:table-cell/>
          <table:table-cell table:formula="of:=[.C24]-[.Y24]" office:value-type="float" office:value="3.5615" calcext:value-type="float">
            <text:p>3,5615</text:p>
          </table:table-cell>
          <table:table-cell/>
          <table:table-cell table:formula="of:=[.AA24]^2" office:value-type="float" office:value="12.68428225" calcext:value-type="float">
            <text:p>12,684282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.9" calcext:value-type="float">
            <text:p>114,9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263" table:formula="of:=100*([.E25]/([.E25]+[.F25]))" office:value-type="float" office:value="75" calcext:value-type="float">
            <text:p>75,0</text:p>
          </table:table-cell>
          <table:table-cell table:style-name="ce282" table:formula="of:=100*(([.E25]-[.$X$8])/(([.E25]-[.$X$8])+[.F25]))" office:value-type="float" office:value="74.580579562786" calcext:value-type="float">
            <text:p>74,6</text:p>
          </table:table-cell>
          <table:table-cell table:formula="of:=[.$C$12] * 1000 /[.E25]" office:value-type="float" office:value="1000" calcext:value-type="float">
            <text:p>1000</text:p>
          </table:table-cell>
          <table:table-cell table:formula="of:=[.I25]*([.E25]+[.F25])/1000" office:value-type="float" office:value="40" calcext:value-type="float">
            <text:p>40</text:p>
          </table:table-cell>
          <table:table-cell table:style-name="ce284" table:formula="of:=1000*[.C25]/[.J25]" office:value-type="float" office:value="2872.5" calcext:value-type="float">
            <text:p>2872,5</text:p>
          </table:table-cell>
          <table:table-cell table:style-name="ce284" table:formula="of:=1000*[.D25]/[.J25]" office:value-type="float" office:value="2850" calcext:value-type="float">
            <text:p>2850,0</text:p>
          </table:table-cell>
          <table:table-cell table:style-name="ce291" table:formula="of:=100*[.K25]/[.$C$7]" office:value-type="float" office:value="74.6103896103896" calcext:value-type="float">
            <text:p>74,6</text:p>
          </table:table-cell>
          <table:table-cell table:style-name="ce291" table:formula="of:=100*[.L25]/[.$D$7]" office:value-type="float" office:value="71.5481171548118" calcext:value-type="float">
            <text:p>71,5</text:p>
          </table:table-cell>
          <table:table-cell table:style-name="ce292" table:formula="of:=100*[.M25]/[.G25]" office:value-type="float" office:value="99.4805194805195" calcext:value-type="float">
            <text:p>99,5</text:p>
          </table:table-cell>
          <table:table-cell table:style-name="ce292" table:formula="of:=100*[.N25]/[.G25]" office:value-type="float" office:value="95.397489539749" calcext:value-type="float">
            <text:p>95,4</text:p>
          </table:table-cell>
          <table:table-cell table:style-name="ce294" table:formula="of:=100*[.M25]/[.H25]" office:value-type="float" office:value="100.039970254694" calcext:value-type="float">
            <text:p>100,0</text:p>
          </table:table-cell>
          <table:table-cell table:style-name="ce294" table:formula="of:=100*[.N25]/[.H25]" office:value-type="float" office:value="95.9339784891035" calcext:value-type="float">
            <text:p>95,9</text:p>
          </table:table-cell>
          <table:table-cell table:style-name="ce285" table:formula="of:=[.C$7]*([.E25]/([.E25]+[.F25]))" office:value-type="float" office:value="2887.5" calcext:value-type="float">
            <text:p>2887,5</text:p>
          </table:table-cell>
          <table:table-cell table:style-name="ce285" table:formula="of:=[.D$7]*([.E25]/([.E25]+[.F25]))" office:value-type="float" office:value="2987.5" calcext:value-type="float">
            <text:p>2987,5</text:p>
          </table:table-cell>
          <table:table-cell table:style-name="ce278" table:formula="of:=1000000*([.$C$12]-(1000*[.C25]/[.$C$7]))/[.$I25]" office:value-type="float" office:value="155.844155844157" calcext:value-type="float">
            <text:p>155,84</text:p>
          </table:table-cell>
          <table:table-cell table:style-name="ce278" table:formula="of:=1000000*([.$C$12]-(1000*[.D25]/[.$C$7]))/[.$I25]" office:value-type="float" office:value="389.61038961039" calcext:value-type="float">
            <text:p>389,61</text:p>
          </table:table-cell>
          <table:table-cell table:style-name="ce278" table:number-columns-repeated="2"/>
          <table:table-cell table:formula="of:=([.I25]*([.$E25]-[.$X$8])/1000*[.$C$7]+[.$Z$8])/1000" office:value-type="float" office:value="112.959" calcext:value-type="float">
            <text:p>112,959</text:p>
          </table:table-cell>
          <table:table-cell/>
          <table:table-cell table:formula="of:=[.C25]-[.Y25]" office:value-type="float" office:value="1.941" calcext:value-type="float">
            <text:p>1,941</text:p>
          </table:table-cell>
          <table:table-cell/>
          <table:table-cell table:formula="of:=[.AA25]^2" office:value-type="float" office:value="3.76748100000001" calcext:value-type="float">
            <text:p>3,7674810000000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6"/>
          <table:table-cell table:formula="of:=SUM([.AA16:.AA25])" office:value-type="float" office:value="11.5675" calcext:value-type="float">
            <text:p>11,5675</text:p>
          </table:table-cell>
          <table:table-cell/>
          <table:table-cell table:style-name="ce301" table:formula="of:=SQRT(SUM([.AC16:.AC25]))" office:value-type="float" office:value="6.09921812612076" calcext:value-type="float">
            <text:p>6,10</text:p>
          </table:table-cell>
          <table:table-cell/>
        </table:table-row>
        <table:table-row table:style-name="ro1" table:number-rows-repeated="9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200"/>
          <table:table-cell table:number-columns-repeated="28"/>
        </table:table-row>
        <table:table-row table:style-name="ro1">
          <table:table-cell/>
          <table:table-cell table:style-name="ce200"/>
          <table:table-cell table:number-columns-repeated="17"/>
          <table:table-cell office:value-type="string" calcext:value-type="string">
            <text:p>t_d (ms)</text:p>
          </table:table-cell>
          <table:table-cell office:value-type="string" calcext:value-type="string">
            <text:p>m_stat (mg)</text:p>
          </table:table-cell>
          <table:table-cell/>
          <table:table-cell office:value-type="string" calcext:value-type="string">
            <text:p>delta</text:p>
          </table:table-cell>
          <table:table-cell table:number-columns-repeated="7"/>
        </table:table-row>
        <table:table-row table:style-name="ro1">
          <table:table-cell/>
          <table:table-cell table:style-name="ce200"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8.64" calcext:value-type="float">
            <text:p>18,6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9"/>
          <table:table-cell office:value-type="float" office:value="0.9" calcext:value-type="float">
            <text:p>0,9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float" office:value="0.9" calcext:value-type="float">
            <text:p>0,9</text:p>
          </table:table-cell>
          <table:table-cell office:value-type="float" office:value="7400" calcext:value-type="float">
            <text:p>7400</text:p>
          </table:table-cell>
          <table:table-cell/>
          <table:table-cell office:value-type="float" office:value="8.99" calcext:value-type="float">
            <text:p>8,99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float" office:value="0.8" calcext:value-type="float">
            <text:p>0,8</text:p>
          </table:table-cell>
          <table:table-cell office:value-type="float" office:value="4800" calcext:value-type="float">
            <text:p>4800</text:p>
          </table:table-cell>
          <table:table-cell/>
          <table:table-cell office:value-type="float" office:value="4.75" calcext:value-type="float">
            <text:p>4,75</text:p>
          </table:table-cell>
          <table:table-cell table:number-columns-repeated="7"/>
        </table:table-row>
        <table:table-row table:style-name="ro1">
          <table:table-cell table:number-columns-repeated="19"/>
          <table:table-cell table:style-name="ce288" office:value-type="float" office:value="0.75" calcext:value-type="float">
            <text:p>0,75</text:p>
          </table:table-cell>
          <table:table-cell table:style-name="ce288" office:value-type="float" office:value="3500" calcext:value-type="float">
            <text:p>3500</text:p>
          </table:table-cell>
          <table:table-cell table:style-name="ce288"/>
          <table:table-cell table:style-name="ce288" office:value-type="float" office:value="3.45" calcext:value-type="float">
            <text:p>3,45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float" office:value="0.7" calcext:value-type="float">
            <text:p>0,7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3.69" calcext:value-type="float">
            <text:p>3,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9"/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45" calcext:value-type="float">
            <text:p>7,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9"/>
          <table:table-cell table:style-name="ce297" office:value-type="float" office:value="0.65" calcext:value-type="float">
            <text:p>0,65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5.97" calcext:value-type="float">
            <text:p>5,97</text:p>
          </table:table-cell>
          <table:table-cell table:number-columns-repeated="7"/>
        </table:table-row>
        <table:table-row table:style-name="ro1" table:number-rows-repeated="14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278" table:number-columns-repeated="2"/>
          <table:table-cell table:number-columns-repeated="19"/>
          <table:table-cell table:style-name="ce268" office:value-type="string" calcext:value-type="string" table:number-columns-spanned="2" table:number-rows-spanned="1">
            <text:p>dead time (ms)</text:p>
          </table:table-cell>
          <table:covered-table-cell/>
          <table:table-cell table:style-name="ce268" office:value-type="string" calcext:value-type="string" table:number-columns-spanned="2" table:number-rows-spanned="1">
            <text:p>static amount (mg)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19"/>
          <table:table-cell office:value-type="float" office:value="0.62" calcext:value-type="float">
            <text:p>0,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2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nominal on time (s)</text:p>
          </table:table-cell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table:number-columns-repeated="10"/>
          <table:table-cell table:style-name="ce295" office:value-type="string" calcext:value-type="string" table:number-columns-spanned="2" table:number-rows-spanned="1">
            <text:p>effective flow rate (mg/s)</text:p>
          </table:table-cell>
          <table:covered-table-cell/>
          <table:table-cell table:number-columns-repeated="6"/>
          <table:table-cell table:style-name="ce268" office:value-type="string" calcext:value-type="string" table:number-columns-spanned="2" table:number-rows-spanned="1">
            <text:p>theor. Flow rate (mg/s)</text:p>
          </table:table-cell>
          <table:covered-table-cell/>
          <table:table-cell table:style-name="ce268" office:value-type="string" calcext:value-type="string" table:number-columns-spanned="2" table:number-rows-spanned="1">
            <text:p>required on time at nominal rate (s)</text:p>
          </table:table-cell>
          <table:covered-table-cell/>
          <table:table-cell table:style-name="ce268" table:number-columns-spanned="2" table:number-rows-spanned="1"/>
          <table:covered-table-cell/>
          <table:table-cell table:style-name="ce289" office:value-type="string" calcext:value-type="string" table:number-columns-spanned="2" table:number-rows-spanned="1">
            <text:p>M-calc (g)</text:p>
          </table:table-cell>
          <table:covered-table-cell table:style-name="ce200"/>
          <table:table-cell table:style-name="ce289" office:value-type="string" calcext:value-type="string" table:number-columns-spanned="2" table:number-rows-spanned="1">
            <text:p>err</text:p>
          </table:table-cell>
          <table:covered-table-cell table:style-name="ce200"/>
          <table:table-cell table:number-columns-repeated="2"/>
        </table:table-row>
        <table:table-row table:style-name="ro1">
          <table:table-cell/>
          <table:table-cell office:value-type="string" calcext:value-type="string">
            <text:p>U (V)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t_on (ms)</text:p>
          </table:table-cell>
          <table:table-cell office:value-type="string" calcext:value-type="string">
            <text:p>t_off (ms)</text:p>
          </table:table-cell>
          <table:table-cell table:number-columns-repeated="2"/>
          <table:table-cell office:value-type="string" calcext:value-type="string">
            <text:p>injection events</text:p>
          </table:table-cell>
          <table:table-cell office:value-type="string" calcext:value-type="string">
            <text:p>test time (s)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table:number-columns-repeated="6"/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table:number-columns-repeated="2"/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200" table:number-columns-repeated="4"/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6" calcext:value-type="float">
            <text:p>32,6</text:p>
          </table:table-cell>
          <table:table-cell office:value-type="float" office:value="32.7" calcext:value-type="float">
            <text:p>32,7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$C$70] * 1000 /[.E74]" office:value-type="float" office:value="1000" calcext:value-type="float">
            <text:p>1000</text:p>
          </table:table-cell>
          <table:table-cell table:formula="of:=[.I74]*([.E74]+[.F74])/1000" office:value-type="float" office:value="120" calcext:value-type="float">
            <text:p>120</text:p>
          </table:table-cell>
          <table:table-cell table:style-name="ce284" table:formula="of:=1000*[.C74]/[.J74]" office:value-type="float" office:value="271.666666666667" calcext:value-type="float">
            <text:p>271,7</text:p>
          </table:table-cell>
          <table:table-cell table:style-name="ce284" table:formula="of:=1000*[.D74]/[.J74]" office:value-type="float" office:value="272.5" calcext:value-type="float">
            <text:p>272,5</text:p>
          </table:table-cell>
          <table:table-cell table:style-name="ce284" table:number-columns-repeated="6"/>
          <table:table-cell table:style-name="ce285" table:formula="of:=[.C$7]*([.E74]/([.E74]+[.F74]))" office:value-type="float" office:value="320.833333333333" calcext:value-type="float">
            <text:p>320,8</text:p>
          </table:table-cell>
          <table:table-cell table:style-name="ce285" table:formula="of:=[.D$7]*([.E74]/([.E74]+[.F74]))" office:value-type="float" office:value="331.944444444444" calcext:value-type="float">
            <text:p>331,9</text:p>
          </table:table-cell>
          <table:table-cell table:style-name="ce278" table:formula="of:=1000*[.C74]/[.$C$7]" office:value-type="float" office:value="8.46753246753247" calcext:value-type="float">
            <text:p>8,47</text:p>
          </table:table-cell>
          <table:table-cell table:style-name="ce278" table:formula="of:=1000*[.D74]/[.$D$7]" office:value-type="float" office:value="8.20920502092051" calcext:value-type="float">
            <text:p>8,21</text:p>
          </table:table-cell>
          <table:table-cell table:style-name="ce278" table:number-columns-repeated="2"/>
          <table:table-cell table:formula="of:=([.I74]*([.$E74]-[.$X$8])/1000*[.$C$7]+[.$Z$8])/1000" office:value-type="float" office:value="35.959" calcext:value-type="float">
            <text:p>35,959</text:p>
          </table:table-cell>
          <table:table-cell/>
          <table:table-cell table:formula="of:=[.C74]-[.Y74]" office:value-type="float" office:value="-3.359" calcext:value-type="float">
            <text:p>-3,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.9" calcext:value-type="float">
            <text:p>33,9</text:p>
          </table:table-cell>
          <table:table-cell office:value-type="float" office:value="34.1" calcext:value-type="float">
            <text:p>34,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$C$70] * 1000 /[.E75]" office:value-type="float" office:value="1000" calcext:value-type="float">
            <text:p>1000</text:p>
          </table:table-cell>
          <table:table-cell table:formula="of:=[.I75]*([.E75]+[.F75])/1000" office:value-type="float" office:value="120" calcext:value-type="float">
            <text:p>120</text:p>
          </table:table-cell>
          <table:table-cell table:style-name="ce284" table:formula="of:=1000*[.C75]/[.J75]" office:value-type="float" office:value="282.5" calcext:value-type="float">
            <text:p>282,5</text:p>
          </table:table-cell>
          <table:table-cell table:style-name="ce284" table:formula="of:=1000*[.D75]/[.J75]" office:value-type="float" office:value="284.166666666667" calcext:value-type="float">
            <text:p>284,2</text:p>
          </table:table-cell>
          <table:table-cell table:style-name="ce284" table:number-columns-repeated="6"/>
          <table:table-cell table:style-name="ce285" table:formula="of:=[.C$7]*([.E75]/([.E75]+[.F75]))" office:value-type="float" office:value="320.833333333333" calcext:value-type="float">
            <text:p>320,8</text:p>
          </table:table-cell>
          <table:table-cell table:style-name="ce285" table:formula="of:=[.D$7]*([.E75]/([.E75]+[.F75]))" office:value-type="float" office:value="331.944444444444" calcext:value-type="float">
            <text:p>331,9</text:p>
          </table:table-cell>
          <table:table-cell table:style-name="ce278" table:formula="of:=1000*[.C75]/[.$C$7]" office:value-type="float" office:value="8.80519480519481" calcext:value-type="float">
            <text:p>8,81</text:p>
          </table:table-cell>
          <table:table-cell table:style-name="ce278" table:formula="of:=1000*[.D75]/[.$D$7]" office:value-type="float" office:value="8.56066945606695" calcext:value-type="float">
            <text:p>8,56</text:p>
          </table:table-cell>
          <table:table-cell table:style-name="ce278" table:number-columns-repeated="2"/>
          <table:table-cell table:formula="of:=([.I75]*([.$E75]-[.$X$8])/1000*[.$C$7]+[.$Z$8])/1000" office:value-type="float" office:value="35.959" calcext:value-type="float">
            <text:p>35,959</text:p>
          </table:table-cell>
          <table:table-cell/>
          <table:table-cell table:formula="of:=[.C75]-[.Y75]" office:value-type="float" office:value="-2.059" calcext:value-type="float">
            <text:p>-2,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4" calcext:value-type="float">
            <text:p>36,4</text:p>
          </table:table-cell>
          <table:table-cell office:value-type="float" office:value="34.4" calcext:value-type="float">
            <text:p>34,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$C$70] * 1000 /[.E76]" office:value-type="float" office:value="1000" calcext:value-type="float">
            <text:p>1000</text:p>
          </table:table-cell>
          <table:table-cell table:formula="of:=[.I76]*([.E76]+[.F76])/1000" office:value-type="float" office:value="120" calcext:value-type="float">
            <text:p>120</text:p>
          </table:table-cell>
          <table:table-cell table:style-name="ce284" table:formula="of:=1000*[.C76]/[.J76]" office:value-type="float" office:value="303.333333333333" calcext:value-type="float">
            <text:p>303,3</text:p>
          </table:table-cell>
          <table:table-cell table:style-name="ce284" table:formula="of:=1000*[.D76]/[.J76]" office:value-type="float" office:value="286.666666666667" calcext:value-type="float">
            <text:p>286,7</text:p>
          </table:table-cell>
          <table:table-cell table:style-name="ce284" table:number-columns-repeated="6"/>
          <table:table-cell table:style-name="ce285" table:formula="of:=[.C$7]*([.E76]/([.E76]+[.F76]))" office:value-type="float" office:value="320.833333333333" calcext:value-type="float">
            <text:p>320,8</text:p>
          </table:table-cell>
          <table:table-cell table:style-name="ce285" table:formula="of:=[.D$7]*([.E76]/([.E76]+[.F76]))" office:value-type="float" office:value="331.944444444444" calcext:value-type="float">
            <text:p>331,9</text:p>
          </table:table-cell>
          <table:table-cell table:style-name="ce278" table:formula="of:=1000*[.C76]/[.$C$7]" office:value-type="float" office:value="9.45454545454546" calcext:value-type="float">
            <text:p>9,45</text:p>
          </table:table-cell>
          <table:table-cell table:style-name="ce278" table:formula="of:=1000*[.D76]/[.$D$7]" office:value-type="float" office:value="8.63598326359833" calcext:value-type="float">
            <text:p>8,64</text:p>
          </table:table-cell>
          <table:table-cell table:style-name="ce278" table:number-columns-repeated="2"/>
          <table:table-cell table:formula="of:=([.I76]*([.$E76]-[.$X$8])/1000*[.$C$7]+[.$Z$8])/1000" office:value-type="float" office:value="35.959" calcext:value-type="float">
            <text:p>35,959</text:p>
          </table:table-cell>
          <table:table-cell/>
          <table:table-cell table:formula="of:=[.C76]-[.Y76]" office:value-type="float" office:value="0.440999999999995" calcext:value-type="float">
            <text:p>0,44099999999999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77]*([.$E77]-[.$X$8])/1000*[.$C$7]+[.$Z$8])/1000" office:value-type="float" office:value="0" calcext:value-type="float">
            <text:p>0</text:p>
          </table:table-cell>
          <table:table-cell/>
          <table:table-cell table:formula="of:=[.C77]-[.Y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78]*([.$E78]-[.$X$8])/1000*[.$C$7]+[.$Z$8])/1000" office:value-type="float" office:value="0" calcext:value-type="float">
            <text:p>0</text:p>
          </table:table-cell>
          <table:table-cell/>
          <table:table-cell table:formula="of:=[.C78]-[.Y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79]*([.$E79]-[.$X$8])/1000*[.$C$7]+[.$Z$8])/1000" office:value-type="float" office:value="0" calcext:value-type="float">
            <text:p>0</text:p>
          </table:table-cell>
          <table:table-cell/>
          <table:table-cell table:formula="of:=[.C79]-[.Y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80]*([.$E80]-[.$X$8])/1000*[.$C$7]+[.$Z$8])/1000" office:value-type="float" office:value="0" calcext:value-type="float">
            <text:p>0</text:p>
          </table:table-cell>
          <table:table-cell/>
          <table:table-cell table:formula="of:=[.C80]-[.Y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81]*([.$E81]-[.$X$8])/1000*[.$C$7]+[.$Z$8])/1000" office:value-type="float" office:value="0" calcext:value-type="float">
            <text:p>0</text:p>
          </table:table-cell>
          <table:table-cell/>
          <table:table-cell table:formula="of:=[.C81]-[.Y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82]*([.$E82]-[.$X$8])/1000*[.$C$7]+[.$Z$8])/1000" office:value-type="float" office:value="0" calcext:value-type="float">
            <text:p>0</text:p>
          </table:table-cell>
          <table:table-cell/>
          <table:table-cell table:formula="of:=[.C82]-[.Y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83]*([.$E83]-[.$X$8])/1000*[.$C$7]+[.$Z$8])/1000" office:value-type="float" office:value="0" calcext:value-type="float">
            <text:p>0</text:p>
          </table:table-cell>
          <table:table-cell/>
          <table:table-cell table:formula="of:=[.C83]-[.Y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19"/>
          <table:table-cell table:style-name="ce298" office:value-type="float" office:value="0.66" calcext:value-type="float" table:number-columns-spanned="2" table:number-rows-spanned="1">
            <text:p>0,66</text:p>
          </table:table-cell>
          <table:covered-table-cell table:style-name="ce17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300"/>
          <table:table-cell table:number-columns-repeated="3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26"/>
        </table:table-row>
        <table:table-row table:style-name="ro1">
          <table:table-cell table:number-columns-repeated="16"/>
          <table:table-cell table:style-name="ce295" office:value-type="string" calcext:value-type="string" table:number-columns-spanned="2" table:number-rows-spanned="2">
            <text:p>transfer function</text:p>
          </table:table-cell>
          <table:covered-table-cell/>
          <table:table-cell table:number-columns-repeated="12"/>
        </table:table-row>
        <table:table-row table:style-name="ro1">
          <table:table-cell table:number-columns-repeated="16"/>
          <table:covered-table-cell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ominal on time (s)</text:p>
          </table:table-cell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3">
          <table:table-cell table:number-columns-repeated="10"/>
          <table:table-cell table:style-name="ce286" office:value-type="string" calcext:value-type="string" table:number-columns-spanned="2" table:number-rows-spanned="1">
            <text:p>effective flow rate (mg/s)</text:p>
          </table:table-cell>
          <table:covered-table-cell/>
          <table:table-cell table:style-name="ce286" office:value-type="string" calcext:value-type="string" table:number-columns-spanned="2" table:number-rows-spanned="1">
            <text:p>Normalized effective flow rate (% nominal)</text:p>
          </table:table-cell>
          <table:covered-table-cell/>
          <table:table-cell table:style-name="ce286" office:value-type="string" calcext:value-type="string" table:number-columns-spanned="2" table:number-rows-spanned="1">
            <text:p>Normalized effective flow rate per % duty cycle (x100)</text:p>
          </table:table-cell>
          <table:covered-table-cell table:style-name="ce293"/>
          <table:table-cell table:style-name="ce286" office:value-type="string" calcext:value-type="string" table:number-columns-spanned="2" table:number-rows-spanned="1">
            <text:p>Normalized effective flow rate per % resulting duty cycle (x100)</text:p>
          </table:table-cell>
          <table:covered-table-cell table:style-name="ce293"/>
          <table:table-cell table:style-name="ce268" office:value-type="string" calcext:value-type="string" table:number-columns-spanned="2" table:number-rows-spanned="1">
            <text:p>theor. Flow rate (mg/s)</text:p>
          </table:table-cell>
          <table:covered-table-cell/>
          <table:table-cell table:style-name="ce268" office:value-type="string" calcext:value-type="string" table:number-columns-spanned="2" table:number-rows-spanned="1">
            <text:p>dead time (us)</text:p>
          </table:table-cell>
          <table:covered-table-cell/>
          <table:table-cell table:style-name="ce268" table:number-columns-spanned="2" table:number-rows-spanned="1"/>
          <table:covered-table-cell/>
          <table:table-cell table:style-name="ce289" table:number-columns-spanned="2" table:number-rows-spanned="1"/>
          <table:covered-table-cell table:style-name="ce200"/>
          <table:table-cell table:style-name="ce289" table:number-columns-spanned="2" table:number-rows-spanned="1"/>
          <table:covered-table-cell table:style-name="ce200"/>
          <table:table-cell table:style-name="ce289" table:number-columns-spanned="2" table:number-rows-spanned="1"/>
          <table:covered-table-cell table:style-name="ce200"/>
        </table:table-row>
        <table:table-row table:style-name="ro13">
          <table:table-cell table:number-columns-repeated="2"/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t_on (ms)</text:p>
          </table:table-cell>
          <table:table-cell table:style-name="ce225" office:value-type="string" calcext:value-type="string">
            <text:p>t_off (ms)</text:p>
          </table:table-cell>
          <table:table-cell table:style-name="ce225" office:value-type="string" calcext:value-type="string">
            <text:p>duty cycle (%)</text:p>
          </table:table-cell>
          <table:table-cell table:style-name="ce225" office:value-type="string" calcext:value-type="string">
            <text:p>resulting duty cycle (%)</text:p>
          </table:table-cell>
          <table:table-cell table:style-name="ce225" office:value-type="string" calcext:value-type="string">
            <text:p>injection events</text:p>
          </table:table-cell>
          <table:table-cell table:style-name="ce225" office:value-type="string" calcext:value-type="string">
            <text:p>test time (s)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table:number-columns-repeated="8"/>
        </table:table-row>
        <table:table-row table:style-name="ro1">
          <table:table-cell table:number-columns-repeated="20"/>
          <table:table-cell table:style-name="ce200" table:number-columns-repeated="4"/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6" calcext:value-type="float">
            <text:p>32,6</text:p>
          </table:table-cell>
          <table:table-cell office:value-type="float" office:value="32.7" calcext:value-type="float">
            <text:p>32,7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263" table:formula="of:=100*([.E92]/([.E92]+[.F92]))" office:value-type="float" office:value="8.33333333333333" calcext:value-type="float">
            <text:p>8,3</text:p>
          </table:table-cell>
          <table:table-cell table:style-name="ce282" table:formula="of:=100*(([.E92]-[.$X$8])/(([.E92]-[.$X$8])+[.F92]))" office:value-type="float" office:value="7.82637841461371" calcext:value-type="float">
            <text:p>7,8</text:p>
          </table:table-cell>
          <table:table-cell table:formula="of:=[.$C$88] * 1000 /[.E92]" office:value-type="float" office:value="1000" calcext:value-type="float">
            <text:p>1000</text:p>
          </table:table-cell>
          <table:table-cell table:formula="of:=[.I92]*([.E92]+[.F92])/1000" office:value-type="float" office:value="120" calcext:value-type="float">
            <text:p>120</text:p>
          </table:table-cell>
          <table:table-cell table:style-name="ce284" table:formula="of:=1000*[.C92]/[.J92]" office:value-type="float" office:value="271.666666666667" calcext:value-type="float">
            <text:p>271,7</text:p>
          </table:table-cell>
          <table:table-cell table:style-name="ce284" table:formula="of:=1000*[.D92]/[.J92]" office:value-type="float" office:value="272.5" calcext:value-type="float">
            <text:p>272,5</text:p>
          </table:table-cell>
          <table:table-cell table:style-name="ce291" table:formula="of:=100*[.K92]/[.$C$7]" office:value-type="float" office:value="7.05627705627706" calcext:value-type="float">
            <text:p>7,1</text:p>
          </table:table-cell>
          <table:table-cell table:style-name="ce291" table:formula="of:=100*[.L92]/[.$D$7]" office:value-type="float" office:value="6.84100418410043" calcext:value-type="float">
            <text:p>6,8</text:p>
          </table:table-cell>
          <table:table-cell table:style-name="ce292" table:formula="of:=100*[.M92]/[.G92]" office:value-type="float" office:value="84.6753246753247" calcext:value-type="float">
            <text:p>84,7</text:p>
          </table:table-cell>
          <table:table-cell table:style-name="ce292" table:formula="of:=100*[.N92]/[.G92]" office:value-type="float" office:value="82.0920502092051" calcext:value-type="float">
            <text:p>82,1</text:p>
          </table:table-cell>
          <table:table-cell table:style-name="ce294" table:formula="of:=100*[.M92]/[.H92]" office:value-type="float" office:value="90.1601824299897" calcext:value-type="float">
            <text:p>90,2</text:p>
          </table:table-cell>
          <table:table-cell table:style-name="ce294" table:formula="of:=100*[.N92]/[.H92]" office:value-type="float" office:value="87.4095759454545" calcext:value-type="float">
            <text:p>87,4</text:p>
          </table:table-cell>
          <table:table-cell table:style-name="ce285" table:formula="of:=[.C$7]*([.E92]/([.E92]+[.F92]))" office:value-type="float" office:value="320.833333333333" calcext:value-type="float">
            <text:p>320,8</text:p>
          </table:table-cell>
          <table:table-cell table:style-name="ce285" table:formula="of:=[.D$7]*([.E92]/([.E92]+[.F92]))" office:value-type="float" office:value="331.944444444444" calcext:value-type="float">
            <text:p>331,9</text:p>
          </table:table-cell>
          <table:table-cell table:style-name="ce278" table:formula="of:=1000000*([.$C$88]-(1000*[.C92]/[.$C$7]))/[.$I92]" office:value-type="float" office:value="1532.46753246753" calcext:value-type="float">
            <text:p>1532,47</text:p>
          </table:table-cell>
          <table:table-cell table:style-name="ce278" table:formula="of:=1000000*([.$C$88]-(1000*[.D92]/[.$C$7]))/[.$I92]" office:value-type="float" office:value="1506.49350649351" calcext:value-type="float">
            <text:p>1506,49</text:p>
          </table:table-cell>
          <table:table-cell table:style-name="ce278" table:number-columns-repeated="2"/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.9" calcext:value-type="float">
            <text:p>33,9</text:p>
          </table:table-cell>
          <table:table-cell office:value-type="float" office:value="34.1" calcext:value-type="float">
            <text:p>34,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263" table:formula="of:=100*([.E93]/([.E93]+[.F93]))" office:value-type="float" office:value="8.33333333333333" calcext:value-type="float">
            <text:p>8,3</text:p>
          </table:table-cell>
          <table:table-cell table:style-name="ce282" table:formula="of:=100*(([.E93]-[.$X$8])/(([.E93]-[.$X$8])+[.F93]))" office:value-type="float" office:value="7.82637841461371" calcext:value-type="float">
            <text:p>7,8</text:p>
          </table:table-cell>
          <table:table-cell table:formula="of:=[.$C$88] * 1000 /[.E93]" office:value-type="float" office:value="1000" calcext:value-type="float">
            <text:p>1000</text:p>
          </table:table-cell>
          <table:table-cell table:formula="of:=[.I93]*([.E93]+[.F93])/1000" office:value-type="float" office:value="120" calcext:value-type="float">
            <text:p>120</text:p>
          </table:table-cell>
          <table:table-cell table:style-name="ce284" table:formula="of:=1000*[.C93]/[.J93]" office:value-type="float" office:value="282.5" calcext:value-type="float">
            <text:p>282,5</text:p>
          </table:table-cell>
          <table:table-cell table:style-name="ce284" table:formula="of:=1000*[.D93]/[.J93]" office:value-type="float" office:value="284.166666666667" calcext:value-type="float">
            <text:p>284,2</text:p>
          </table:table-cell>
          <table:table-cell table:style-name="ce291" table:formula="of:=100*[.K93]/[.$C$7]" office:value-type="float" office:value="7.33766233766234" calcext:value-type="float">
            <text:p>7,3</text:p>
          </table:table-cell>
          <table:table-cell table:style-name="ce291" table:formula="of:=100*[.L93]/[.$D$7]" office:value-type="float" office:value="7.13389121338913" calcext:value-type="float">
            <text:p>7,1</text:p>
          </table:table-cell>
          <table:table-cell table:style-name="ce292" table:formula="of:=100*[.M93]/[.G93]" office:value-type="float" office:value="88.0519480519481" calcext:value-type="float">
            <text:p>88,1</text:p>
          </table:table-cell>
          <table:table-cell table:style-name="ce292" table:formula="of:=100*[.N93]/[.G93]" office:value-type="float" office:value="85.6066945606696" calcext:value-type="float">
            <text:p>85,6</text:p>
          </table:table-cell>
          <table:table-cell table:style-name="ce294" table:formula="of:=100*[.M93]/[.H93]" office:value-type="float" office:value="93.7555271281181" calcext:value-type="float">
            <text:p>93,8</text:p>
          </table:table-cell>
          <table:table-cell table:style-name="ce294" table:formula="of:=100*[.N93]/[.H93]" office:value-type="float" office:value="91.1518819492354" calcext:value-type="float">
            <text:p>91,2</text:p>
          </table:table-cell>
          <table:table-cell table:style-name="ce285" table:formula="of:=[.C$7]*([.E93]/([.E93]+[.F93]))" office:value-type="float" office:value="320.833333333333" calcext:value-type="float">
            <text:p>320,8</text:p>
          </table:table-cell>
          <table:table-cell table:style-name="ce285" table:formula="of:=[.D$7]*([.E93]/([.E93]+[.F93]))" office:value-type="float" office:value="331.944444444444" calcext:value-type="float">
            <text:p>331,9</text:p>
          </table:table-cell>
          <table:table-cell table:style-name="ce278" table:formula="of:=1000000*([.$C$88]-(1000*[.C93]/[.$C$7]))/[.$I93]" office:value-type="float" office:value="1194.80519480519" calcext:value-type="float">
            <text:p>1194,81</text:p>
          </table:table-cell>
          <table:table-cell table:style-name="ce278" table:formula="of:=1000000*([.$C$88]-(1000*[.D93]/[.$C$7]))/[.$I93]" office:value-type="float" office:value="1142.85714285714" calcext:value-type="float">
            <text:p>1142,86</text:p>
          </table:table-cell>
          <table:table-cell table:style-name="ce278" table:number-columns-repeated="2"/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4" calcext:value-type="float">
            <text:p>36,4</text:p>
          </table:table-cell>
          <table:table-cell office:value-type="float" office:value="34.4" calcext:value-type="float">
            <text:p>34,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263" table:formula="of:=100*([.E94]/([.E94]+[.F94]))" office:value-type="float" office:value="8.33333333333333" calcext:value-type="float">
            <text:p>8,3</text:p>
          </table:table-cell>
          <table:table-cell table:style-name="ce282" table:formula="of:=100*(([.E94]-[.$X$8])/(([.E94]-[.$X$8])+[.F94]))" office:value-type="float" office:value="7.82637841461371" calcext:value-type="float">
            <text:p>7,8</text:p>
          </table:table-cell>
          <table:table-cell table:formula="of:=[.$C$88] * 1000 /[.E94]" office:value-type="float" office:value="1000" calcext:value-type="float">
            <text:p>1000</text:p>
          </table:table-cell>
          <table:table-cell table:formula="of:=[.I94]*([.E94]+[.F94])/1000" office:value-type="float" office:value="120" calcext:value-type="float">
            <text:p>120</text:p>
          </table:table-cell>
          <table:table-cell table:style-name="ce284" table:formula="of:=1000*[.C94]/[.J94]" office:value-type="float" office:value="303.333333333333" calcext:value-type="float">
            <text:p>303,3</text:p>
          </table:table-cell>
          <table:table-cell table:style-name="ce284" table:formula="of:=1000*[.D94]/[.J94]" office:value-type="float" office:value="286.666666666667" calcext:value-type="float">
            <text:p>286,7</text:p>
          </table:table-cell>
          <table:table-cell table:style-name="ce291" table:formula="of:=100*[.K94]/[.$C$7]" office:value-type="float" office:value="7.87878787878788" calcext:value-type="float">
            <text:p>7,9</text:p>
          </table:table-cell>
          <table:table-cell table:style-name="ce291" table:formula="of:=100*[.L94]/[.$D$7]" office:value-type="float" office:value="7.19665271966528" calcext:value-type="float">
            <text:p>7,2</text:p>
          </table:table-cell>
          <table:table-cell table:style-name="ce292" table:formula="of:=100*[.M94]/[.G94]" office:value-type="float" office:value="94.5454545454546" calcext:value-type="float">
            <text:p>94,5</text:p>
          </table:table-cell>
          <table:table-cell table:style-name="ce292" table:formula="of:=100*[.N94]/[.G94]" office:value-type="float" office:value="86.3598326359834" calcext:value-type="float">
            <text:p>86,4</text:p>
          </table:table-cell>
          <table:table-cell table:style-name="ce294" table:formula="of:=100*[.M94]/[.H94]" office:value-type="float" office:value="100.669651547596" calcext:value-type="float">
            <text:p>100,7</text:p>
          </table:table-cell>
          <table:table-cell table:style-name="ce294" table:formula="of:=100*[.N94]/[.H94]" office:value-type="float" office:value="91.9538046643313" calcext:value-type="float">
            <text:p>92,0</text:p>
          </table:table-cell>
          <table:table-cell table:style-name="ce285" table:formula="of:=[.C$7]*([.E94]/([.E94]+[.F94]))" office:value-type="float" office:value="320.833333333333" calcext:value-type="float">
            <text:p>320,8</text:p>
          </table:table-cell>
          <table:table-cell table:style-name="ce285" table:formula="of:=[.D$7]*([.E94]/([.E94]+[.F94]))" office:value-type="float" office:value="331.944444444444" calcext:value-type="float">
            <text:p>331,9</text:p>
          </table:table-cell>
          <table:table-cell table:style-name="ce278" table:formula="of:=1000000*([.$C$88]-(1000*[.C94]/[.$C$7]))/[.$I94]" office:value-type="float" office:value="545.454545454545" calcext:value-type="float">
            <text:p>545,45</text:p>
          </table:table-cell>
          <table:table-cell table:style-name="ce278" table:formula="of:=1000000*([.$C$88]-(1000*[.D94]/[.$C$7]))/[.$I94]" office:value-type="float" office:value="1064.93506493507" calcext:value-type="float">
            <text:p>1064,94</text:p>
          </table:table-cell>
          <table:table-cell table:style-name="ce278" table:number-columns-repeated="2"/>
          <table:table-cell table:number-columns-repeated="6"/>
        </table:table-row>
        <table:table-row table:style-name="ro1" table:number-rows-repeated="7">
          <table:table-cell table:number-columns-repeated="6"/>
          <table:table-cell table:style-name="ce263"/>
          <table:table-cell table:style-name="ce282"/>
          <table:table-cell table:number-columns-repeated="2"/>
          <table:table-cell table:style-name="ce284" table:number-columns-repeated="2"/>
          <table:table-cell table:style-name="ce291" table:number-columns-repeated="2"/>
          <table:table-cell table:style-name="ce292" table:number-columns-repeated="2"/>
          <table:table-cell table:style-name="ce294" table:number-columns-repeated="2"/>
          <table:table-cell table:style-name="ce285" table:number-columns-repeated="2"/>
          <table:table-cell table:style-name="ce278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8"/>
          <table:table-cell table:style-name="ce30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  <style:style style:name="Untitled3" style:family="table-cell" style:parent-style-name="Default" style:data-style-name="N110">
      <style:table-cell-properties fo:background-color="#fc5c00" loext:vertical-justify="auto"/>
      <style:paragraph-properties css3t:text-justify="auto"/>
    </style:style>
    <style:style style:name="Untitled4" style:family="table-cell" style:parent-style-name="Default" style:data-style-name="N110">
      <style:table-cell-properties fo:background-color="#e9b913" loext:vertical-justify="auto"/>
      <style:paragraph-properties css3t:text-justify="auto"/>
    </style:style>
    <style:style style:name="Untitled5" style:family="table-cell" style:parent-style-name="Default" style:data-style-name="N110">
      <style:table-cell-properties fo:background-color="#fc5c00"/>
    </style:style>
    <style:style style:name="Untitled6" style:family="table-cell" style:parent-style-name="Default">
      <style:table-cell-properties fo:background-color="#fc5c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.00.0000</text:date>, <text:time style:data-style-name="N2" text:time-value="09:49:35.175416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7-05T11:13:20.228882509</dc:date>
    <meta:editing-duration>P2DT12H28M43S</meta:editing-duration>
    <meta:editing-cycles>315</meta:editing-cycles>
    <meta:generator>LibreOffice/6.0.7.3$Linux_X86_64 LibreOffice_project/00m0$Build-3</meta:generator>
    <meta:document-statistic meta:table-count="12" meta:cell-count="107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33:injection.G55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33:injection.B55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33:injection.C55" chart:label-cell-address="injection.C16:injection.C16" chart:class="chart:line">
            <chart:data-point chart:repeated="23"/>
          </chart:series>
          <chart:series chart:style-name="ch11" chart:values-cell-range-address="injection.D33:injection.D55" chart:label-cell-address="injection.D16:injection.D16" chart:class="chart:line">
            <chart:data-point chart:repeated="23"/>
          </chart:series>
          <chart:series chart:style-name="ch12" chart:values-cell-range-address="injection.E33:injection.E55" chart:label-cell-address="injection.E16:injection.E16" chart:class="chart:line">
            <chart:data-point chart:repeated="23"/>
          </chart:series>
          <chart:series chart:style-name="ch13" chart:values-cell-range-address="injection.F33:injection.F55" chart:label-cell-address="injection.F16:injection.F16" chart:class="chart:line">
            <chart:data-point chart:repeated="23"/>
          </chart:series>
          <chart:series chart:style-name="ch14" chart:values-cell-range-address="injection.G33:injection.G55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33:injection.B55</svg:desc>
                </draw:g>
              </table:table-cell>
              <table:table-cell office:value-type="float" office:value="0.537207202298798">
                <text:p>0.537207202298798</text:p>
                <draw:g>
                  <svg:desc>injection.C33:injection.C55</svg:desc>
                </draw:g>
              </table:table-cell>
              <table:table-cell office:value-type="float" office:value="1.24882880919519">
                <text:p>1.24882880919519</text:p>
                <draw:g>
                  <svg:desc>injection.D33:injection.D55</svg:desc>
                </draw:g>
              </table:table-cell>
              <table:table-cell office:value-type="float" office:value="2.43486482068918">
                <text:p>2.43486482068918</text:p>
                <draw:g>
                  <svg:desc>injection.E33:injection.E55</svg:desc>
                </draw:g>
              </table:table-cell>
              <table:table-cell office:value-type="float" office:value="4.09531523678076">
                <text:p>4.09531523678076</text:p>
                <draw:g>
                  <svg:desc>injection.F33:injection.F55</svg:desc>
                </draw:g>
              </table:table-cell>
              <table:table-cell office:value-type="float" office:value="6.23018005746994">
                <text:p>6.23018005746994</text:p>
                <draw:g>
                  <svg:desc>injection.G33:injection.G55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88022520804579">
                <text:p>1.88022520804579</text:p>
              </table:table-cell>
              <table:table-cell office:value-type="float" office:value="4.37090083218317">
                <text:p>4.37090083218317</text:p>
              </table:table-cell>
              <table:table-cell office:value-type="float" office:value="8.52202687241213">
                <text:p>8.52202687241213</text:p>
              </table:table-cell>
              <table:table-cell office:value-type="float" office:value="14.3336033287327">
                <text:p>14.3336033287327</text:p>
              </table:table-cell>
              <table:table-cell office:value-type="float" office:value="21.8056302011448">
                <text:p>21.80563020114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76045041609158">
                <text:p>3.76045041609158</text:p>
              </table:table-cell>
              <table:table-cell office:value-type="float" office:value="8.74180166436634">
                <text:p>8.74180166436634</text:p>
              </table:table-cell>
              <table:table-cell office:value-type="float" office:value="17.0440537448243">
                <text:p>17.0440537448243</text:p>
              </table:table-cell>
              <table:table-cell office:value-type="float" office:value="28.6672066574653">
                <text:p>28.6672066574653</text:p>
              </table:table-cell>
              <table:table-cell office:value-type="float" office:value="43.6112604022896">
                <text:p>43.61126040228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37207202298798">
                <text:p>5.37207202298798</text:p>
              </table:table-cell>
              <table:table-cell office:value-type="float" office:value="12.4882880919519">
                <text:p>12.4882880919519</text:p>
              </table:table-cell>
              <table:table-cell office:value-type="float" office:value="24.3486482068918">
                <text:p>24.3486482068918</text:p>
              </table:table-cell>
              <table:table-cell office:value-type="float" office:value="40.9531523678076">
                <text:p>40.9531523678076</text:p>
              </table:table-cell>
              <table:table-cell office:value-type="float" office:value="62.3018005746994">
                <text:p>62.30180057469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25229723103377">
                <text:p>7.25229723103377</text:p>
              </table:table-cell>
              <table:table-cell office:value-type="float" office:value="16.8591889241351">
                <text:p>16.8591889241351</text:p>
              </table:table-cell>
              <table:table-cell office:value-type="float" office:value="32.8706750793039">
                <text:p>32.8706750793039</text:p>
              </table:table-cell>
              <table:table-cell office:value-type="float" office:value="55.2867556965403">
                <text:p>55.2867556965403</text:p>
              </table:table-cell>
              <table:table-cell office:value-type="float" office:value="84.1074307758442">
                <text:p>84.10743077584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.05810803448197">
                <text:p>8.05810803448197</text:p>
              </table:table-cell>
              <table:table-cell office:value-type="float" office:value="18.7324321379279">
                <text:p>18.7324321379279</text:p>
              </table:table-cell>
              <table:table-cell office:value-type="float" office:value="36.5229723103377">
                <text:p>36.5229723103377</text:p>
              </table:table-cell>
              <table:table-cell office:value-type="float" office:value="61.4297285517114">
                <text:p>61.4297285517114</text:p>
              </table:table-cell>
              <table:table-cell office:value-type="float" office:value="93.4527008620491">
                <text:p>93.45270086204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744144045976">
                <text:p>10.744144045976</text:p>
              </table:table-cell>
              <table:table-cell office:value-type="float" office:value="24.9765761839038">
                <text:p>24.9765761839038</text:p>
              </table:table-cell>
              <table:table-cell office:value-type="float" office:value="48.6972964137836">
                <text:p>48.6972964137836</text:p>
              </table:table-cell>
              <table:table-cell office:value-type="float" office:value="81.9063047356153">
                <text:p>81.9063047356153</text:p>
              </table:table-cell>
              <table:table-cell office:value-type="float" office:value="124.603601149399">
                <text:p>124.6036011493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.4301800574699">
                <text:p>13.4301800574699</text:p>
              </table:table-cell>
              <table:table-cell office:value-type="float" office:value="31.2207202298798">
                <text:p>31.2207202298798</text:p>
              </table:table-cell>
              <table:table-cell office:value-type="float" office:value="60.8716205172295">
                <text:p>60.8716205172295</text:p>
              </table:table-cell>
              <table:table-cell office:value-type="float" office:value="102.382880919519">
                <text:p>102.382880919519</text:p>
              </table:table-cell>
              <table:table-cell office:value-type="float" office:value="155.754501436749">
                <text:p>155.75450143674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1162160689639">
                <text:p>16.1162160689639</text:p>
              </table:table-cell>
              <table:table-cell office:value-type="float" office:value="37.4648642758557">
                <text:p>37.4648642758557</text:p>
              </table:table-cell>
              <table:table-cell office:value-type="float" office:value="73.0459446206754">
                <text:p>73.0459446206754</text:p>
              </table:table-cell>
              <table:table-cell office:value-type="float" office:value="122.859457103423">
                <text:p>122.859457103423</text:p>
              </table:table-cell>
              <table:table-cell office:value-type="float" office:value="186.905401724098">
                <text:p>186.9054017240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.8022520804579">
                <text:p>18.8022520804579</text:p>
              </table:table-cell>
              <table:table-cell office:value-type="float" office:value="43.7090083218317">
                <text:p>43.7090083218317</text:p>
              </table:table-cell>
              <table:table-cell office:value-type="float" office:value="85.2202687241213">
                <text:p>85.2202687241213</text:p>
              </table:table-cell>
              <table:table-cell office:value-type="float" office:value="143.336033287327">
                <text:p>143.336033287327</text:p>
              </table:table-cell>
              <table:table-cell office:value-type="float" office:value="218.056302011448">
                <text:p>218.0563020114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.4882880919519">
                <text:p>21.4882880919519</text:p>
              </table:table-cell>
              <table:table-cell office:value-type="float" office:value="49.9531523678076">
                <text:p>49.9531523678076</text:p>
              </table:table-cell>
              <table:table-cell office:value-type="float" office:value="97.3945928275672">
                <text:p>97.3945928275672</text:p>
              </table:table-cell>
              <table:table-cell office:value-type="float" office:value="163.812609471231">
                <text:p>163.812609471231</text:p>
              </table:table-cell>
              <table:table-cell office:value-type="float" office:value="249.207202298798">
                <text:p>249.20720229879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.1743241034459">
                <text:p>24.1743241034459</text:p>
              </table:table-cell>
              <table:table-cell office:value-type="float" office:value="56.1972964137836">
                <text:p>56.1972964137836</text:p>
              </table:table-cell>
              <table:table-cell office:value-type="float" office:value="109.568916931013">
                <text:p>109.568916931013</text:p>
              </table:table-cell>
              <table:table-cell office:value-type="float" office:value="184.289185655134">
                <text:p>184.289185655134</text:p>
              </table:table-cell>
              <table:table-cell office:value-type="float" office:value="280.358102586147">
                <text:p>280.3581025861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.8603601149399">
                <text:p>26.8603601149399</text:p>
              </table:table-cell>
              <table:table-cell office:value-type="float" office:value="62.4414404597595">
                <text:p>62.4414404597595</text:p>
              </table:table-cell>
              <table:table-cell office:value-type="float" office:value="121.743241034459">
                <text:p>121.743241034459</text:p>
              </table:table-cell>
              <table:table-cell office:value-type="float" office:value="204.765761839038">
                <text:p>204.765761839038</text:p>
              </table:table-cell>
              <table:table-cell office:value-type="float" office:value="311.509002873497">
                <text:p>311.50900287349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9.5463961264339">
                <text:p>29.5463961264339</text:p>
              </table:table-cell>
              <table:table-cell office:value-type="float" office:value="68.6855845057355">
                <text:p>68.6855845057355</text:p>
              </table:table-cell>
              <table:table-cell office:value-type="float" office:value="133.917565137905">
                <text:p>133.917565137905</text:p>
              </table:table-cell>
              <table:table-cell office:value-type="float" office:value="225.242338022942">
                <text:p>225.242338022942</text:p>
              </table:table-cell>
              <table:table-cell office:value-type="float" office:value="342.659903160847">
                <text:p>342.65990316084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2.2324321379279">
                <text:p>32.2324321379279</text:p>
              </table:table-cell>
              <table:table-cell office:value-type="float" office:value="74.9297285517114">
                <text:p>74.9297285517114</text:p>
              </table:table-cell>
              <table:table-cell office:value-type="float" office:value="146.091889241351">
                <text:p>146.091889241351</text:p>
              </table:table-cell>
              <table:table-cell office:value-type="float" office:value="245.718914206846">
                <text:p>245.718914206846</text:p>
              </table:table-cell>
              <table:table-cell office:value-type="float" office:value="373.810803448197">
                <text:p>373.81080344819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.9184681494218">
                <text:p>34.9184681494218</text:p>
              </table:table-cell>
              <table:table-cell office:value-type="float" office:value="81.1738725976874">
                <text:p>81.1738725976874</text:p>
              </table:table-cell>
              <table:table-cell office:value-type="float" office:value="158.266213344797">
                <text:p>158.266213344797</text:p>
              </table:table-cell>
              <table:table-cell office:value-type="float" office:value="266.19549039075">
                <text:p>266.19549039075</text:p>
              </table:table-cell>
              <table:table-cell office:value-type="float" office:value="404.961703735546">
                <text:p>404.96170373554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7.6045041609158">
                <text:p>37.6045041609158</text:p>
              </table:table-cell>
              <table:table-cell office:value-type="float" office:value="87.4180166436634">
                <text:p>87.4180166436634</text:p>
              </table:table-cell>
              <table:table-cell office:value-type="float" office:value="170.440537448243">
                <text:p>170.440537448243</text:p>
              </table:table-cell>
              <table:table-cell office:value-type="float" office:value="286.672066574653">
                <text:p>286.672066574653</text:p>
              </table:table-cell>
              <table:table-cell office:value-type="float" office:value="436.112604022896">
                <text:p>436.11260402289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0.2905401724098">
                <text:p>40.2905401724098</text:p>
              </table:table-cell>
              <table:table-cell office:value-type="float" office:value="93.6621606896393">
                <text:p>93.6621606896393</text:p>
              </table:table-cell>
              <table:table-cell office:value-type="float" office:value="182.614861551688">
                <text:p>182.614861551688</text:p>
              </table:table-cell>
              <table:table-cell office:value-type="float" office:value="307.148642758557">
                <text:p>307.148642758557</text:p>
              </table:table-cell>
              <table:table-cell office:value-type="float" office:value="467.263504310246">
                <text:p>467.2635043102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2.9765761839038">
                <text:p>42.9765761839038</text:p>
              </table:table-cell>
              <table:table-cell office:value-type="float" office:value="99.9063047356153">
                <text:p>99.9063047356153</text:p>
              </table:table-cell>
              <table:table-cell office:value-type="float" office:value="194.789185655134">
                <text:p>194.789185655134</text:p>
              </table:table-cell>
              <table:table-cell office:value-type="float" office:value="327.625218942461">
                <text:p>327.625218942461</text:p>
              </table:table-cell>
              <table:table-cell office:value-type="float" office:value="498.414404597595">
                <text:p>498.41440459759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5.6626121953978">
                <text:p>45.6626121953978</text:p>
              </table:table-cell>
              <table:table-cell office:value-type="float" office:value="106.150448781591">
                <text:p>106.150448781591</text:p>
              </table:table-cell>
              <table:table-cell office:value-type="float" office:value="206.96350975858">
                <text:p>206.96350975858</text:p>
              </table:table-cell>
              <table:table-cell office:value-type="float" office:value="348.101795126365">
                <text:p>348.101795126365</text:p>
              </table:table-cell>
              <table:table-cell office:value-type="float" office:value="529.565304884945">
                <text:p>529.56530488494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8.3486482068918">
                <text:p>48.3486482068918</text:p>
              </table:table-cell>
              <table:table-cell office:value-type="float" office:value="112.394592827567">
                <text:p>112.394592827567</text:p>
              </table:table-cell>
              <table:table-cell office:value-type="float" office:value="219.137833862026">
                <text:p>219.137833862026</text:p>
              </table:table-cell>
              <table:table-cell office:value-type="float" office:value="368.578371310269">
                <text:p>368.578371310269</text:p>
              </table:table-cell>
              <table:table-cell office:value-type="float" office:value="560.716205172295">
                <text:p>560.71620517229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1.0346842183858">
                <text:p>51.0346842183858</text:p>
              </table:table-cell>
              <table:table-cell office:value-type="float" office:value="118.638736873543">
                <text:p>118.638736873543</text:p>
              </table:table-cell>
              <table:table-cell office:value-type="float" office:value="231.312157965472">
                <text:p>231.312157965472</text:p>
              </table:table-cell>
              <table:table-cell office:value-type="float" office:value="389.054947494172">
                <text:p>389.054947494172</text:p>
              </table:table-cell>
              <table:table-cell office:value-type="float" office:value="591.867105459644">
                <text:p>591.8671054596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3.7207202298798">
                <text:p>53.7207202298798</text:p>
              </table:table-cell>
              <table:table-cell office:value-type="float" office:value="124.882880919519">
                <text:p>124.882880919519</text:p>
              </table:table-cell>
              <table:table-cell office:value-type="float" office:value="243.486482068918">
                <text:p>243.486482068918</text:p>
              </table:table-cell>
              <table:table-cell office:value-type="float" office:value="409.531523678076">
                <text:p>409.531523678076</text:p>
              </table:table-cell>
              <table:table-cell office:value-type="float" office:value="623.018005746994">
                <text:p>623.018005746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7.37cm" svg:y="0.462cm" chart:style-name="ch2">
          <text:p>Injector power on interval (deg) vs. engine speed and load - batch mode</text:p>
        </chart:title>
        <chart:legend chart:legend-position="end" svg:x="27.188cm" svg:y="6.866cm" style:legend-expansion="high" chart:style-name="ch3"/>
        <chart:plot-area chart:style-name="ch4" table:cell-range-address="injection.B61:injection.G83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61:injection.B83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61:injection.C83" chart:label-cell-address="injection.C16:injection.C16" chart:class="chart:line">
            <chart:data-point chart:repeated="23"/>
          </chart:series>
          <chart:series chart:style-name="ch11" chart:values-cell-range-address="injection.D61:injection.D83" chart:label-cell-address="injection.D16:injection.D16" chart:class="chart:line">
            <chart:data-point chart:repeated="23"/>
          </chart:series>
          <chart:series chart:style-name="ch12" chart:values-cell-range-address="injection.E61:injection.E83" chart:label-cell-address="injection.E16:injection.E16" chart:class="chart:line">
            <chart:data-point chart:repeated="23"/>
          </chart:series>
          <chart:series chart:style-name="ch13" chart:values-cell-range-address="injection.F61:injection.F83" chart:label-cell-address="injection.F16:injection.F16" chart:class="chart:line">
            <chart:data-point chart:repeated="23"/>
          </chart:series>
          <chart:series chart:style-name="ch14" chart:values-cell-range-address="injection.G61:injection.G83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61:injection.B83</svg:desc>
                </draw:g>
              </table:table-cell>
              <table:table-cell office:value-type="float" office:value="0.418603601149399">
                <text:p>0.418603601149399</text:p>
                <draw:g>
                  <svg:desc>injection.C61:injection.C83</svg:desc>
                </draw:g>
              </table:table-cell>
              <table:table-cell office:value-type="float" office:value="0.774414404597595">
                <text:p>0.774414404597595</text:p>
                <draw:g>
                  <svg:desc>injection.D61:injection.D83</svg:desc>
                </draw:g>
              </table:table-cell>
              <table:table-cell office:value-type="float" office:value="1.36743241034459">
                <text:p>1.36743241034459</text:p>
                <draw:g>
                  <svg:desc>injection.E61:injection.E83</svg:desc>
                </draw:g>
              </table:table-cell>
              <table:table-cell office:value-type="float" office:value="2.19765761839038">
                <text:p>2.19765761839038</text:p>
                <draw:g>
                  <svg:desc>injection.F61:injection.F83</svg:desc>
                </draw:g>
              </table:table-cell>
              <table:table-cell office:value-type="float" office:value="3.26509002873497">
                <text:p>3.26509002873497</text:p>
                <draw:g>
                  <svg:desc>injection.G61:injection.G83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4651126040229">
                <text:p>1.4651126040229</text:p>
              </table:table-cell>
              <table:table-cell office:value-type="float" office:value="2.71045041609158">
                <text:p>2.71045041609158</text:p>
              </table:table-cell>
              <table:table-cell office:value-type="float" office:value="4.78601343620606">
                <text:p>4.78601343620606</text:p>
              </table:table-cell>
              <table:table-cell office:value-type="float" office:value="7.69180166436633">
                <text:p>7.69180166436633</text:p>
              </table:table-cell>
              <table:table-cell office:value-type="float" office:value="11.4278151005724">
                <text:p>11.42781510057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93022520804579">
                <text:p>2.93022520804579</text:p>
              </table:table-cell>
              <table:table-cell office:value-type="float" office:value="5.42090083218317">
                <text:p>5.42090083218317</text:p>
              </table:table-cell>
              <table:table-cell office:value-type="float" office:value="9.57202687241213">
                <text:p>9.57202687241213</text:p>
              </table:table-cell>
              <table:table-cell office:value-type="float" office:value="15.3836033287327">
                <text:p>15.3836033287327</text:p>
              </table:table-cell>
              <table:table-cell office:value-type="float" office:value="22.8556302011448">
                <text:p>22.85563020114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8603601149399">
                <text:p>4.18603601149399</text:p>
              </table:table-cell>
              <table:table-cell office:value-type="float" office:value="7.74414404597595">
                <text:p>7.74414404597595</text:p>
              </table:table-cell>
              <table:table-cell office:value-type="float" office:value="13.6743241034459">
                <text:p>13.6743241034459</text:p>
              </table:table-cell>
              <table:table-cell office:value-type="float" office:value="21.9765761839038">
                <text:p>21.9765761839038</text:p>
              </table:table-cell>
              <table:table-cell office:value-type="float" office:value="32.6509002873497">
                <text:p>32.65090028734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.65114861551688">
                <text:p>5.65114861551688</text:p>
              </table:table-cell>
              <table:table-cell office:value-type="float" office:value="10.4545944620675">
                <text:p>10.4545944620675</text:p>
              </table:table-cell>
              <table:table-cell office:value-type="float" office:value="18.460337539652">
                <text:p>18.460337539652</text:p>
              </table:table-cell>
              <table:table-cell office:value-type="float" office:value="29.6683778482701">
                <text:p>29.6683778482701</text:p>
              </table:table-cell>
              <table:table-cell office:value-type="float" office:value="44.0787153879221">
                <text:p>44.078715387922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27905401724098">
                <text:p>6.27905401724098</text:p>
              </table:table-cell>
              <table:table-cell office:value-type="float" office:value="11.6162160689639">
                <text:p>11.6162160689639</text:p>
              </table:table-cell>
              <table:table-cell office:value-type="float" office:value="20.5114861551688">
                <text:p>20.5114861551688</text:p>
              </table:table-cell>
              <table:table-cell office:value-type="float" office:value="32.9648642758557">
                <text:p>32.9648642758557</text:p>
              </table:table-cell>
              <table:table-cell office:value-type="float" office:value="48.9763504310246">
                <text:p>48.976350431024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37207202298798">
                <text:p>8.37207202298798</text:p>
              </table:table-cell>
              <table:table-cell office:value-type="float" office:value="15.4882880919519">
                <text:p>15.4882880919519</text:p>
              </table:table-cell>
              <table:table-cell office:value-type="float" office:value="27.3486482068918">
                <text:p>27.3486482068918</text:p>
              </table:table-cell>
              <table:table-cell office:value-type="float" office:value="43.9531523678076">
                <text:p>43.9531523678076</text:p>
              </table:table-cell>
              <table:table-cell office:value-type="float" office:value="65.3018005746994">
                <text:p>65.301800574699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.465090028735">
                <text:p>10.465090028735</text:p>
              </table:table-cell>
              <table:table-cell office:value-type="float" office:value="19.3603601149399">
                <text:p>19.3603601149399</text:p>
              </table:table-cell>
              <table:table-cell office:value-type="float" office:value="34.1858102586147">
                <text:p>34.1858102586147</text:p>
              </table:table-cell>
              <table:table-cell office:value-type="float" office:value="54.9414404597595">
                <text:p>54.9414404597595</text:p>
              </table:table-cell>
              <table:table-cell office:value-type="float" office:value="81.6272507183743">
                <text:p>81.627250718374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.558108034482">
                <text:p>12.558108034482</text:p>
              </table:table-cell>
              <table:table-cell office:value-type="float" office:value="23.2324321379279">
                <text:p>23.2324321379279</text:p>
              </table:table-cell>
              <table:table-cell office:value-type="float" office:value="41.0229723103377">
                <text:p>41.0229723103377</text:p>
              </table:table-cell>
              <table:table-cell office:value-type="float" office:value="65.9297285517114">
                <text:p>65.9297285517114</text:p>
              </table:table-cell>
              <table:table-cell office:value-type="float" office:value="97.9527008620491">
                <text:p>97.952700862049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.651126040229">
                <text:p>14.651126040229</text:p>
              </table:table-cell>
              <table:table-cell office:value-type="float" office:value="27.1045041609158">
                <text:p>27.1045041609158</text:p>
              </table:table-cell>
              <table:table-cell office:value-type="float" office:value="47.8601343620606">
                <text:p>47.8601343620606</text:p>
              </table:table-cell>
              <table:table-cell office:value-type="float" office:value="76.9180166436634">
                <text:p>76.9180166436634</text:p>
              </table:table-cell>
              <table:table-cell office:value-type="float" office:value="114.278151005724">
                <text:p>114.2781510057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.744144045976">
                <text:p>16.744144045976</text:p>
              </table:table-cell>
              <table:table-cell office:value-type="float" office:value="30.9765761839038">
                <text:p>30.9765761839038</text:p>
              </table:table-cell>
              <table:table-cell office:value-type="float" office:value="54.6972964137836">
                <text:p>54.6972964137836</text:p>
              </table:table-cell>
              <table:table-cell office:value-type="float" office:value="87.9063047356152">
                <text:p>87.9063047356152</text:p>
              </table:table-cell>
              <table:table-cell office:value-type="float" office:value="130.603601149399">
                <text:p>130.60360114939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.837162051723">
                <text:p>18.837162051723</text:p>
              </table:table-cell>
              <table:table-cell office:value-type="float" office:value="34.8486482068918">
                <text:p>34.8486482068918</text:p>
              </table:table-cell>
              <table:table-cell office:value-type="float" office:value="61.5344584655065">
                <text:p>61.5344584655065</text:p>
              </table:table-cell>
              <table:table-cell office:value-type="float" office:value="98.8945928275672">
                <text:p>98.8945928275672</text:p>
              </table:table-cell>
              <table:table-cell office:value-type="float" office:value="146.929051293074">
                <text:p>146.9290512930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.9301800574699">
                <text:p>20.9301800574699</text:p>
              </table:table-cell>
              <table:table-cell office:value-type="float" office:value="38.7207202298798">
                <text:p>38.7207202298798</text:p>
              </table:table-cell>
              <table:table-cell office:value-type="float" office:value="68.3716205172295">
                <text:p>68.3716205172295</text:p>
              </table:table-cell>
              <table:table-cell office:value-type="float" office:value="109.882880919519">
                <text:p>109.882880919519</text:p>
              </table:table-cell>
              <table:table-cell office:value-type="float" office:value="163.254501436749">
                <text:p>163.25450143674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3.0231980632169">
                <text:p>23.0231980632169</text:p>
              </table:table-cell>
              <table:table-cell office:value-type="float" office:value="42.5927922528678">
                <text:p>42.5927922528678</text:p>
              </table:table-cell>
              <table:table-cell office:value-type="float" office:value="75.2087825689524">
                <text:p>75.2087825689524</text:p>
              </table:table-cell>
              <table:table-cell office:value-type="float" office:value="120.871169011471">
                <text:p>120.871169011471</text:p>
              </table:table-cell>
              <table:table-cell office:value-type="float" office:value="179.579951580423">
                <text:p>179.57995158042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5.1162160689639">
                <text:p>25.1162160689639</text:p>
              </table:table-cell>
              <table:table-cell office:value-type="float" office:value="46.4648642758557">
                <text:p>46.4648642758557</text:p>
              </table:table-cell>
              <table:table-cell office:value-type="float" office:value="82.0459446206754">
                <text:p>82.0459446206754</text:p>
              </table:table-cell>
              <table:table-cell office:value-type="float" office:value="131.859457103423">
                <text:p>131.859457103423</text:p>
              </table:table-cell>
              <table:table-cell office:value-type="float" office:value="195.905401724098">
                <text:p>195.90540172409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7.2092340747109">
                <text:p>27.2092340747109</text:p>
              </table:table-cell>
              <table:table-cell office:value-type="float" office:value="50.3369362988437">
                <text:p>50.3369362988437</text:p>
              </table:table-cell>
              <table:table-cell office:value-type="float" office:value="88.8831066723983">
                <text:p>88.8831066723983</text:p>
              </table:table-cell>
              <table:table-cell office:value-type="float" office:value="142.847745195375">
                <text:p>142.847745195375</text:p>
              </table:table-cell>
              <table:table-cell office:value-type="float" office:value="212.230851867773">
                <text:p>212.2308518677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.3022520804579">
                <text:p>29.3022520804579</text:p>
              </table:table-cell>
              <table:table-cell office:value-type="float" office:value="54.2090083218317">
                <text:p>54.2090083218317</text:p>
              </table:table-cell>
              <table:table-cell office:value-type="float" office:value="95.7202687241213">
                <text:p>95.7202687241213</text:p>
              </table:table-cell>
              <table:table-cell office:value-type="float" office:value="153.836033287327">
                <text:p>153.836033287327</text:p>
              </table:table-cell>
              <table:table-cell office:value-type="float" office:value="228.556302011448">
                <text:p>228.55630201144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1.3952700862049">
                <text:p>31.3952700862049</text:p>
              </table:table-cell>
              <table:table-cell office:value-type="float" office:value="58.0810803448197">
                <text:p>58.0810803448197</text:p>
              </table:table-cell>
              <table:table-cell office:value-type="float" office:value="102.557430775844">
                <text:p>102.557430775844</text:p>
              </table:table-cell>
              <table:table-cell office:value-type="float" office:value="164.824321379279">
                <text:p>164.824321379279</text:p>
              </table:table-cell>
              <table:table-cell office:value-type="float" office:value="244.881752155123">
                <text:p>244.8817521551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.4882880919519">
                <text:p>33.4882880919519</text:p>
              </table:table-cell>
              <table:table-cell office:value-type="float" office:value="61.9531523678076">
                <text:p>61.9531523678076</text:p>
              </table:table-cell>
              <table:table-cell office:value-type="float" office:value="109.394592827567">
                <text:p>109.394592827567</text:p>
              </table:table-cell>
              <table:table-cell office:value-type="float" office:value="175.812609471231">
                <text:p>175.812609471231</text:p>
              </table:table-cell>
              <table:table-cell office:value-type="float" office:value="261.207202298798">
                <text:p>261.20720229879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5.5813060976989">
                <text:p>35.5813060976989</text:p>
              </table:table-cell>
              <table:table-cell office:value-type="float" office:value="65.8252243907956">
                <text:p>65.8252243907956</text:p>
              </table:table-cell>
              <table:table-cell office:value-type="float" office:value="116.23175487929">
                <text:p>116.23175487929</text:p>
              </table:table-cell>
              <table:table-cell office:value-type="float" office:value="186.800897563182">
                <text:p>186.800897563182</text:p>
              </table:table-cell>
              <table:table-cell office:value-type="float" office:value="277.532652442473">
                <text:p>277.53265244247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7.6743241034459">
                <text:p>37.6743241034459</text:p>
              </table:table-cell>
              <table:table-cell office:value-type="float" office:value="69.6972964137836">
                <text:p>69.6972964137836</text:p>
              </table:table-cell>
              <table:table-cell office:value-type="float" office:value="123.068916931013">
                <text:p>123.068916931013</text:p>
              </table:table-cell>
              <table:table-cell office:value-type="float" office:value="197.789185655134">
                <text:p>197.789185655134</text:p>
              </table:table-cell>
              <table:table-cell office:value-type="float" office:value="293.858102586147">
                <text:p>293.85810258614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9.7673421091929">
                <text:p>39.7673421091929</text:p>
              </table:table-cell>
              <table:table-cell office:value-type="float" office:value="73.5693684367716">
                <text:p>73.5693684367716</text:p>
              </table:table-cell>
              <table:table-cell office:value-type="float" office:value="129.906078982736">
                <text:p>129.906078982736</text:p>
              </table:table-cell>
              <table:table-cell office:value-type="float" office:value="208.777473747086">
                <text:p>208.777473747086</text:p>
              </table:table-cell>
              <table:table-cell office:value-type="float" office:value="310.183552729822">
                <text:p>310.1835527298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8603601149399">
                <text:p>41.8603601149399</text:p>
              </table:table-cell>
              <table:table-cell office:value-type="float" office:value="77.4414404597596">
                <text:p>77.4414404597596</text:p>
              </table:table-cell>
              <table:table-cell office:value-type="float" office:value="136.743241034459">
                <text:p>136.743241034459</text:p>
              </table:table-cell>
              <table:table-cell office:value-type="float" office:value="219.765761839038">
                <text:p>219.765761839038</text:p>
              </table:table-cell>
              <table:table-cell office:value-type="float" office:value="326.509002873497">
                <text:p>326.509002873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minimum="0" chart:maximum="9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102:injection.G124 injection.C16:injection.G16" chart:data-source-has-labels="both" svg:x="1.592cm" svg:y="1.567cm" svg:width="25.015cm" svg:height="13.448cm">
          <chartooo:coordinate-region svg:x="2.504cm" svg:y="1.766cm" svg:width="23.638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102:injection.B124"/>
            <chart:grid chart:style-name="ch7" chart:class="major"/>
          </chart:axis>
          <chart:axis chart:dimension="y" chart:name="primary-y" chart:style-name="ch8">
            <chart:title svg:x="0.451cm" svg:y="9.38cm" chart:style-name="ch9">
              <text:p>injector dc (%)</text:p>
            </chart:title>
            <chart:grid chart:style-name="ch7" chart:class="major"/>
          </chart:axis>
          <chart:series chart:style-name="ch10" chart:values-cell-range-address="injection.C102:injection.C124" chart:label-cell-address="injection.C16:injection.C16" chart:class="chart:line">
            <chart:data-point chart:repeated="23"/>
          </chart:series>
          <chart:series chart:style-name="ch11" chart:values-cell-range-address="injection.D102:injection.D124" chart:label-cell-address="injection.D16:injection.D16" chart:class="chart:line">
            <chart:data-point chart:repeated="23"/>
          </chart:series>
          <chart:series chart:style-name="ch12" chart:values-cell-range-address="injection.E102:injection.E124" chart:label-cell-address="injection.E16:injection.E16" chart:class="chart:line">
            <chart:data-point chart:repeated="23"/>
          </chart:series>
          <chart:series chart:style-name="ch13" chart:values-cell-range-address="injection.F102:injection.F124" chart:label-cell-address="injection.F16:injection.F16" chart:class="chart:line">
            <chart:data-point chart:repeated="23"/>
          </chart:series>
          <chart:series chart:style-name="ch14" chart:values-cell-range-address="injection.G102:injection.G124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102:injection.B124</svg:desc>
                </draw:g>
              </table:table-cell>
              <table:table-cell office:value-type="float" office:value="0.0746121114303886">
                <text:p>0.0746121114303886</text:p>
                <draw:g>
                  <svg:desc>injection.C102:injection.C124</svg:desc>
                </draw:g>
              </table:table-cell>
              <table:table-cell office:value-type="float" office:value="0.173448445721554">
                <text:p>0.173448445721554</text:p>
                <draw:g>
                  <svg:desc>injection.D102:injection.D124</svg:desc>
                </draw:g>
              </table:table-cell>
              <table:table-cell office:value-type="float" office:value="0.338175669540164">
                <text:p>0.338175669540164</text:p>
                <draw:g>
                  <svg:desc>injection.E102:injection.E124</svg:desc>
                </draw:g>
              </table:table-cell>
              <table:table-cell office:value-type="float" office:value="0.568793782886217">
                <text:p>0.568793782886217</text:p>
                <draw:g>
                  <svg:desc>injection.F102:injection.F124</svg:desc>
                </draw:g>
              </table:table-cell>
              <table:table-cell office:value-type="float" office:value="0.865302785759714">
                <text:p>0.865302785759714</text:p>
                <draw:g>
                  <svg:desc>injection.G102:injection.G124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26114239000636">
                <text:p>0.26114239000636</text:p>
              </table:table-cell>
              <table:table-cell office:value-type="float" office:value="0.60706956002544">
                <text:p>0.60706956002544</text:p>
              </table:table-cell>
              <table:table-cell office:value-type="float" office:value="1.18361484339057">
                <text:p>1.18361484339057</text:p>
              </table:table-cell>
              <table:table-cell office:value-type="float" office:value="1.99077824010176">
                <text:p>1.99077824010176</text:p>
              </table:table-cell>
              <table:table-cell office:value-type="float" office:value="3.028559750159">
                <text:p>3.0285597501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2228478001272">
                <text:p>0.52228478001272</text:p>
              </table:table-cell>
              <table:table-cell office:value-type="float" office:value="1.21413912005088">
                <text:p>1.21413912005088</text:p>
              </table:table-cell>
              <table:table-cell office:value-type="float" office:value="2.36722968678115">
                <text:p>2.36722968678115</text:p>
              </table:table-cell>
              <table:table-cell office:value-type="float" office:value="3.98155648020352">
                <text:p>3.98155648020352</text:p>
              </table:table-cell>
              <table:table-cell office:value-type="float" office:value="6.057119500318">
                <text:p>6.057119500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46121114303886">
                <text:p>0.746121114303886</text:p>
              </table:table-cell>
              <table:table-cell office:value-type="float" office:value="1.73448445721554">
                <text:p>1.73448445721554</text:p>
              </table:table-cell>
              <table:table-cell office:value-type="float" office:value="3.38175669540164">
                <text:p>3.38175669540164</text:p>
              </table:table-cell>
              <table:table-cell office:value-type="float" office:value="5.68793782886217">
                <text:p>5.68793782886217</text:p>
              </table:table-cell>
              <table:table-cell office:value-type="float" office:value="8.65302785759714">
                <text:p>8.653027857597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00726350431025">
                <text:p>1.00726350431025</text:p>
              </table:table-cell>
              <table:table-cell office:value-type="float" office:value="2.34155401724098">
                <text:p>2.34155401724098</text:p>
              </table:table-cell>
              <table:table-cell office:value-type="float" office:value="4.56537153879221">
                <text:p>4.56537153879221</text:p>
              </table:table-cell>
              <table:table-cell office:value-type="float" office:value="7.67871606896393">
                <text:p>7.67871606896393</text:p>
              </table:table-cell>
              <table:table-cell office:value-type="float" office:value="11.6815876077561">
                <text:p>11.68158760775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1918167145583">
                <text:p>1.11918167145583</text:p>
              </table:table-cell>
              <table:table-cell office:value-type="float" office:value="2.60172668582331">
                <text:p>2.60172668582331</text:p>
              </table:table-cell>
              <table:table-cell office:value-type="float" office:value="5.07263504310246">
                <text:p>5.07263504310246</text:p>
              </table:table-cell>
              <table:table-cell office:value-type="float" office:value="8.53190674329326">
                <text:p>8.53190674329326</text:p>
              </table:table-cell>
              <table:table-cell office:value-type="float" office:value="12.9795417863957">
                <text:p>12.97954178639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9224222860777">
                <text:p>1.49224222860777</text:p>
              </table:table-cell>
              <table:table-cell office:value-type="float" office:value="3.46896891443109">
                <text:p>3.46896891443109</text:p>
              </table:table-cell>
              <table:table-cell office:value-type="float" office:value="6.76351339080328">
                <text:p>6.76351339080328</text:p>
              </table:table-cell>
              <table:table-cell office:value-type="float" office:value="11.3758756577243">
                <text:p>11.3758756577243</text:p>
              </table:table-cell>
              <table:table-cell office:value-type="float" office:value="17.3060557151943">
                <text:p>17.30605571519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86530278575971">
                <text:p>1.86530278575971</text:p>
              </table:table-cell>
              <table:table-cell office:value-type="float" office:value="4.33621114303886">
                <text:p>4.33621114303886</text:p>
              </table:table-cell>
              <table:table-cell office:value-type="float" office:value="8.45439173850409">
                <text:p>8.45439173850409</text:p>
              </table:table-cell>
              <table:table-cell office:value-type="float" office:value="14.2198445721554">
                <text:p>14.2198445721554</text:p>
              </table:table-cell>
              <table:table-cell office:value-type="float" office:value="21.6325696439929">
                <text:p>21.632569643992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23836334291166">
                <text:p>2.23836334291166</text:p>
              </table:table-cell>
              <table:table-cell office:value-type="float" office:value="5.20345337164663">
                <text:p>5.20345337164663</text:p>
              </table:table-cell>
              <table:table-cell office:value-type="float" office:value="10.1452700862049">
                <text:p>10.1452700862049</text:p>
              </table:table-cell>
              <table:table-cell office:value-type="float" office:value="17.0638134865865">
                <text:p>17.0638134865865</text:p>
              </table:table-cell>
              <table:table-cell office:value-type="float" office:value="25.9590835727914">
                <text:p>25.959083572791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.6114239000636">
                <text:p>2.6114239000636</text:p>
              </table:table-cell>
              <table:table-cell office:value-type="float" office:value="6.0706956002544">
                <text:p>6.0706956002544</text:p>
              </table:table-cell>
              <table:table-cell office:value-type="float" office:value="11.8361484339057">
                <text:p>11.8361484339057</text:p>
              </table:table-cell>
              <table:table-cell office:value-type="float" office:value="19.9077824010176">
                <text:p>19.9077824010176</text:p>
              </table:table-cell>
              <table:table-cell office:value-type="float" office:value="30.28559750159">
                <text:p>30.28559750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98448445721554">
                <text:p>2.98448445721554</text:p>
              </table:table-cell>
              <table:table-cell office:value-type="float" office:value="6.93793782886217">
                <text:p>6.93793782886217</text:p>
              </table:table-cell>
              <table:table-cell office:value-type="float" office:value="13.5270267816066">
                <text:p>13.5270267816066</text:p>
              </table:table-cell>
              <table:table-cell office:value-type="float" office:value="22.7517513154487">
                <text:p>22.7517513154487</text:p>
              </table:table-cell>
              <table:table-cell office:value-type="float" office:value="34.6121114303886">
                <text:p>34.612111430388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.35754501436749">
                <text:p>3.35754501436749</text:p>
              </table:table-cell>
              <table:table-cell office:value-type="float" office:value="7.80518005746994">
                <text:p>7.80518005746994</text:p>
              </table:table-cell>
              <table:table-cell office:value-type="float" office:value="15.2179051293074">
                <text:p>15.2179051293074</text:p>
              </table:table-cell>
              <table:table-cell office:value-type="float" office:value="25.5957202298798">
                <text:p>25.5957202298798</text:p>
              </table:table-cell>
              <table:table-cell office:value-type="float" office:value="38.9386253591871">
                <text:p>38.938625359187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73060557151943">
                <text:p>3.73060557151943</text:p>
              </table:table-cell>
              <table:table-cell office:value-type="float" office:value="8.67242228607771">
                <text:p>8.67242228607771</text:p>
              </table:table-cell>
              <table:table-cell office:value-type="float" office:value="16.9087834770082">
                <text:p>16.9087834770082</text:p>
              </table:table-cell>
              <table:table-cell office:value-type="float" office:value="28.4396891443108">
                <text:p>28.4396891443108</text:p>
              </table:table-cell>
              <table:table-cell office:value-type="float" office:value="43.2651392879857">
                <text:p>43.26513928798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.10366612867137">
                <text:p>4.10366612867137</text:p>
              </table:table-cell>
              <table:table-cell office:value-type="float" office:value="9.53966451468549">
                <text:p>9.53966451468549</text:p>
              </table:table-cell>
              <table:table-cell office:value-type="float" office:value="18.599661824709">
                <text:p>18.599661824709</text:p>
              </table:table-cell>
              <table:table-cell office:value-type="float" office:value="31.2836580587419">
                <text:p>31.2836580587419</text:p>
              </table:table-cell>
              <table:table-cell office:value-type="float" office:value="47.5916532167843">
                <text:p>47.591653216784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.47672668582331">
                <text:p>4.47672668582331</text:p>
              </table:table-cell>
              <table:table-cell office:value-type="float" office:value="10.4069067432933">
                <text:p>10.4069067432933</text:p>
              </table:table-cell>
              <table:table-cell office:value-type="float" office:value="20.2905401724098">
                <text:p>20.2905401724098</text:p>
              </table:table-cell>
              <table:table-cell office:value-type="float" office:value="34.127626973173">
                <text:p>34.127626973173</text:p>
              </table:table-cell>
              <table:table-cell office:value-type="float" office:value="51.9181671455829">
                <text:p>51.918167145582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.84978724297526">
                <text:p>4.84978724297526</text:p>
              </table:table-cell>
              <table:table-cell office:value-type="float" office:value="11.274148971901">
                <text:p>11.274148971901</text:p>
              </table:table-cell>
              <table:table-cell office:value-type="float" office:value="21.9814185201106">
                <text:p>21.9814185201106</text:p>
              </table:table-cell>
              <table:table-cell office:value-type="float" office:value="36.9715958876041">
                <text:p>36.9715958876041</text:p>
              </table:table-cell>
              <table:table-cell office:value-type="float" office:value="56.2446810743814">
                <text:p>56.24468107438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2228478001272">
                <text:p>5.2228478001272</text:p>
              </table:table-cell>
              <table:table-cell office:value-type="float" office:value="12.1413912005088">
                <text:p>12.1413912005088</text:p>
              </table:table-cell>
              <table:table-cell office:value-type="float" office:value="23.6722968678115">
                <text:p>23.6722968678115</text:p>
              </table:table-cell>
              <table:table-cell office:value-type="float" office:value="39.8155648020352">
                <text:p>39.8155648020352</text:p>
              </table:table-cell>
              <table:table-cell office:value-type="float" office:value="60.57119500318">
                <text:p>60.5711950031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59590835727914">
                <text:p>5.59590835727914</text:p>
              </table:table-cell>
              <table:table-cell office:value-type="float" office:value="13.0086334291166">
                <text:p>13.0086334291166</text:p>
              </table:table-cell>
              <table:table-cell office:value-type="float" office:value="25.3631752155123">
                <text:p>25.3631752155123</text:p>
              </table:table-cell>
              <table:table-cell office:value-type="float" office:value="42.6595337164663">
                <text:p>42.6595337164663</text:p>
              </table:table-cell>
              <table:table-cell office:value-type="float" office:value="64.8977089319786">
                <text:p>64.897708931978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96896891443109">
                <text:p>5.96896891443109</text:p>
              </table:table-cell>
              <table:table-cell office:value-type="float" office:value="13.8758756577243">
                <text:p>13.8758756577243</text:p>
              </table:table-cell>
              <table:table-cell office:value-type="float" office:value="27.0540535632131">
                <text:p>27.0540535632131</text:p>
              </table:table-cell>
              <table:table-cell office:value-type="float" office:value="45.5035026308974">
                <text:p>45.5035026308974</text:p>
              </table:table-cell>
              <table:table-cell office:value-type="float" office:value="69.2242228607771">
                <text:p>69.22422286077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.34202947158303">
                <text:p>6.34202947158303</text:p>
              </table:table-cell>
              <table:table-cell office:value-type="float" office:value="14.7431178863321">
                <text:p>14.7431178863321</text:p>
              </table:table-cell>
              <table:table-cell office:value-type="float" office:value="28.7449319109139">
                <text:p>28.7449319109139</text:p>
              </table:table-cell>
              <table:table-cell office:value-type="float" office:value="48.3474715453284">
                <text:p>48.3474715453284</text:p>
              </table:table-cell>
              <table:table-cell office:value-type="float" office:value="73.5507367895757">
                <text:p>73.55073678957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71509002873497">
                <text:p>6.71509002873497</text:p>
              </table:table-cell>
              <table:table-cell office:value-type="float" office:value="15.6103601149399">
                <text:p>15.6103601149399</text:p>
              </table:table-cell>
              <table:table-cell office:value-type="float" office:value="30.4358102586147">
                <text:p>30.4358102586147</text:p>
              </table:table-cell>
              <table:table-cell office:value-type="float" office:value="51.1914404597595">
                <text:p>51.1914404597595</text:p>
              </table:table-cell>
              <table:table-cell office:value-type="float" office:value="77.8772507183743">
                <text:p>77.877250718374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.08815058588691">
                <text:p>7.08815058588691</text:p>
              </table:table-cell>
              <table:table-cell office:value-type="float" office:value="16.4776023435477">
                <text:p>16.4776023435477</text:p>
              </table:table-cell>
              <table:table-cell office:value-type="float" office:value="32.1266886063156">
                <text:p>32.1266886063156</text:p>
              </table:table-cell>
              <table:table-cell office:value-type="float" office:value="54.0354093741906">
                <text:p>54.0354093741906</text:p>
              </table:table-cell>
              <table:table-cell office:value-type="float" office:value="82.2037646471728">
                <text:p>82.20376464717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46121114303886">
                <text:p>7.46121114303886</text:p>
              </table:table-cell>
              <table:table-cell office:value-type="float" office:value="17.3448445721554">
                <text:p>17.3448445721554</text:p>
              </table:table-cell>
              <table:table-cell office:value-type="float" office:value="33.8175669540164">
                <text:p>33.8175669540164</text:p>
              </table:table-cell>
              <table:table-cell office:value-type="float" office:value="56.8793782886217">
                <text:p>56.8793782886217</text:p>
              </table:table-cell>
              <table:table-cell office:value-type="float" office:value="86.5302785759714">
                <text:p>86.5302785759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1.582cm" svg:height="15.431cm" xlink:href=".." xlink:type="simple" chart:class="chart:scatter" chart:style-name="ch1">
        <chart:legend chart:legend-position="end" svg:x="46.428cm" svg:y="6.669cm" style:legend-expansion="high" chart:style-name="ch2"/>
        <chart:plot-area chart:style-name="ch3" table:cell-range-address="injectors.H16:injectors.H25 injectors.Q14:injectors.R14 injectors.Q16:injectors.R25 injectors.K13:injectors.K13 injectors.M16:injectors.N25" chart:data-source-has-labels="row" svg:x="1.031cm" svg:y="0.308cm" svg:width="44.366cm" svg:height="14.815cm">
          <chartooo:coordinate-region svg:x="1.943cm" svg:y="0.507cm" svg:width="42.936cm" svg:height="13.9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jectors.Q16:injectors.Q25" chart:label-cell-address="injectors.Q14:injectors.Q14" chart:class="chart:scatter">
            <chart:domain table:cell-range-address="injectors.H16:injectors.H25"/>
            <chart:data-point chart:repeated="10"/>
          </chart:series>
          <chart:series chart:style-name="ch7" chart:values-cell-range-address="injectors.M16:injectors.M25" chart:label-cell-address="injectors.K13:injectors.K13" chart:class="chart:scatter">
            <chart:data-point chart:repeated="10"/>
          </chart:series>
          <chart:series chart:style-name="ch8" chart:values-cell-range-address="injectors.N16:injectors.N25" chart:class="chart:scatter">
            <chart:data-point chart:repeated="10"/>
          </chart:series>
          <chart:series chart:style-name="ch9" chart:values-cell-range-address="injectors.R16:injectors.R25" chart:label-cell-address="injectors.R14:injectors.R14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#1</text:p>
                <draw:g>
                  <svg:desc>injectors.Q14:injectors.Q14</svg:desc>
                </draw:g>
              </table:table-cell>
              <table:table-cell office:value-type="string">
                <text:p>effective flow rate (mg/s)</text:p>
                <draw:g>
                  <svg:desc>injectors.K13:injectors.K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#2</text:p>
                <draw:g>
                  <svg:desc>injectors.R14:injectors.R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468950749465">
                <text:p>14.3468950749465</text:p>
                <draw:g>
                  <svg:desc>injectors.H16:injectors.H25</svg:desc>
                </draw:g>
              </table:table-cell>
              <table:table-cell office:value-type="float" office:value="92.4525424823932">
                <text:p>92.4525424823932</text:p>
                <draw:g>
                  <svg:desc>injectors.Q16:injectors.Q25</svg:desc>
                </draw:g>
              </table:table-cell>
              <table:table-cell office:value-type="float" office:value="13.2640692640693">
                <text:p>13.2640692640693</text:p>
                <draw:g>
                  <svg:desc>injectors.M16:injectors.M25</svg:desc>
                </draw:g>
              </table:table-cell>
              <table:table-cell office:value-type="float" office:value="12.6192468619247">
                <text:p>12.6192468619247</text:p>
                <draw:g>
                  <svg:desc>injectors.N16:injectors.N25</svg:desc>
                </draw:g>
              </table:table-cell>
              <table:table-cell office:value-type="float" office:value="87.958034097296">
                <text:p>87.958034097296</text:p>
                <draw:g>
                  <svg:desc>injectors.R16:injectors.R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0535331905782">
                <text:p>25.0535331905782</text:p>
              </table:table-cell>
              <table:table-cell office:value-type="float" office:value="93.8250638250638">
                <text:p>93.8250638250638</text:p>
              </table:table-cell>
              <table:table-cell office:value-type="float" office:value="23.5064935064935">
                <text:p>23.5064935064935</text:p>
              </table:table-cell>
              <table:table-cell office:value-type="float" office:value="22.9456066945607">
                <text:p>22.9456066945607</text:p>
              </table:table-cell>
              <table:table-cell office:value-type="float" office:value="91.5863104817081">
                <text:p>91.5863104817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206854345165">
                <text:p>14.3206854345165</text:p>
              </table:table-cell>
              <table:table-cell office:value-type="float" office:value="95.5415173062232">
                <text:p>95.5415173062232</text:p>
              </table:table-cell>
              <table:table-cell office:value-type="float" office:value="13.6822001527884">
                <text:p>13.6822001527884</text:p>
              </table:table-cell>
              <table:table-cell office:value-type="float" office:value="13.0248584789565">
                <text:p>13.0248584789565</text:p>
              </table:table-cell>
              <table:table-cell office:value-type="float" office:value="90.9513621992087">
                <text:p>90.9513621992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5040871934605">
                <text:p>45.5040871934605</text:p>
              </table:table-cell>
              <table:table-cell office:value-type="float" office:value="94.0879280400239">
                <text:p>94.0879280400239</text:p>
              </table:table-cell>
              <table:table-cell office:value-type="float" office:value="42.8138528138528">
                <text:p>42.8138528138528</text:p>
              </table:table-cell>
              <table:table-cell office:value-type="float" office:value="40.0836820083682">
                <text:p>40.0836820083682</text:p>
              </table:table-cell>
              <table:table-cell office:value-type="float" office:value="88.0880915992284">
                <text:p>88.0880915992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699069286453">
                <text:p>17.2699069286453</text:p>
              </table:table-cell>
              <table:table-cell office:value-type="float" office:value="96.4568525287088">
                <text:p>96.4568525287088</text:p>
              </table:table-cell>
              <table:table-cell office:value-type="float" office:value="16.6580086580087">
                <text:p>16.6580086580087</text:p>
              </table:table-cell>
              <table:table-cell office:value-type="float" office:value="15.7656903765691">
                <text:p>15.7656903765691</text:p>
              </table:table-cell>
              <table:table-cell office:value-type="float" office:value="91.2899556535466">
                <text:p>91.2899556535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4668094218415">
                <text:p>46.4668094218415</text:p>
              </table:table-cell>
              <table:table-cell office:value-type="float" office:value="95.958266004349">
                <text:p>95.958266004349</text:p>
              </table:table-cell>
              <table:table-cell office:value-type="float" office:value="44.5887445887446">
                <text:p>44.5887445887446</text:p>
              </table:table-cell>
              <table:table-cell office:value-type="float" office:value="41.9456066945607">
                <text:p>41.9456066945607</text:p>
              </table:table-cell>
              <table:table-cell office:value-type="float" office:value="90.2700383703219">
                <text:p>90.2700383703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2649930264993">
                <text:p>30.2649930264993</text:p>
              </table:table-cell>
              <table:table-cell office:value-type="float" office:value="95.2147545235103">
                <text:p>95.2147545235103</text:p>
              </table:table-cell>
              <table:table-cell office:value-type="float" office:value="28.8167388167388">
                <text:p>28.8167388167388</text:p>
              </table:table-cell>
              <table:table-cell office:value-type="float" office:value="27.5453277545328">
                <text:p>27.5453277545328</text:p>
              </table:table-cell>
              <table:table-cell office:value-type="float" office:value="91.0138248847927">
                <text:p>91.0138248847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7417386883579">
                <text:p>23.7417386883579</text:p>
              </table:table-cell>
              <table:table-cell office:value-type="float" office:value="100.559016287068">
                <text:p>100.559016287068</text:p>
              </table:table-cell>
              <table:table-cell office:value-type="float" office:value="23.8744588744589">
                <text:p>23.8744588744589</text:p>
              </table:table-cell>
              <table:table-cell office:value-type="float" office:value="22.8451882845188">
                <text:p>22.8451882845188</text:p>
              </table:table-cell>
              <table:table-cell office:value-type="float" office:value="96.2237373782625">
                <text:p>96.223737378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1611591255719">
                <text:p>49.1611591255719</text:p>
              </table:table-cell>
              <table:table-cell office:value-type="float" office:value="101.48616464542">
                <text:p>101.48616464542</text:p>
              </table:table-cell>
              <table:table-cell office:value-type="float" office:value="49.8917748917749">
                <text:p>49.8917748917749</text:p>
              </table:table-cell>
              <table:table-cell office:value-type="float" office:value="46.5690376569038">
                <text:p>46.5690376569038</text:p>
              </table:table-cell>
              <table:table-cell office:value-type="float" office:value="94.7272979018922">
                <text:p>94.7272979018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580579562786">
                <text:p>74.580579562786</text:p>
              </table:table-cell>
              <table:table-cell office:value-type="float" office:value="100.039970254694">
                <text:p>100.039970254694</text:p>
              </table:table-cell>
              <table:table-cell office:value-type="float" office:value="74.6103896103896">
                <text:p>74.6103896103896</text:p>
              </table:table-cell>
              <table:table-cell office:value-type="float" office:value="71.5481171548118">
                <text:p>71.5481171548118</text:p>
              </table:table-cell>
              <table:table-cell office:value-type="float" office:value="95.9339784891035">
                <text:p>95.93397848910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